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2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4.487cm"/>
    </style:style>
    <style:style style:name="co4" style:family="table-column">
      <style:table-column-properties fo:break-before="auto" style:column-width="23.7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http://www.agrolivros.com.br/horticultura/horta-domestica-e-comunitaria-sem-veneno.phtml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O livro Horta Doméstica e Comunitária sem Veneno vem mostrar que é possível trabalhar com horticultura sem utilizar produtos químicos que prejudiquem a saúde. </text:p>
          </table:table-cell>
          <table:table-cell office:value-type="string" calcext:value-type="string">
            <text:p><text:s/>Livro Horta Doméstica e Comunitária sem Veneno | Agrolivros | Horticultura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lirios-guia-pratico-1.phtm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O livro Lírios - Guia Prático conta com todas as informações que você precisa saber sobre o requinte e beleza de mais de 90 espécies hibridas de Lírio. </text:p>
          </table:table-cell>
          <table:table-cell office:value-type="string" calcext:value-type="string">
            <text:p>Livro Lírios - Guia Prático | Agrolivros | Jardinagem</text:p>
          </table:table-cell>
        </table:table-row>
        <table:table-row table:style-name="ro1">
          <table:table-cell office:value-type="string" calcext:value-type="string">
            <text:p>http://www.agrolivros.com.br/horticultura/hortalicas-calendario-de-plantio-e-minha-horta-praticas-gerais.phtml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Os livros Calendário Hortaliças e <text:s/>Minha Horta mostram em todos os aspectos a importância de cultivar sua própria horta, trazendo consigo todas as informações necessárias para isso.</text:p>
          </table:table-cell>
          <table:table-cell office:value-type="string" calcext:value-type="string">
            <text:p>Livros Calendário Hortaliças e Livro Minha Horta | Agrolivros | Horticultura</text:p>
          </table:table-cell>
        </table:table-row>
        <table:table-row table:style-name="ro1">
          <table:table-cell office:value-type="string" calcext:value-type="string">
            <text:p>http://www.agrolivros.com.br/Turismo-Rural-e-Ecologico/turismo-sustentavel-e-meio-ambiente-1.phtml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O livro Turismo Sustentável e Meio Ambiente constitui-se numa reflexão sobre as relações entre turismo e meio ambiente na perspectiva do desenvolvimento sustentável</text:p>
          </table:table-cell>
          <table:table-cell office:value-type="string" calcext:value-type="string">
            <text:p>Livro Turismo Sustentável e Meio Ambiente | Agrolivros | Turismo Rural e Ecológico</text:p>
          </table:table-cell>
        </table:table-row>
        <table:table-row table:style-name="ro1">
          <table:table-cell office:value-type="string" calcext:value-type="string">
            <text:p>http://www.agrolivros.com.br/Passaros/tudo-sobre-seu-periquito-australiano-1.phtm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O Livro Tudo Sobre Seu Periquito-australiano traz uma excelente coleção que apresenta os cuidados indispensáveis com esses pássaros de estimação.</text:p>
          </table:table-cell>
          <table:table-cell office:value-type="string" calcext:value-type="string">
            <text:p>Livro Tudo Sobre Seu Periquito-australiano | Agrolivros | Pássaros</text:p>
          </table:table-cell>
        </table:table-row>
        <table:table-row table:style-name="ro1">
          <table:table-cell office:value-type="string" calcext:value-type="string">
            <text:p>http://www.agrolivros.com.br/horticultura/50-hortalicas-como-comprar-conservar-e-consumir-1.phtml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O livro 50 Hortaliças - Como Comprar, Conservar e Consumir traz informações sobre como comprar, conservar e consumir 50 espécies de hortaliças</text:p>
          </table:table-cell>
          <table:table-cell office:value-type="string" calcext:value-type="string">
            <text:p>Livro 50 Hortaliças - Como Comprar, Conservar e Consumir | Agrolivros | Horticultura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o-processamento-de-alimentos-principios-e-praticas-1.phtm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O Livro Tecnologia do Processamento de Alimentos - Princípios e Práticas apresenta uma ampla variedade de técnicas utilizadas na produção industrial de alimentos.</text:p>
          </table:table-cell>
          <table:table-cell office:value-type="string" calcext:value-type="string">
            <text:p>Livro Tecnologia do Processamento de Alimentos - Princípios e Práticas |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e-producao-de-derivados-do-leite.phtml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O livro Tecnologia de Produção de Derivados do Leite é fruto de vários cursos de extensão e aulas teóricas e práticas que foram ministrados pelos autores.</text:p>
          </table:table-cell>
          <table:table-cell office:value-type="string" calcext:value-type="string">
            <text:p>Livro Tecnologia de Produção de Derivados do Leite | Agrolivros | Nutrição</text:p>
          </table:table-cell>
        </table:table-row>
        <table:table-row table:style-name="ro1">
          <table:table-cell office:value-type="string" calcext:value-type="string">
            <text:p>http://www.agrolivros.com.br/veterinaria-e-zootecnia/virologia-veterinaria-virologia-geral-e-doencas-viricas.phtml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O livro Virologia Veterinária: Virologia geral e doenças víricas - 2ª ed. tem como objetivo fornecer informações básicas sobre virologia geral e doenças víricas de animais.</text:p>
          </table:table-cell>
          <table:table-cell office:value-type="string" calcext:value-type="string">
            <text:p>Livro Virologia Veterinária: Virologia geral e doenças víricas - 2ª ed. | Agrolivros </text:p>
          </table:table-cell>
        </table:table-row>
        <table:table-row table:style-name="ro1">
          <table:table-cell office:value-type="string" calcext:value-type="string">
            <text:p>http://www.agrolivros.com.br/veterinaria-e-zootecnia/veterinaria-diagnostico-por-imagem-do-cao-e-gato.phtml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O livro Veterinária - Diagnóstico por Imagem do Cão e Gato vem para ser uma referência que perdure, colocando-se como guia para todas as modalidades de imagem.</text:p>
          </table:table-cell>
          <table:table-cell office:value-type="string" calcext:value-type="string">
            <text:p>Livro Veterinária - Diagnóstico por Imagem do Cão e Gato | Agrolivros | Veterinária</text:p>
          </table:table-cell>
        </table:table-row>
        <table:table-row table:style-name="ro1">
          <table:table-cell office:value-type="string" calcext:value-type="string">
            <text:p>http://www.agrolivros.com.br/veterinaria-e-zootecnia/urinalise-e-hematologia-laboratorial-para-o-clinico-de-pequenos-animais-1.phtml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O Livro Urinálise e Hematologia - Laboratorial para o Clínico de Pequenos Animais é a unica publicação que você necessita para a Urinálise e Hematologia Laboratorial</text:p>
          </table:table-cell>
          <table:table-cell office:value-type="string" calcext:value-type="string">
            <text:p>Livro Urinálise e Hematologia - Laboratorial para o Clínico de Pequenos Animais |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ultra-sonografia-em-pequenos-animais-1.phtm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 livro Ultra-sonografia em Pequenos Animais vem preencher uma lacuna na literatura veterinária brasileira e faz uma reflexão sobre a evolução tecnológica que ocorreu no campo da ultrassonografia</text:p>
          </table:table-cell>
          <table:table-cell office:value-type="string" calcext:value-type="string">
            <text:p>Livro Ultra-sonografia em Pequenos Animais | Agrolivros | Veterinária</text:p>
          </table:table-cell>
        </table:table-row>
        <table:table-row table:style-name="ro1">
          <table:table-cell office:value-type="string" calcext:value-type="string">
            <text:p>http://www.agrolivros.com.br/veterinaria-e-zootecnia/trauma-em-caes-e-gatos.phtm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O livro Trauma em Cães e Gatos é um livro completo, abrangente e conciso para tanto para estudantes quanto para veterinários experientes.</text:p>
          </table:table-cell>
          <table:table-cell office:value-type="string" calcext:value-type="string">
            <text:p>Livro Trauma em Cães e Gatos | Agrolivros | Veterinária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e-alimentos-vol-2-alimentos-de-origem-animal-1.phtm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 livro Tecnologia de Alimentos - Vol. 2 - Alimentos de Origem Animal apresenta uma análise profunda dos desenvolvimentos mais recentes sobre tecnologia de alimentos.</text:p>
          </table:table-cell>
          <table:table-cell office:value-type="string" calcext:value-type="string">
            <text:p>Livro Tecnologia de Alimentos - Vol. 2 - Alimentos de Origem Animal |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e-alimentos-vol-1-componentes-dos-alimentos-e-processos-1.phtm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 livro Tecnologia de Alimentos - Vol. 1 - Componentes dos Alimentos e Processos reúne aspectos bioquímicos, microbiológicos, tecnológicos, entre outros, que permitem um estudo global dos alimentos de origem animal.</text:p>
          </table:table-cell>
          <table:table-cell office:value-type="string" calcext:value-type="string">
            <text:p>Livro Tecnologia de Alimentos - Vol. 1 - Componentes dos Alimentos e Processos |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e-alimentos-tendencias-e-perspectivas-1.phtml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O livroTecnologia de Alimentos - Tendências e Perspectivas apresenta as principais tendências e perspectivas relacionadas às tecnologias de alimentos</text:p>
          </table:table-cell>
          <table:table-cell office:value-type="string" calcext:value-type="string">
            <text:p>Livro Tecnologia de Alimentos - Tendências e Perspectivas | Agrolivros | Nutrição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e-alimentos-principios-e-aplicacoes.phtml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O livro Tecnologia de Alimentos - Princípios e Aplicações mostra que a dieta alimentar está no centro das preocupações humanas.</text:p>
          </table:table-cell>
          <table:table-cell office:value-type="string" calcext:value-type="string">
            <text:p>Livro Tecnologia de Alimentos - Princípios e Aplicações | Agrolivros | Nutrição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a-panificacao.phtml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O livro Tecnologia da Panificação tem o objetivo de identificar e apresentar o que há de mais novo sobre panificação.</text:p>
          </table:table-cell>
          <table:table-cell office:value-type="string" calcext:value-type="string">
            <text:p>Livro Tecnologia da Panificação | Agrolivros | Nutrição e Tecnologia de Aliment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abela-de-equivalentes-medidas-caseiras-e-composicao-quimica-dos-alimentos.phtm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O livro Tabela de Equivalentes, Medidas Caseiras e Composição Química dos Alimentos traz atualizações importantes nas ingestões dietéticas de referência (DRI –dietary reference intake); inclusão de conteúdo sobre carga glicêmica e grão integral. </text:p>
          </table:table-cell>
          <table:table-cell office:value-type="string" calcext:value-type="string">
            <text:p>Livro Tabela de Equivalentes, Medidas Caseiras e Composição Química dos Alimentos |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abela-de-composicao-quimica-dos-alimentos.phtm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 livro Tabela de Composição Química dos Alimentos fornece de maneira prática, objetiva e atual informações sobre vitaminas e outras substâncias presentes nos alimentos.</text:p>
          </table:table-cell>
          <table:table-cell office:value-type="string" calcext:value-type="string">
            <text:p>Livro Tabela de Composição Química dos Alimentos | Agrolivros | Nutrição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anatomia-veterinaria-do-cao-e-do-gato.phtm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 livro Atlas Colorido de Anatomia Veterinária do Cão e do Gato apresenta um registro fotográfico único das dissecções mostrando a anatomia topográfica do cão e do gato.</text:p>
          </table:table-cell>
          <table:table-cell office:value-type="string" calcext:value-type="string">
            <text:p>Livro Atlas Colorido de Anatomia Veterinária do Cão e do Gato | Agrolivros | Veterinária</text:p>
          </table:table-cell>
        </table:table-row>
        <table:table-row table:style-name="ro1">
          <table:table-cell office:value-type="string" calcext:value-type="string">
            <text:p>http://www.agrolivros.com.br/veterinaria-e-zootecnia/atlas-de-citologia-de-caes-e-gatos.phtm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 livro Atlas de Citologia de Cães e Gatos é uma fonte de fácil acesso para o grande volume de informações importantes relacionadas aos testes de diagnóstico e interpretação de citologia e citopatologia em medicina veterinária.</text:p>
          </table:table-cell>
          <table:table-cell office:value-type="string" calcext:value-type="string">
            <text:p>Livro Atlas de Citologia de Cães e Gatos | Agrolivros | Veterinária e Zootecnia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anatomia-veterinaria-de-equinos.phtml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O livro Atlas Colorido de Anatomia Veterinária de Equinos apresenta um registro fotográfico único das dissecações mostrando a anatomia topográfica do cavalo.</text:p>
          </table:table-cell>
          <table:table-cell office:value-type="string" calcext:value-type="string">
            <text:p>Livro Atlas Colorido de Anatomia Veterinária de Equinos | Agrolivros | Veterinária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anatomia-veterinaria-dos-ruminantes-1.phtm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 livro Atlas Colorido de Anatomia Veterinária dos Ruminantes apresenta um registro fotográfico único de dissecações, mostrando a anatomia topográfica de ruminantes.</text:p>
          </table:table-cell>
          <table:table-cell office:value-type="string" calcext:value-type="string">
            <text:p>Livro Atlas Colorido de Anatomia Veterinária dos Ruminantes | Agrolivros | Veterinária</text:p>
          </table:table-cell>
        </table:table-row>
        <table:table-row table:style-name="ro1">
          <table:table-cell office:value-type="string" calcext:value-type="string">
            <text:p>http://www.agrolivros.com.br/veterinaria-e-zootecnia/oncologia-em-caes-e-gatos.phtml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O livro Oncologia em Cães e Gatos é a primeira obra escrita por brasileiros que retrata a prevalência de câncer em cães e gatos no país.</text:p>
          </table:table-cell>
          <table:table-cell office:value-type="string" calcext:value-type="string">
            <text:p>Livro Oncologia em Cães e Gatos | Agrolivros | Veterinária e Zootecnia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reinamento-fisico-desportivo-e-alimentacao.phtm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 livro Treinamento Físico-Desportivo e Alimentação esclarece como a alimentação e a atividade física podem converter-se em pilares complementares da saúde.</text:p>
          </table:table-cell>
          <table:table-cell office:value-type="string" calcext:value-type="string">
            <text:p>Livro Treinamento Físico-Desportivo e Alimentação | Agrolivros | Nutrição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ratado-de-alimentacao-nutricao-e-dietoterapia.phtml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O livro Tratado de Alimentação, Nutrição e Dietoterapia aborda os avanços científicotecnológicos da área, preservando a cultura dietética nacional.</text:p>
          </table:table-cell>
          <table:table-cell office:value-type="string" calcext:value-type="string">
            <text:p>Livro Tratado de Alimentação, Nutrição e Dietoterapia | Agrolivros | Nutrição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ranstornos-alimentares-e-obesidade-1.phtml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O Livro Transtornos Alimentares e Obesidade reúne mais de 50 profissionais com atuação reconhecida no tratamento desses transtornos.</text:p>
          </table:table-cell>
          <table:table-cell office:value-type="string" calcext:value-type="string">
            <text:p>Livro Transtornos Alimentares e Obesidade | Agrolivros | Nutrição e Tecnologia de Alimento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para-a-producao-de-canola-no-rio-grande-do-sul.phtml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O livro Tecnologia para a Produção de Canola no Rio Grande do Sul mostra a produção de canola no Estado, como deve ser feita a escolha da área para plantação, sementes, armazenamento e controle de plantas daninhas. </text:p>
          </table:table-cell>
          <table:table-cell office:value-type="string" calcext:value-type="string">
            <text:p>Livro Tecnologia para a Produção de Canola no Rio Grande do Sul | Agrolivros | Nutrição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sistema-vicosa-de-formulacao-de-racoes.phtm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O livro Sistema Viçosa de Formulação de Rações traz informações técnicas fundamentais para estudantes, professores, extensionistas e demais profissionais da área de nutrição e alimentação de ruminantes.</text:p>
          </table:table-cell>
          <table:table-cell office:value-type="string" calcext:value-type="string">
            <text:p>Livro Sistema Viçosa de Formulação de Rações | Agrolivros | Pastagens e Alimentação Animal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recuperacao-de-pastagens-1.phtml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O livro Recuperação de Pastagens trata de forma detalhada de todas as operações necessárias para avaliar a condição das pastagens, como proceder para recuperá-las conforme a condição seja boa, razoável ou ruim e, também como mantê-las produtivas.</text:p>
          </table:table-cell>
          <table:table-cell office:value-type="string" calcext:value-type="string">
            <text:p>Livro Recuperação de Pastagens | Agrolivros | Pastagens e Alimentação Animal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roducao-e-utilizacao-de-silagem-de-milho-e-sorgo.phtm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 livro Produção e Utilização de Silagem de Milho e Sorgo é uma boa opção para agricultores que buscam conhecimentos e informações para maior eficácia técnica e econômica na atividade agropecuária.</text:p>
          </table:table-cell>
          <table:table-cell office:value-type="string" calcext:value-type="string">
            <text:p>Livro Produção e Utilização de Silagem de Milho e Sorgo | Agrolivros | Pastagen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roducao-de-ruminantes-em-pastagens.phtml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O Livro Produção de Ruminantes em Pastagens traz diversos tópicos como Recuperação e reforma de pastagens, Escolha da forrageira para a formação da Pastagem entre outros.</text:p>
          </table:table-cell>
          <table:table-cell office:value-type="string" calcext:value-type="string">
            <text:p>Livro Produção de Ruminantes em Pastagens | Agrolivros | Pastagens e Alimentação Animal</text:p>
          </table:table-cell>
        </table:table-row>
        <table:table-row table:style-name="ro1">
          <table:table-cell office:value-type="string" calcext:value-type="string">
            <text:p>http://www.agrolivros.com.br/pecuaria-de-corte/sistema-de-cruzamento-.phtml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O video curso Sistema de Cruzamento é essencial para você conhecer os sistemas de cruzamento.</text:p>
          </table:table-cell>
          <table:table-cell office:value-type="string" calcext:value-type="string">
            <text:p>Video Curso Sistema de Cruzamento | Agrolivros | Pecuária de Corte</text:p>
          </table:table-cell>
        </table:table-row>
        <table:table-row table:style-name="ro1">
          <table:table-cell office:value-type="string" calcext:value-type="string">
            <text:p>http://www.agrolivros.com.br/pecuaria-de-corte/rhipicephalus-boophilus-microplus-biologia-controle-e-resistencia-1.phtml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O Livro Rhipicephalus (Boophilus) microplus - Biologia, Controle e Resistência completa informações atualizadas sobre a taxonomia, biologia, ecologia, epidemiologia e controle deste que é considerado um dos flagelos da pecuária nacional.</text:p>
          </table:table-cell>
          <table:table-cell office:value-type="string" calcext:value-type="string">
            <text:p>Livro Rhipicephalus (Boophilus) microplus - Biologia, Controle e Resistência | Agrolivros</text:p>
          </table:table-cell>
        </table:table-row>
        <table:table-row table:style-name="ro1">
          <table:table-cell office:value-type="string" calcext:value-type="string">
            <text:p>http://www.agrolivros.com.br/pecuaria-de-leite/vacas-leiteiras-aspectos-praticos-da-alimentacao.phtml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O livro Vacas Leiteiras - Aspectos Práticos da Alimentação mostra como a cadeia produtiva do leite tem passado por transformações aceleradas, basicamente em virtude da necessidade de o setor tornar-se competitivo.</text:p>
          </table:table-cell>
          <table:table-cell office:value-type="string" calcext:value-type="string">
            <text:p>Livro Vacas Leiteiras - Aspectos Práticos da Alimentação | Agrolivros | Pecuária de Leite</text:p>
          </table:table-cell>
        </table:table-row>
        <table:table-row table:style-name="ro1">
          <table:table-cell office:value-type="string" calcext:value-type="string">
            <text:p>http://www.agrolivros.com.br/pecuaria-de-leite/racas-de-gado-leiteiro-1.phtml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 livro Raças de Gado Leiteiro apresenta as principais raças leiteiras criadas no Brasil e no mundo.</text:p>
          </table:table-cell>
          <table:table-cell office:value-type="string" calcext:value-type="string">
            <text:p>Livro Raças de Gado Leiteiro | Agrolivros | Pecuária de Leite</text:p>
          </table:table-cell>
        </table:table-row>
        <table:table-row table:style-name="ro1">
          <table:table-cell office:value-type="string" calcext:value-type="string">
            <text:p>http://www.agrolivros.com.br/pecuaria-de-leite/qualidade-do-leite-bovino-variacoes-no-tropico-e-no-subtropico.phtml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O livro Qualidade do Leite Bovino - Variações no Trópico e no Subtrópico visa contribuir com à cadeia produtiva do leite para enfrentar problemas de qualidade do leite.</text:p>
          </table:table-cell>
          <table:table-cell office:value-type="string" calcext:value-type="string">
            <text:p>Livro Qualidade do Leite Bovino - Variações no Trópico e no Subtrópico |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rocedimentos-clinicos-veterinarios-na-pratica-de-grandes-animais.phtml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O livro Procedimentos Clínicos Veterinários na Prática de Grandes Animais tem a intenção de responder objetivamente às questões críticas que surgem durante o aprendizado de um novo processo: "O que é preciso, o que se deve fazer e o que pode dar errado?</text:p>
          </table:table-cell>
          <table:table-cell office:value-type="string" calcext:value-type="string">
            <text:p>Livro Procedimentos Clínicos Veterinários na Prática de Grandes Animais | Agrolivros</text:p>
          </table:table-cell>
        </table:table-row>
        <table:table-row table:style-name="ro1">
          <table:table-cell office:value-type="string" calcext:value-type="string">
            <text:p>http://www.agrolivros.com.br/pecuaria-de-corte/principais-doencas-em-bovinos-1.phtml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O Livro Principais Doenças em Bovinos aborda os aspectos básicos das patologias que afetam a criação de bovinos, desde a bezerra até o animal adulto.</text:p>
          </table:table-cell>
          <table:table-cell office:value-type="string" calcext:value-type="string">
            <text:p>Livro Principais Doenças em Bovinos | Agrolivros | Pecuária de Corte</text:p>
          </table:table-cell>
        </table:table-row>
        <table:table-row table:style-name="ro1">
          <table:table-cell office:value-type="string" calcext:value-type="string">
            <text:p>http://www.agrolivros.com.br/pecuaria-de-leite/pecuaria-de-leite-custos-de-producao-e-analise-economica.phtml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o livro Pecuária de Leite - Custos de Produção e Análise Economica apresenta conceitos de custo fixo, custo variável, despesas administrativas, custo operacional a custo de oportunidade entre outros.</text:p>
          </table:table-cell>
          <table:table-cell office:value-type="string" calcext:value-type="string">
            <text:p>Livro Pecuária de Leite - Custos de Produção e Análise Economica | Agrolivros | Pecuária</text:p>
          </table:table-cell>
        </table:table-row>
        <table:table-row table:style-name="ro1">
          <table:table-cell office:value-type="string" calcext:value-type="string">
            <text:p>http://www.agrolivros.com.br/pecuaria-de-corte/nutricao-de-bovinos-conceitos-basicos-e-aplicados.phtml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O Livro Nutrição de Bovinos - Conceitos Básicos e Aplicados trata de diversos pontos essenciais ao tema, como Fisiologia da Digestão, Fisiologia da Produção e Avaliação do Estado Nutricional entre outros.</text:p>
          </table:table-cell>
          <table:table-cell office:value-type="string" calcext:value-type="string">
            <text:p>Livro Nutrição de Bovinos - Conceitos Básicos e Aplicados | Agrolivros | Pecuária de Corte</text:p>
          </table:table-cell>
        </table:table-row>
        <table:table-row table:style-name="ro1">
          <table:table-cell office:value-type="string" calcext:value-type="string">
            <text:p>http://www.agrolivros.com.br/pecuaria-de-leite/manual-para-inspecao-da-qualidade-do-leite.phtm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 livro Manual para Inspeção da Qualidade do Leite <text:s/>abrange noções fundamentais sobre a síntese do leite na glândula mamária e os tipos de leite comercializados e sua composição, entre outros.</text:p>
          </table:table-cell>
          <table:table-cell office:value-type="string" calcext:value-type="string">
            <text:p>Livro Manual para Inspeção da Qualidade do Leite | Agrolivros | Pecuária de Leite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tudo-sobre-seu-coelho-1.phtm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O livro Tudo Sobre seu Coelho apresenta os cuidados indispensáveis com esses animais de estimação. Cada volume traz informações sobre variedades e raças, criação, problemas comuns de saúde e o que fazer quando precisamos nos ausentar. </text:p>
          </table:table-cell>
          <table:table-cell office:value-type="string" calcext:value-type="string">
            <text:p>Livro Tudo Sobre seu Coelho | Agrolivros | equenas Criações e Animais Silvestre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inhocas-manual-pratico-sobre-minhocultura-1.phtml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O livro Minhocas - Manual Prático Sobre Minhocultura foi planejado e escrito com o objetivo de esclarecer e elucidar ao máximo, inclusive com tabelas e desenhos, as dúvidas das pessoas que pretendem iniciar-se no ramo da minhocultura.</text:p>
          </table:table-cell>
          <table:table-cell office:value-type="string" calcext:value-type="string">
            <text:p>Livro Minhocas - Manual Prático Sobre Minhocultura | Agrolivros | Agricultura Orgânica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pratica-de-escargots.phtm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 livro Criação Prática de Escargots É uma obra endereçada tanto aos que desejam iniciar-se nessa atividade como aos que já a exercem.</text:p>
          </table:table-cell>
          <table:table-cell office:value-type="string" calcext:value-type="string">
            <text:p>Livro Criação Prática de Escargots | Agrolivros | Pequenas Criações e Animais Silvestres</text:p>
          </table:table-cell>
        </table:table-row>
        <table:table-row table:style-name="ro1">
          <table:table-cell office:value-type="string" calcext:value-type="string">
            <text:p>http://www.agrolivros.com.br/Avicultura/criacao-domestica-de-patos-marrecos-e-perus.phtm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O livro Criação Doméstica de Patos, Marrecos e Perus mostra para quem possui uma chácara, sítio ou fazenda costuma criar só galinhas poedeiras para consumo próprio, sem saber que é muito fácil criar aves como patos, marrecos e perus.</text:p>
          </table:table-cell>
          <table:table-cell office:value-type="string" calcext:value-type="string">
            <text:p>Livro Criação Doméstica de Patos, Marrecos e Perus | Agrolivros | Avicultura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de-pacas.phtml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O livro Criação de Pacas foi elaborado como o objetivo de propor um sistema viável economicamente, produtivo e aplicável na maioria das regiões do país.</text:p>
          </table:table-cell>
          <table:table-cell office:value-type="string" calcext:value-type="string">
            <text:p>Livro Criação de Pacas | Agrolivros | Pequenas Criações e Animais Silvestres</text:p>
          </table:table-cell>
        </table:table-row>
        <table:table-row table:style-name="ro1">
          <table:table-cell office:value-type="string" calcext:value-type="string">
            <text:p>http://www.agrolivros.com.br/Piscicultura-Aquicultura-1/tudo-sobre-seu-peixe-dourado-1.phtm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o livro Tudo Sobre seu Peixe - Dourado você irá encontrar tudo que precisa saber sobre compra, variedades, criação e muito mais sobre esse peixe tão especial.</text:p>
          </table:table-cell>
          <table:table-cell office:value-type="string" calcext:value-type="string">
            <text:p>Livro Tudo Sobre seu Peixe - Dourado | Agrolivros | Piscicultura e Aquicultura</text:p>
          </table:table-cell>
        </table:table-row>
        <table:table-row table:style-name="ro1">
          <table:table-cell office:value-type="string" calcext:value-type="string">
            <text:p>http://www.agrolivros.com.br/Piscicultura-Aquicultura-1/tilapia-criacao-sustentavel-em-tanques-rede.phtml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O livro Tilápia - Criação Sustentável em Tanques-rede apresenta, de forma simples e clara, detalhes da construção de um projeto, assim como licenciamento, construção de tanques-rede e outros tópicos.</text:p>
          </table:table-cell>
          <table:table-cell office:value-type="string" calcext:value-type="string">
            <text:p>Livro Tilápia - Criação Sustentável em Tanques-rede | Agrolivros | Piscicultura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ecnologia-do-pescado-ciencia-tecnologia-inovacao-e-legislacao.phtml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O livro Tecnologia do Pescado - Ciência, Tecnologia, Inovação e Legislação <text:s/>objetiva promover o avanço da pesquisa e o desenvolvimento da área de pescado, bem como estimular o progresso profissional de técnicos e pesquisadores da área.</text:p>
          </table:table-cell>
          <table:table-cell office:value-type="string" calcext:value-type="string">
            <text:p>Livro Tecnologia do Pescado - Ciência, Tecnologia, Inovação e Legislação |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sanidade-de-organismos-aquaticos-1.phtml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O Livro Sanidade de Organismos Aquáticos contém capítulos sobre microbiologia, parasitologia, patologia, imunologia, toxicologia e manejo sanitário em aqüicultura, além de abordar questões relativas a tratamentos alternativos e muitos outros.</text:p>
          </table:table-cell>
          <table:table-cell office:value-type="string" calcext:value-type="string">
            <text:p>Livro Sanidade de Organismos Aquáticos | Agrolivros | Piscicultura e Aquicultura</text:p>
          </table:table-cell>
        </table:table-row>
        <table:table-row table:style-name="ro1">
          <table:table-cell office:value-type="string" calcext:value-type="string">
            <text:p>http://www.agrolivros.com.br/Piscicultura-Aquicultura-1/policultivo-de-jundias-tilapias-e-carpas-1.phtml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O Livro Policultivo de Jundiás, Tilápias e Carpas aborda diferentes aspectos relacionados à produção de peixes em sistemas de policultivo desenvolvidos e testados na Universidade de Passo Fundo.</text:p>
          </table:table-cell>
          <table:table-cell office:value-type="string" calcext:value-type="string">
            <text:p>Livro Policultivo de Jundiás, Tilápias e Carpas | Agrolivros | Piscicultura e Aquicultura</text:p>
          </table:table-cell>
        </table:table-row>
        <table:table-row table:style-name="ro1">
          <table:table-cell office:value-type="string" calcext:value-type="string">
            <text:p>http://www.agrolivros.com.br/Piscicultura-Aquicultura-1/piscicultura-fundamental-1.phtml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 livro traz a lume o conhecimento de dois técnicos, de comprovada atuação na área da piscicultura, que de forma direta transmitem informações sobre técnicas de criação, alimentação e outros tópicos.</text:p>
          </table:table-cell>
          <table:table-cell office:value-type="string" calcext:value-type="string">
            <text:p>Livro Piscicultura Fundamental | Agrolivros | Piscicultura e Aquicultura</text:p>
          </table:table-cell>
        </table:table-row>
        <table:table-row table:style-name="ro1">
          <table:table-cell office:value-type="string" calcext:value-type="string">
            <text:p>http://www.agrolivros.com.br/pl-medicinais-e-condimentares/uso-de-plantas-medicinais.phtml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O livro Uso de Plantas Medicinais visa orientar os leitores sobre todos os procedimentos necessários para o uso das plantas medicinais.</text:p>
          </table:table-cell>
          <table:table-cell office:value-type="string" calcext:value-type="string">
            <text:p>Livro Uso de Plantas Medicinais | Agrolivros | Plantas Medicinai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tulipas-guia-pratico-1.phtm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O Livro Tulipas - Guia Prático contém informações sobre mais de 90 espécies de tulipas, entre variedades e híbridos.</text:p>
          </table:table-cell>
          <table:table-cell office:value-type="string" calcext:value-type="string">
            <text:p>Livro Tulipas - Guia Prático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ecologia-e-meio-ambiente/poluicao-ambiental-inpactos-no-meio-fisico.phtml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No livro Poluição Ambiental - Inpactos no Meio Físico são apresentadas as principais fontes e formas de poluição, bem como os problemas que elas podem trazer para o ambiente.</text:p>
          </table:table-cell>
          <table:table-cell office:value-type="string" calcext:value-type="string">
            <text:p>Livro Poluição Ambiental - Inpactos no Meio Físico | Agrolivros | Ecologia e Meio Ambiente</text:p>
          </table:table-cell>
        </table:table-row>
        <table:table-row table:style-name="ro1">
          <table:table-cell office:value-type="string" calcext:value-type="string">
            <text:p>http://www.agrolivros.com.br/pl-medicinais-e-condimentares/plantas-terapeuticas-1.phtml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O livro Plantas Terapêuticas fala sobre os métodos da medicina atual, comentando que a Fitoterapia é o mais antigo. Imagina-se que foi através da observação dos animais que o homem iniciou-se na utilização das plantas terapêuticas</text:p>
          </table:table-cell>
          <table:table-cell office:value-type="string" calcext:value-type="string">
            <text:p>Livro Plantas Terapêuticas | Agrolivros | Plantas Medicinais Aromáticas e Condimentare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ropagacao-de-plantas-ornamentais.phtml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O livro Propagação de Plantas Ornamentais resultou da necessidade de literatura atualizada e de informações técnicas de propagação e, conseqüentemente, de produção de mudas de plantas ornamentais com a qualidade e eficiência que o mercado exige. </text:p>
          </table:table-cell>
          <table:table-cell office:value-type="string" calcext:value-type="string">
            <text:p>Livro Propagação de Plantas Ornamentais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rosas-guia-pratico-1.phtm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O livro Rosas - Guia Prático é um precioso guia para a escolha das plantas, contém belíssimas ilustrações e orientações sobre o cultivo e cuidados necessários.</text:p>
          </table:table-cell>
          <table:table-cell office:value-type="string" calcext:value-type="string">
            <text:p>Livro Rosas - Guia Prático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roducao-de-mudas-para-arborizacao-urbana.phtml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O livro Produção de Mudas para Arborização Urbana contém as mais modernas técnicas para produção de mudas de espécies arbóreas para a arborização urbana. Informações úteis e dicas importantes serão encontradas numa linguagem fácil e objetiva.</text:p>
          </table:table-cell>
          <table:table-cell office:value-type="string" calcext:value-type="string">
            <text:p>Livro Produção de Mudas para Arborização Urbana | Agrolivros | Plantas Ornamentai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roducao-comercial-de-rosas.phtml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O livro Produção Comercial de Rosas mostra detalhadamente a origem, classificação e mercado além de abordar os assuntos como produção de mudas e plantio e condução do roseiral para corte de flores, entre outros.</text:p>
          </table:table-cell>
          <table:table-cell office:value-type="string" calcext:value-type="string">
            <text:p>Livro Produção Comercial de Rosas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roducao-comercial-de-plantas-ornamentais.phtm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 livro Produção Comercial de Plantas Ornamentais, coordenado pela professora Atelene Kampf, preenche uma lacuna no mercado editorial brasileiro com relação à produção de plantas e flores ornamentais.</text:p>
          </table:table-cell>
          <table:table-cell office:value-type="string" calcext:value-type="string">
            <text:p>Livro Produção Comercial de Plantas Ornamentais | Agrolivros |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lantas-tropicais-guia-para-o-novo-paisagismo-1.phtm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O Livro Plantas Tropicais - Guia para o Novo Paisagismo contém 500 espécies de plantas e mostra que, no Novo Paisagismo, como e onde plantar, significa também preservar.</text:p>
          </table:table-cell>
          <table:table-cell office:value-type="string" calcext:value-type="string">
            <text:p>Livro Plantas Tropicais - Guia para o Novo Paisagismo | Agrolivros |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lantas-perenes-guia-pratico-1.phtml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O livro Plantas Perenes - Guia Prático é um guia para conhecer 92 espécies de plantas perenes, de especial interesse para o amante de jardins.</text:p>
          </table:table-cell>
          <table:table-cell office:value-type="string" calcext:value-type="string">
            <text:p>Livro Plantas Perenes - Guia Prático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orquideas-guia-pratico-1.phtm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O livro Orquídeas - Guia Prático possui um guia prático para identificar 90 espécies e híbridos de orquídeas</text:p>
          </table:table-cell>
          <table:table-cell office:value-type="string" calcext:value-type="string">
            <text:p>Livro Orquídeas - Guia Prático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Silvicultura/viveiros-florestais-propagacao-sexuada.phtml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O Livro Viveiros Florestais - Propagação Sexuada apresenta todas as fases de produção de mudas por sementes, a começar pela escolha da área para implantação do viveiro e finalizando com a avaliação da qualidade das mudas e espécies arbóreas.</text:p>
          </table:table-cell>
          <table:table-cell office:value-type="string" calcext:value-type="string">
            <text:p>Livro Viveiros Florestais - Propagação Sexuada | Agrolivros | Silvicultura</text:p>
          </table:table-cell>
        </table:table-row>
        <table:table-row table:style-name="ro1">
          <table:table-cell office:value-type="string" calcext:value-type="string">
            <text:p>http://www.agrolivros.com.br/ecologia-e-meio-ambiente/verdes-urbanos-e-rurais-1.phtm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 livro Verdes Urbanos e Rurais é uma obra de interesse para profissionais e todos aqueles interessados na manutenção e ampliação do verde nas cidades e nos campos, e na melhoria da qualidade de vida nas áreas urbanas e rurais.</text:p>
          </table:table-cell>
          <table:table-cell office:value-type="string" calcext:value-type="string">
            <text:p>Livro Verdes Urbanos e Rurais | Agrolivros | Ecologia e Meio Ambiente</text:p>
          </table:table-cell>
        </table:table-row>
        <table:table-row table:style-name="ro1">
          <table:table-cell office:value-type="string" calcext:value-type="string">
            <text:p>http://www.agrolivros.com.br/Silvicultura/transporte-rodoviario-florestal-1.phtml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O livro Transporte Rodoviário Florestal descreve os principais tipos e classes de veículo, as normas jurídicas para seu uso legal, especialmente nas estradas públicas, bem como os tipos de madeira a serem transportados</text:p>
          </table:table-cell>
          <table:table-cell office:value-type="string" calcext:value-type="string">
            <text:p>Livro Transporte Rodoviário Florestal | Agrolivros | Silvicultura</text:p>
          </table:table-cell>
        </table:table-row>
        <table:table-row table:style-name="ro1">
          <table:table-cell office:value-type="string" calcext:value-type="string">
            <text:p>http://www.agrolivros.com.br/Culturas/sistemas-de-integracao-lavoura-pecuaria-floresta.phtml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O livro Sistemas de Integração Lavoura aborda desde conceitos básicos dos sistemas de integração, até o papel do empreendedorismo e a importância do uso de geotecnologias e ferramentas de planejamento para implantação do sistema.</text:p>
          </table:table-cell>
          <table:table-cell office:value-type="string" calcext:value-type="string">
            <text:p>Livro Sistemas de Integração Lavoura - pecuária - floresta | Agrolivros | Cultura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silvicultura-clonal-principios-e-tecnicas-1.phtml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O Livro Silvicultura Clonal - Princípios e Técnicas aborda a silvicultura clonal de forma científica e aplicada, contemplando tópicos como, a biologia da propagação clonal, principais técnicas de propagação clonal pela enxertia e outros.</text:p>
          </table:table-cell>
          <table:table-cell office:value-type="string" calcext:value-type="string">
            <text:p>Livro Silvicultura Clonal - Princípios e Técnicas | Agrolivros | Botânica e Genética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flores-tropicais-tropical-flowers-1.phtml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O livro Flores Tropicais / Tropical Flowers informa sobre as principais espécies de flores tropicais cultivadas no Brasil, atendo-se em suas principais características, dados sobre cultivo, orientações sobre comercialização e cuidados pós-colheita.</text:p>
          </table:table-cell>
          <table:table-cell office:value-type="string" calcext:value-type="string">
            <text:p>Livro Flores Tropicais / Tropical Flowers | Agrolivros | Plantas Ornamentais e Jardinagem</text:p>
          </table:table-cell>
        </table:table-row>
        <table:table-row table:style-name="ro1">
          <table:table-cell office:value-type="string" calcext:value-type="string">
            <text:p>http://www.agrolivros.com.br/Silvicultura/seringueira-nutricao-e-adubacao-no-brasil.phtml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O livro Seringueira - Nutrição e Adubação no Brasil traz as informações necessárias para o produtor maximizar a eficácia dos fertilizantes com o intuito de aumentar ou manter a produtividade.</text:p>
          </table:table-cell>
          <table:table-cell office:value-type="string" calcext:value-type="string">
            <text:p>Livro Seringueira - Nutrição e Adubação no Brasil | Agrolivros | Silvicultura</text:p>
          </table:table-cell>
        </table:table-row>
        <table:table-row table:style-name="ro1">
          <table:table-cell office:value-type="string" calcext:value-type="string">
            <text:p>http://www.agrolivros.com.br/ecologia-e-meio-ambiente/restauracao-florestal-fundamentos-e-estudos-de-caso.phtm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 livro Restauração Florestal - Fundamentos e Estudos de Caso <text:s/>apresenta fundamentos técnicos e aspectos legais para a prática da restauração ambiental, assim como exemplos de empreendimentos executados pelo setor publico e privado nesse sentido.</text:p>
          </table:table-cell>
          <table:table-cell office:value-type="string" calcext:value-type="string">
            <text:p>Livro Restauração Florestal - Fundamentos e Estudos de Caso | Agrolivros | Ecologia</text:p>
          </table:table-cell>
        </table:table-row>
        <table:table-row table:style-name="ro1">
          <table:table-cell office:value-type="string" calcext:value-type="string">
            <text:p>http://www.agrolivros.com.br/ecologia-e-meio-ambiente/restauracao-ecologica-de-ecossistemas-degradados.phtml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No livro Restauração Ecológica de Ecossistemas Degradados encontram-se materiais que auxiliam a decidir e aplicar técnicas já consolidadas, bem como a adaptar novas técnicas à realidade da sua região.</text:p>
          </table:table-cell>
          <table:table-cell office:value-type="string" calcext:value-type="string">
            <text:p>Livro Restauração Ecológica de Ecossistemas Degradados | Agrolivros | Ecologia</text:p>
          </table:table-cell>
        </table:table-row>
        <table:table-row table:style-name="ro1">
          <table:table-cell office:value-type="string" calcext:value-type="string">
            <text:p>http://www.agrolivros.com.br/Silvicultura/reflorestamento-de-propriedades-rurais-para-fins-produtivos-e-ambientais-1.phtm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 livro Reflorestamento de Propriedades Rurais para fins Produtivos e Ambientais <text:s/>ensina como fazer o plantio e o manejo do reflorestamento, indicando as práticas silviculturais que levam a uma boa comercialização da madeira produzida.</text:p>
          </table:table-cell>
          <table:table-cell office:value-type="string" calcext:value-type="string">
            <text:p>Livro Reflorestamento de Propriedades Rurais para fins Produtivos e Ambientais |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recuperacao-de-matas-ciliares.phtml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O livro Recuperação de Matas Ciliares traz os principais avanços em termos de técnicas e modelos para recuperação de matas ciliares.</text:p>
          </table:table-cell>
          <table:table-cell office:value-type="string" calcext:value-type="string">
            <text:p>Livro Recuperação de Matas Ciliares | Agrolivros | Ecologia e Meio Ambiente</text:p>
          </table:table-cell>
        </table:table-row>
        <table:table-row table:style-name="ro1">
          <table:table-cell office:value-type="string" calcext:value-type="string">
            <text:p>http://www.agrolivros.com.br/Silvicultura/propagacao-vegetativa-de-especies-florestais.phtml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O livro Propagação Vegetativa de Espécies Florestais é uma obra é uma ferramenta extremamente útil a estudantes, pesquisadores e produtores de mudas.</text:p>
          </table:table-cell>
          <table:table-cell office:value-type="string" calcext:value-type="string">
            <text:p>Livro Propagação Vegetativa de Espécies Florestais | Agrolivros | Silvicultura</text:p>
          </table:table-cell>
        </table:table-row>
        <table:table-row table:style-name="ro1">
          <table:table-cell office:value-type="string" calcext:value-type="string">
            <text:p>http://www.agrolivros.com.br/horticultura/horta-em-pequenos-espacos-1.phtml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O livro Horta em Pequenos Espaços demonstra como é possível aproveitar espaços ociosos de corredores, varandas, sacadas e quintais para produzir alimentos livres de agrotóxico para o consumo familiar.</text:p>
          </table:table-cell>
          <table:table-cell office:value-type="string" calcext:value-type="string">
            <text:p>Livro Horta em Pequenos Espaços | Agrolivros | Horticultura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ultivo-ecologico-de-hortalicas-como-cultivar-hortalicas-sem-veneno-1.phtml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O livro Cultivo Ecológico de Hortaliças - Como Cultivar Hortaliças sem Veneno apresenta de forma simples e clara, como implantar cultivos comerciais no sistema orgânico e assim produzir alimentos saudáveis.</text:p>
          </table:table-cell>
          <table:table-cell office:value-type="string" calcext:value-type="string">
            <text:p>Livro Cultivo Ecológico de Hortaliças - Como Cultivar Hortaliças sem Veneno | Agrolivros</text:p>
          </table:table-cell>
        </table:table-row>
        <table:table-row table:style-name="ro1">
          <table:table-cell office:value-type="string" calcext:value-type="string">
            <text:p>http://www.agrolivros.com.br/horticultura/guia-do-horticultor-1.phtml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prenda <text:s/>como fazer você mesmo uma horta em grandes ou pequenos espaços. Ótimo livro com todas as etapas do cultivo</text:p>
          </table:table-cell>
          <table:table-cell office:value-type="string" calcext:value-type="string">
            <text:p>Livro Guia do Horticultor - Faça você mesmo sua horta para grandes ou pequenos espaços |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utilizacao-do-gps-em-trilhas-e-calculo-de-reas.phtml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tilização do GPS em Trilhas e Cálculo de Área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topografia-geral-1.phtml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pografia Gera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topografia-altimetria-1.phtml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pografia - Altimetri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topografia-1.phtml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pografi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sistemas-e-ciencia-da-informacao-geografica-.phtml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s e Ciência da Informação Geográfica <text:s/>- AGROLIVROS</text:p>
          </table:table-cell>
        </table:table-row>
        <table:table-row table:style-name="ro1">
          <table:table-cell office:value-type="string" calcext:value-type="string">
            <text:p>http://www.agrolivros.com.br/horticultura/minha-horta-praticas-gerais.phtml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om ajuda deste livro, você saberá de todos os passos para começar o plantio de verduras e hortaliças.</text:p>
          </table:table-cell>
          <table:table-cell office:value-type="string" calcext:value-type="string">
            <text:p>Minha Horta - Práticas Gerais, horta doméstica, horta orgânica - AGROLIVROS</text:p>
          </table:table-cell>
        </table:table-row>
        <table:table-row table:style-name="ro1">
          <table:table-cell office:value-type="string" calcext:value-type="string">
            <text:p>http://www.agrolivros.com.br/horticultura/hortalicas-calendario-de-plantio-e-colheita-em-todas-as-regioes-brasileiras.phtml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rtaliças - Calendário de plantio e colheita em todas as regiões brasileiras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ultive-uma-horta-e-um-pomar-horganicos.phtml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e uma Horta e um Pomar Horgânico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secagem-industrial-1.phtml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cagem Industri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reuso-de-gua-1.phtml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úso de Águ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reuso-da-gua-1.pht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úso da Águ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regulagem-e-operacao-de-grade-de-arrasto.phtm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gulagem e Operação de Grade de Arrasto, mecanização agrícola, máquinas agrícola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regulagem-e-operacao-de-subsolador.phtml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gulagem e Operação de Subsolador, Mecanização Agrícol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operacao-e-manutencao-de-pulverizador-costal-motorizado.phtml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peração e Manutenção de Pulverizador Costal Motorizado - AGROLIVROS</text:p>
          </table:table-cell>
        </table:table-row>
        <table:table-row table:style-name="ro1">
          <table:table-cell office:value-type="string" calcext:value-type="string">
            <text:p>http://www.agrolivros.com.br/suinocultura/suinos-producao.phtml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inos-producao, suínos, suinocultura - AGROLIVROS</text:p>
          </table:table-cell>
        </table:table-row>
        <table:table-row table:style-name="ro1">
          <table:table-cell office:value-type="string" calcext:value-type="string">
            <text:p>http://www.agrolivros.com.br/suinocultura/suinos-manejo-.phtml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ínos: Manejo <text:s/>- AGROLIVROS</text:p>
          </table:table-cell>
        </table:table-row>
        <table:table-row table:style-name="ro1">
          <table:table-cell office:value-type="string" calcext:value-type="string">
            <text:p>http://www.agrolivros.com.br/suinocultura/suinos-500-perguntas-500-respostas-1.phtml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íno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suinocultura/suinocultura-intensiva-producao-manejo-e-saude-do-rebanho.phtm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inocultura Intensiva - Produção, Manejo e Saúde do Rebanho - AGROLIVROS</text:p>
          </table:table-cell>
        </table:table-row>
        <table:table-row table:style-name="ro1">
          <table:table-cell office:value-type="string" calcext:value-type="string">
            <text:p>http://www.agrolivros.com.br/suinocultura/suinocultura-manual-pratico-de-criacao.phtml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inocultura - Manual Pratico de Criaç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ratado-de-tecnica-cirurgica-veterinaria-1.phtml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Técnica Cirúrgic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semiologia-veterinaria-a-arte-do-diagnostico-1.phtm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miologia Veterinária - A Arte do Diagnóstic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adiologia-abdominal-para-o-clinico-de-pequenos-animais-1.phtm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adiologia Abdominal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rasitologia-veterinaria-manual-de-referencia-1.phtml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rasitologia Veterinária - Manual de Referênc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rasitologia-veterinaria-1.phtm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rasi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rtopedia-e-tratamento-de-fraturas-de-pequenos-animais-1.phtm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rtopedia e Tratamento de Fraturas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ftalmologia-clinica-em-animais-de-companhia-1.phtml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ftalmologia Clínica em Animais de Companh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ftalmologia-clinica-e-cirurgia-em-caes-e-em-gatos.phtm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ftalmologia Clínica e Cirúrgia em Cães e em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dontologia-em-pequenos-animais-1.phtml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dontologia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bstetricia-veterinaria-2.phtml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bstetrícia Veterinária, gestação, androlog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o-paciente-felino-1.phtml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Paciente Felin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o-controle-do-carrapato-do-boi-1.phtm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ontrole do Carrapato do Boi - AGROLIVROS</text:p>
          </table:table-cell>
        </table:table-row>
        <table:table-row table:style-name="ro1">
          <table:table-cell office:value-type="string" calcext:value-type="string">
            <text:p>http://www.agrolivros.com.br/Equinos-1/o-cavalo-caracteristicas-manejo-e-alimentacao.phtml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avalo: Características, Manejo e Alimentaç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utricao-para-caes-e-gatos.phtml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Nutrição para Cães e Gatos livro</text:p>
          </table:table-cell>
          <table:table-cell office:value-type="string" calcext:value-type="string">
            <text:p>Nutrição para Cães e Gatos livr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quimioterapia-antineoplasica-em-caes-e-gatos.phtm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imioterapia Antineoplásica em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quimioterapia-anticancerigena-1.phtm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imioterapia Anticanceríge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roblemas-comportamentais-do-cao-e-do-gato.phtm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blemas Comportamentais do Cão e do Gat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mpendio-de-andrologia-e-inseminacao-artificial-em-animais-de-fazenda.phtml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êndio de Andrologia e Inseminação Artificial em Animais de Fazend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-de-gestacao-em-bovinos-por-meio-da-ultrassonografia.phtml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 de Gestação em Bovinos por meio da Ultrassonograf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ertilidade-e-obstetricia-nos-bovinos-1.phtm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rtilidade e Obstetrícia nos Bovinos - AGROLIVROS</text:p>
          </table:table-cell>
        </table:table-row>
        <table:table-row table:style-name="ro1">
          <table:table-cell office:value-type="string" calcext:value-type="string">
            <text:p>http://www.agrolivros.com.br/Avicultura/prevencao-e-controle-de-doencas-infecciosas-nas-aves-de-producao.phtml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evenção e Controle de Doenças Infecciosas nas Aves de Produç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lantas-medicinais-usados-na-medicina-veterinaria-1.phtml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Medicinais Usados na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tologia-veterinaria.phtm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tologia-veterinaria-2.phtml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tologia-da-reproducao-dos-animais-domesticos.phtm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da Reprodução dos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parasitologia-veterinaria-de-georgis-1.phtm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rasitologia Veterinária de Georgis - AGROLIVROS</text:p>
          </table:table-cell>
        </table:table-row>
        <table:table-row table:style-name="ro1">
          <table:table-cell office:value-type="string" calcext:value-type="string">
            <text:p>http://www.agrolivros.com.br/Avicultura/patologia-aviaria-1.phtml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Avi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segredos-em-oncologia-veterinaria-1.phtm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gredos em Onc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segredos-em-cirurgia-de-pequenos-animais-1.phtm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gredos em Cirurgi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segredos-em-anestesia-veterinaria-e-manejo-da-dor-1.phtm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gredos em Anestesia Veterinária e Manejo da Dor - AGROLIVROS</text:p>
          </table:table-cell>
        </table:table-row>
        <table:table-row table:style-name="ro1">
          <table:table-cell office:value-type="string" calcext:value-type="string">
            <text:p>http://www.agrolivros.com.br/Avicultura/saude-aviaria-e-doencas-1.phtml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aúde Aviária <text:s/>e Doenç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eproducao-ovina-e-caprina.phtml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produção Ovina e Capr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eproducao-em-eguas-para-veterinarios-de-equinos.phtml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produção em Éguas para Veterinários de Eqü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eproducao-em-bovinos.phtml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produção em Bov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eproducao-animal.phtm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produção Animal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adiologia-toracica-para-o-clinico-de-pequenos-animais-1.phtm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adiologia Torácica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radiologia-de-equinos-1.phtm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adiologia de Eqü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iotecnicas-aplicadas-a-reproducao-animal.phtml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técnicas Aplicadas à Reprodução Animal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ratado-de-medicina-interna-veterinaria-doencas-do-cao-e-do-gato.phtm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Medicina Interna Veterinária - Doenças do Cão e do Gat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ratado-de-histologia-veterinaria-1.phtml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His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ratado-de-anatomia-veterinaria-1.phtm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Anatom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oxicologia-aplicada-a-medicina-veterinaria-1.phtml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xicologia Aplicada à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cnicas-cirurgicas-em-pequenos-animais.phtml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écnicas Cirúrgicas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cnicas-cirurgicas-em-grandes-animais-1.phtm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écnicas Cirúrgicas em Grande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cnicas-cirurgicas-em-animais-de-grande-porte-1.phtm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écnicas Cirúrgicas em Animais de Grande Porte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cnicas-atuais-em-cirurgia-de-pequenos-animais-1.phtml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écnicas Atuais em Cirurgi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rapia-antimicrobiana-em-medicina-veterinaria-1.phtml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rapia Antimicrobiana em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rapeutica-dermatologica-do-cao.phtml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rapêutica Dermatológica do C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teoria-e-tecnicas-em-anestesiologia-veterinaria-1.phtml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oria e Técnicas em Anestesi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utricao-e-alimentacao-de-equinos.phtml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e Alimentação de Eqüino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nutricao-de-ruminantes.phtml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de Ruminante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utricao-clinica-equina-alimentacao-e-cuidados.phtml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Clínica Eqüina - Alimentação e Cuidad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ovos-animais-de-estimacao-pequenos-mamiferos.phtml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ovos Animais de Estimação - Pequenos Mamífer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urologia-veterinaria-1.phtm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eur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urologia-para-o-clinico-de-pequenos-animais-1.phtm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eurologia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urologia-em-caes-e-gatos.phtml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eurologia em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urologia-de-caes-e-gatos-guia-pratico.phtml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eurologia de Cães e Gatos - Guia Prátic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onatologia-e-pediatria-equina.phtml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Neonatologia e Pediatria Equina</text:p>
          </table:table-cell>
          <table:table-cell office:value-type="string" calcext:value-type="string">
            <text:p>Neonatologia e Pediatria Equ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neonatologia-e-pediatria-equina-vol-1.phtml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Neonatologia e Pediatria Equina</text:p>
          </table:table-cell>
          <table:table-cell office:value-type="string" calcext:value-type="string">
            <text:p>Neonatologia e Pediatria Equ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icrobiologia-veterinaria-1.phtml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crobi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melhoramento-animal-uso-de-novas-tecnologias-1.phtml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Animal - Uso de Novas Tecnologias - AGROLIVROS</text:p>
          </table:table-cell>
        </table:table-row>
        <table:table-row table:style-name="ro1">
          <table:table-cell office:value-type="string" calcext:value-type="string">
            <text:p>http://www.agrolivros.com.br/Equinos-1/cuidado-de-ferimentos-para-veterinarios-de-equinos-1.phtml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idado de Ferimentos - para Veterinários de Eqüin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abela-de-calorias-e-regimes-de-emagrecimento-1.phtml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abela de Calorias e Regimes de Emagrecimento - AGROLIVROS</text:p>
          </table:table-cell>
        </table:table-row>
        <table:table-row table:style-name="ro1">
          <table:table-cell office:value-type="string" calcext:value-type="string">
            <text:p>http://www.agrolivros.com.br/Agroindustrias/queijo-mussarela-agroindustria-familiar-1.phtml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ijo Mussarela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para-o-treinamento-de-forca.phtm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para o Treinamento de Forç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manual-de-higiene-para-manipuladores-de-alimentos-1.phtm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Higiene para Manipuladores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manual-de-dietoterapia-avaliacao-nutricional.phtm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Dietoterapia &amp; Avaliação Nutriciona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legislacao-de-alimentos-e-bebidas.phtml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egislação de Alimentos e Bebid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krause-alimento-nutricao-e-dietoterapia.phtm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Krause - Alimentos, Nutrição e Dietoterapi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introducao-a-ciencia-de-alimentos.phtml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á Ciênci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inspecao-pratica-da-carne.phtml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peção Prática da Carne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inspecao-e-higiene-de-carnes.phtml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peção e Higiene de Carn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higiene-e-vigilancia-sanitaria-de-alimentos-1.phtml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giene e Vigilância Sanitári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guia-pratico-para-evitar-dvas-como-nao-comer-fungos-bacterias-e-outros-bichos-que-fazem-mal.phtm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Prático para Evitar DVAs - Como não comer Fungos, Bactérias e Outros Bichos que fazem ma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gerenciamento-da-qualidade-na-industria-alimenticia-1.phtml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renciamento da Qualidade na Indústria Alimentíci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fundamentos-de-estabilidade-de-alimentos.phtml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Estabilidade de Alimentos, nutrição, tecnologi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em-pediatria-da-neonatologia-a-adolescencia.phtml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em Pediatria - da neonatologia à adolescênci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e-tecnica-dietetica.phtm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e Técnica Dietétic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contemporanea-8-edicao.phtml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cao-contemporanea-8-edica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conceitos-e-aplicacoes.phtml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Conceitos e Aplicaçõ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clinica-estudos-de-casos-comentados.phtml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clínica: estudos de casos comentad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texto-e-atlas.phtm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- Texto e Atl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nutricao-clinica-no-adulto.phtm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- Nutrição Clínica no Adult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conceitos-e-controversias.phtm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- Conceitos e Controvérsi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microbiologia-de-alimentos-1.phtm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crobiologi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microbiologia-da-seguranca-alimentar-1.phtm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crobiologia da Segurança Alimentar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metabolismo-passo-a-passo-1.phtml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tabolismo Passo a Passo - AGROLIVROS</text:p>
          </table:table-cell>
        </table:table-row>
        <table:table-row table:style-name="ro1">
          <table:table-cell office:value-type="string" calcext:value-type="string">
            <text:p>http://www.agrolivros.com.br/Agroindustrias/queijo-minas-frescal-agroindustria-familiar-1.phtm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ijo Minas Frescal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q-r-nutricao.phtml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Q &amp; R Nutrição, Fernanda J. Medeiros, Cristina Fajardo Diestel</text:p>
          </table:table-cell>
          <table:table-cell office:value-type="string" calcext:value-type="string">
            <text:p>Q &amp; R Nutriçã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prevencao-da-obesidade-na-infancia-e-na-adolescencia-exercicio-nutricao-e-psicologia.phtm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evenção da Obesidade na Infância e na Adolescência - Exercício, nutrição e Psicologi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piramide-dos-alimentos-fundamentos-basicos-da-nutricao.phtml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irâmide dos Alimentos: Fundamentos Básicos da Nutriçã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perguntas-e-respostas-em-nutricao-clinica.phtm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rguntas e Respostas em Nutrição Clínic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pao-arte-e-ciencia.phtml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ão - Arte e Ciênci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fundamentos-de-ciencia-e-tecnologia-de-alimentos-1.phtml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Ciência e Tecnologi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particularidades-na-fabricacao-de-salame.phtm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rticularidades na Fabricação de SALAME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os-servicos-de-alimentacao-planejamento-e-administracao.phtm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s Serviços de Alimentação - Planejamento e Administraçã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o-que-voce-quer-saber-sobre-nutricao-perguntas-e-respostas-comentadas-.phtml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que você quer saber sobre Nutrição Perguntas e respostas comentadas <text:s/>- AGROLIVROS</text:p>
          </table:table-cell>
        </table:table-row>
        <table:table-row table:style-name="ro1">
          <table:table-cell office:value-type="string" calcext:value-type="string">
            <text:p>http://www.agrolivros.com.br/Culturas/o-arroz-vermelho-cultivado-no-brasil.phtml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rroz-Vermelho cultivado no Brasi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nutricao-relacionada-ao-diagnostico-e-tratamento.phtml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Relacionada ao Diagnóstico e Tratament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sucos-para-uma-vida-saudavel-mais-de-50-receitas-1.phtml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cos para uma vida saudável: mais de 50 receit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soja-alimento-e-saude-valor-nutricional-e-preparo-1.phtm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ja - Alimento e Saúde - Valor Nutricional e Prepar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sistema-de-gestao-qualidade-e-seguranca-dos-alimentos.phtml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istema de gestão: qualidade e segurança dos alimentos</text:p>
          </table:table-cell>
          <table:table-cell office:value-type="string" calcext:value-type="string">
            <text:p>Sistema de gestão: qualidade e segurança dos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seguranca-e-alimento-1.phtm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gurança e Aliment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receitas-rapidas-para-o-controle-do-diabetes-1.phtml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ceitas Rápidas para o Controle do Diabet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receitas-para-prevenir-a-osteoporose-1.phtml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ceitas para Prevenir a Osteoporose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receitas-com-baixo-colesterol-1.phtml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ceitas com Baixo Colestero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quimica-de-alimentos-teoria-e-pratica-1.phtm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ímica de Alimentos - Teoria e Prátic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quimica-de-alimentos-1.phtm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ímica de Alimentos - AGROLIVROS</text:p>
          </table:table-cell>
        </table:table-row>
        <table:table-row table:style-name="ro1">
          <table:table-cell office:value-type="string" calcext:value-type="string">
            <text:p>http://www.agrolivros.com.br/Agroindustrias/queijo-parmesao-agroindustria-familiar.phtml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ijo Parmesão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Equinos-1/tudo-sobre-cavalos-um-guiia-mundial-de-200-racas.phtml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do Sobre Cavalos - Um guia mundial de 200 raç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bebidas-nao-alcoolicas-bebidas-vol2.phtml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ebidas Não Alcoólicas - Bebidas Vol.2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bebidas-alcoolicas-bebidas-vol1-1.phtml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ebidas Alcoólicas - Bebidas Vol.1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valiacao-da-qualidade-de-carnes-fundamentos-e-metodologias.phtm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valiação da Qualidade de Carnes - Fundamentos e Metodologia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nalises-fisico-quimicas-de-alimentos-1.phtml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s Físico-Químicas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nalise-sensorial-estudos-com-consumidores-1.phtml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 Sensorial - Estudos com Consumidor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limentos-que-curam-um-guia-pratico-de-alimentos-1.phtml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que Curam - Um Guia Prático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limentos-funcionais-componentes-bioativos-e-efeitos-fisiologicos-1.pht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Funcionais - Componentes Bioativos e Efeitos Fisiológic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limentos-um-estudo-abrangente-1.phtm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- Um Estudo Abrangente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limentos-a-quimica-de-seus-componentes-1.phtm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- A Química de seus Component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-biblia-da-alimentacao-o-guia-de-a-a-z-para-uma-vida-mais-saudavel.phtml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Bíblia da Alimentação - O Guia de A a Z para uma Vida mais Saudáve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-alimentacao-atraves-dos-tempos.phtm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Alimentação Através dos Tempo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determinacao-de-proteina-em-alimentos-para-animais-metodos-quimicos-e-fisicos.phtml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terminação de Proteína em Alimentos para Animais - Métodos Químicos e Físic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fundamentos-de-epidemiologia-1.phtm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Epidemiologia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producao-de-novilhos-precoces.phtml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rodução de Novilhos e Bezerros Precoces</text:p>
          </table:table-cell>
          <table:table-cell office:value-type="string" calcext:value-type="string">
            <text:p>Produção de Novilhos e Bezerros Precoce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minerais-e-aditivos-para-bovinos-1.phtml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nerais e Aditivos para Bovinos - AGROLIVROS</text:p>
          </table:table-cell>
        </table:table-row>
        <table:table-row table:style-name="ro1">
          <table:table-cell office:value-type="string" calcext:value-type="string">
            <text:p>http://www.agrolivros.com.br/Culturas/milheto-tecnologias-de-producao-e-agronegocio.phtml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lheto: Tecnologias de Produção e Agronegócio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melhoramento-de-forrageiras-tropicais-1.phtml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de Forrageiras Tropicai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manual-de-pastagem-formacao-manejo-e-recuperacao.phtml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Pastagem ? Formação, Manejo e Recuperaçã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manejo-alimentar-de-bovinos-1.phtml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Alimentar de Bovino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de-vacas-leiteiras-em-confinamentos-1.phtm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e Vacas Leiteiras em Confinamento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leguminosas-forrageiras-tropicais-1.phtml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eguminosas Forrageiras Tropicai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intensificacao-de-sistemas-de-producao-animal-em-pasto.phtml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ensificação de Sistemas de Produção Animal em Pasto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formacao-de-pastagens.phtml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ormação de Pastagen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fertilidade-do-solo-para-pastagens-produtivas-1.phtml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rtilidade do Solo para Pastagens Produtivas - AGROLIVROS</text:p>
          </table:table-cell>
        </table:table-row>
        <table:table-row table:style-name="ro1">
          <table:table-cell office:value-type="string" calcext:value-type="string">
            <text:p>http://www.agrolivros.com.br/Culturas/eucalipto-em-sistemas-agroflorestais-1.phtml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ucalipto em Sistemas Agroflorestai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toxicas-inimigo-indigesto.phtml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Tóxicas - Inimigo Indigesto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de-novilhas-leiteiras.phtml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e Novilhas Leiteira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de-vacas-leiteiras-a-pasto-1.phtml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e Vacas Leiteiras a Pasto livro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reprodutivo-do-gado-de-leite.phtml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Reprodutivo do Gado de Leite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toxicas-estudo-de-fitotoxicologia-quimica-de-plantas-brasileiras.phtml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Tóxicas - Estudo de Fitotoxicologia Quimica de Plantas Brasileira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forrageiras-de-a-a-z-1.phtml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Forrageiras de A a Z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forrageiras-gramineas-e-leguminosas-1.phtm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Forrageiras - Gramíneas e leguminosa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forrageiras-1.phtml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Forrageira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lantas-daninhas-de-pastagem-na-regiao-de-cerrados.phtm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Daninhas de Pastagem na Região de Cerrado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astoreio-racional-voisin-tecnologia-agroecologica-para-o-3-milenio-1.phtml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storeio Racional Voisin - Tecnologia Agroecológica para o 3º Milênio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de-bezerras-leiteiras-1.phtm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e Bezerras Leiteira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nutricional-de-bovinos-leiteiros.phtml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Nutricional de Bovinos Leiteiro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pastagem-selecao-de-plantas-forrageiras-implantacao-e-adubacao-1.phtml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stagem - Seleção de Plantas Forrageiras, Implantação e Adubação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nutricao-animal-2-alimentacao-animal.phtm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Animal 2 - Alimentação Animal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nutricao-animal-1-bases-e-fundamentos.phtml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Animal 1 - Bases e Funda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embalagens-para-comercializacao-de-hortalicas-e-frutas-no-brasil.phtml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mbalagens - para comercialização de Hortaliças e Frutas no Brasil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defeitos-nos-produtos-carneos-origens-e-solucoes.phtml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feitos nos Produtos Cárneos: Origens e Soluções - AGROLIVROS</text:p>
          </table:table-cell>
        </table:table-row>
        <table:table-row table:style-name="ro1">
          <table:table-cell office:value-type="string" calcext:value-type="string">
            <text:p>http://www.agrolivros.com.br/Culturas/classificacao-e-degustacao-do-cafe-coffea-arabica.phtml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assificação e Degustação do Café (Coffea Arabica)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ciencia-higiene-e-tecnologia-da-carne-vol-ii.phtml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ência, Higiene e Tecnologia da Carne VOL II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ciencia-higiene-e-tecnologia-da-carne-.phtml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ência, Higiene e Tecnologia da Carne <text:s/>VOL I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ciencia-e-qualidade-da-carne-fundamentos.phtml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ência e Qualidade da Carne - Funda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ciencia-da-carne-1.phtm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ência da Carne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boas-praticas-de-fabricacao-bpf-para-restaurantes-lanchonetes-e-outros-servicos-de-alimentacao.phtml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as Práticas de Fabricação (BPF) para Restaurantes, Lanchonetes e Outros Serviços de Alimentação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bioquimica-de-alimentos-1.phtml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química de Aliment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biodisponibilidade-de-nutrientes-1.phtml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disponibilidade de Nutriente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cultivo-e-utilizacao-da-alfafa-nos-tropicos.phtml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e Utilização da Alfafa nos Trópic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errado-uso-eficiente-de-corretivos-e-fertilizantes-em-pastagens-1.phtml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rrado - Uso Eficiente de Corretivos e Fertilizantes em Pastagen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capim-elefante-producao-e-utilizacao.phtml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pim-Elefante - Produção e Utilização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bovinos-volumosos-suplementares-1.phtml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vinos Volumosos Suplementares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alternativas-alimentares-para-ruminantes-ii-1.phtm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ternativas Alimentares para Ruminantes II - AGROLIVROS</text:p>
          </table:table-cell>
        </table:table-row>
        <table:table-row table:style-name="ro1">
          <table:table-cell office:value-type="string" calcext:value-type="string">
            <text:p>http://www.agrolivros.com.br/Passaros/sucesso-na-criacao-de-passaros-canarios-e-periquitos.phtm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cesso na Criação de Pássaros - Canários e Periquitos - AGROLIVROS</text:p>
          </table:table-cell>
        </table:table-row>
        <table:table-row table:style-name="ro1">
          <table:table-cell office:value-type="string" calcext:value-type="string">
            <text:p>http://www.agrolivros.com.br/Passaros/os-passaros-e-sua-doencas-como-evitar-e-curar-1.phtm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s pássaros e Sua Doenças - Como Evitar e Curar - AGROLIVROS</text:p>
          </table:table-cell>
        </table:table-row>
        <table:table-row table:style-name="ro1">
          <table:table-cell office:value-type="string" calcext:value-type="string">
            <text:p>http://www.agrolivros.com.br/Passaros/criacao-de-canarios-de-porte.phtml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anários de Porte - AGROLIVROS</text:p>
          </table:table-cell>
        </table:table-row>
        <table:table-row table:style-name="ro1">
          <table:table-cell office:value-type="string" calcext:value-type="string">
            <text:p>http://www.agrolivros.com.br/Passaros/o-criador-de-bicudos-e-curios-1.phtml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riador de Bicudos e Curiós - AGROLIVROS</text:p>
          </table:table-cell>
        </table:table-row>
        <table:table-row table:style-name="ro1">
          <table:table-cell office:value-type="string" calcext:value-type="string">
            <text:p>http://www.agrolivros.com.br/Passaros/criacao-de-curios-e-bicudos.phtml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uriós e Bicudos - AGROLIVROS</text:p>
          </table:table-cell>
        </table:table-row>
        <table:table-row table:style-name="ro1">
          <table:table-cell office:value-type="string" calcext:value-type="string">
            <text:p>http://www.agrolivros.com.br/Passaros/criacao-de-canarios-de-cor.phtml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anários de Cor - AGROLIVROS</text:p>
          </table:table-cell>
        </table:table-row>
        <table:table-row table:style-name="ro1">
          <table:table-cell office:value-type="string" calcext:value-type="string">
            <text:p>http://www.agrolivros.com.br/Passaros/criacao-de-canario-da-terra.phtml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anário da Terra - AGROLIVROS</text:p>
          </table:table-cell>
        </table:table-row>
        <table:table-row table:style-name="ro1">
          <table:table-cell office:value-type="string" calcext:value-type="string">
            <text:p>http://www.agrolivros.com.br/Passaros/a-criacao-de-canarios-e-seus-cuidados.phtm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riação de Canários e seus Cuidados - AGROLIVROS</text:p>
          </table:table-cell>
        </table:table-row>
        <table:table-row table:style-name="ro1">
          <table:table-cell office:value-type="string" calcext:value-type="string">
            <text:p>http://www.agrolivros.com.br/Passaros/aves-brasileiras-e-plantas-que-as-atraem-1.phtml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ves Brasileiras e Plantas que as Atraem, pássaros - AGROLIVROS</text:p>
          </table:table-cell>
        </table:table-row>
        <table:table-row table:style-name="ro1">
          <table:table-cell office:value-type="string" calcext:value-type="string">
            <text:p>http://www.agrolivros.com.br/Passaros/a-criacao-de-periquitos-e-seus-cuidados.phtml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riação de Periquitos e seus Cuidado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desmame-de-bezerros-de-corte-como-quando-por-que-1.phtml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smame de Bezerros de Corte Como? Quando? Por quê?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confinamento-de-bovinos-2.phtml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finamento de Bovino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confinamento-de-bovinos.phtml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bovinos - gado - pecuaria - confinamento - alimentação animal - silagem - pastagem - nutrição animal</text:p>
          </table:table-cell>
          <table:table-cell office:value-type="string" calcext:value-type="string">
            <text:p>Confinamento de Bovino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bovinocultura-de-corte-volumes-i-e-ii.phtml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vinocultura de Corte Volumes I e II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alimentacao-e-manejo-de-bovinos-de-corte-em-estacao-reprodutiva.phtml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acao-e-manejo-de-bovinos-de-corte-em-estacao-reprodutiva, Bovinocultura, gado de corte - AGROLIVROS</text:p>
          </table:table-cell>
        </table:table-row>
        <table:table-row table:style-name="ro1">
          <table:table-cell office:value-type="string" calcext:value-type="string">
            <text:p>http://www.agrolivros.com.br/pastagens-e-alimentacao-animal/alimentacao-de-bovinos-de-corte-na-estacao-seca.phtml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ação de Bovinos de Corte na Estação Seca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pecuaria-de-corte-custos-de-producao-e-analise-economico.phtml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cuária de Corte - Custos de Produção e Análise Econômic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integracao-lavoura-pecuaria.phtml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egração Lavoura-Pecuária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ual-da-ordenha-mecanizada-1.phtm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a Ordenha Mecanizada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para-maior-qualidade-do-leite-1.phtml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para Maior Qualidade do Leite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nejo-das-ordenhas-manual-e-mecanica-e-qualidade-do-leite.phtml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as Ordenhas Manual e Mecânica e Qualidade do Leite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leite-de-qualidade-manejo-reprodutivo-nutricional-e-sanitario-1.phtml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eite de Qualidade - Manejo Reprodutivo, Nutricional e Sanitári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uia-pratico-da-cria-e-recria.phtml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Pratico da Cria e Recria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ado-de-corte-no-pantanal-500-perguntas-500-respostas-1.phtml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do de Corte no Pantanal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inseminacao-artificial-em-bovinos.phtm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eminação Artificial em Bovino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ado-de-corte-o-que-voce-deve-saber-sobre-cruzamento-industrial.phtml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do de Corte - O que você deve saber sobre: Cruzamento Industrial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ado-de-corte-500-perguntas-500-respostas-1.phtm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do de Corte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nelore-cria-recria-e-engorda-.phtml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elore <text:s/>Cria Recria e Engorda <text:s/>- AGROLIVROS</text:p>
          </table:table-cell>
        </table:table-row>
        <table:table-row table:style-name="ro1">
          <table:table-cell office:value-type="string" calcext:value-type="string">
            <text:p>http://www.agrolivros.com.br/Equinos-1/homeopatia-para-animais-domesticos-e-de-producao.phtml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meopatia para Animais Domésticos e de Produçã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uia-pratico-para-o-fazendeiro-1.phtm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Prático para o Fazendeir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uia-arbopasto-manual-de-identificacao-e-selecao-de-especies-arboreas-para-sistemas-silvipastoris.phtml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arbopasto: manual de identificação e seleção de espécies arbóreas para sistemas silvipastori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gado-de-leite-500-perguntas-500-respostas-1.phtm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do de Leite ?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bovinocultura-leiteira-fundamentos-da-exploracao-racional.phtml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vinocultura Leiteira - Fundamentos da Exploração Raciona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ompetitividade-do-agronegocio-do-leite-brasileiro-1.pht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etitividade do Agronegócio do Leite Brasileir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ioquimica-dos-ruminantes-1.phtm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química dos Ruminante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bem-estar-do-gado-leiteiro.phtml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em-estar do Gado Leiteiro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aplicacao-de-vacina-contra-a-febre-aftosa.phtm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plicação de Vacina Contra a Febre Aftosa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alimentacao-de-baixo-custo-para-bovinos-no-periodo-da-seca.phtml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ação de Baixo Custo para Bovinos no Período da Sec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riacao-de-minhocas-guia-pratica.phtml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Minhocas - Guia Prátic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riacao-de-minhocas-as-operarias-do-humus.phtm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Minhocas - As Operárias do Húmus - AGROLIVROS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de-emas.phtml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Emas - AGROLIVROS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de-coelhos.phtml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oelhos - AGROLIVROS</text:p>
          </table:table-cell>
        </table:table-row>
        <table:table-row table:style-name="ro1">
          <table:table-cell office:value-type="string" calcext:value-type="string">
            <text:p>http://www.agrolivros.com.br/Avicultura/criacao-de-codornas-para-producao-de-ovos-e-carnes.phtml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odornas para Produção de Ovos e Carnes - AGROLIVROS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de-caracois-nova-opcao-economica-brasileira.phtml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aracóis - Nova Opção Econômica Brasileira - AGROLIVROS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riacao-de-capivaras.phtml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Capivaras - AGROLIVROS</text:p>
          </table:table-cell>
        </table:table-row>
        <table:table-row table:style-name="ro1">
          <table:table-cell office:value-type="string" calcext:value-type="string">
            <text:p>http://www.agrolivros.com.br/Avicultura/coturnicultura-postura-e-corte.phtml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oturnicultura - Postura e Corte</text:p>
          </table:table-cell>
          <table:table-cell office:value-type="string" calcext:value-type="string">
            <text:p>Coturnicultura - Postura e Corte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onstrucao-e-manejo-do-minhocario-colheita-do-humos-e-comercialicao.phtml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onstrução e Manejo do Minhocário, Colheita do Húmos e Comercialição</text:p>
          </table:table-cell>
          <table:table-cell office:value-type="string" calcext:value-type="string">
            <text:p>Construção e Manejo do Minhocário, Colheita do Húmos e Comercialição - AGROLIVROS</text:p>
          </table:table-cell>
        </table:table-row>
        <table:table-row table:style-name="ro1">
          <table:table-cell office:value-type="string" calcext:value-type="string">
            <text:p>http://www.agrolivros.com.br/pequenas-criacoes-e-animais-silvestres/coelho-criacao-caseira-ed-revista.phtml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elho - Criação Caseira, Ed. Revista - AGROLIVROS</text:p>
          </table:table-cell>
        </table:table-row>
        <table:table-row table:style-name="ro1">
          <table:table-cell office:value-type="string" calcext:value-type="string">
            <text:p>http://www.agrolivros.com.br/Avicultura/codorna-criacao-instalacao-e-manejo-ed-revista-1.phtml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dorna - Criacao, Instalacao <text:s/>e Manejo, Ed. <text:s/>Revista - AGROLIVROS</text:p>
          </table:table-cell>
        </table:table-row>
        <table:table-row table:style-name="ro1">
          <table:table-cell office:value-type="string" calcext:value-type="string">
            <text:p>http://www.agrolivros.com.br/Avicultura/aves-de-raca-pura-galinhas-faisoes-e-aquaticos.phtml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ves de Raça Pura GALINHAS Faisões e Aquáticos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iscicultura-em-tanque-rede-colecao-criar.phtml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iscicultura em Tanque-rede: Coleção Criar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eixes-do-pantanal-1.phtml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ixes do Pantanal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eixes-de-aquario-marinho-guia-pratico-1.phtm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ixes de Aquário Marinho - Guia Prático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eixes-de-aquario-de-gua-doce-guia-pratico-1.phtm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ixes de Aquário de Água Doce - Guia Prático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atologia-e-sanidade-de-organismos-aquaticos.phtml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e Sanidade de Organismos Aquáticos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nutricao-de-peixes.phtml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de Peixes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fisiologia-de-peixes-aplicada-a-piscicultura-1.phtm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siologia de Peixes aplicada à Piscicultura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especies-nativas-para-piscicultura-no-brasil-1.phtml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spécies Nativas para Piscicultura no Brasil</text:p>
          </table:table-cell>
          <table:table-cell office:value-type="string" calcext:value-type="string">
            <text:p>Espécies Nativas para Piscicultura no Brasil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criacao-de-jundia.phtm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Jundiá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aquicultura-na-pratica-1.phtml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quicultura na Prática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aquarios-1.phtml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quário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plantas-medicinais-do-cultivo-manipulacao-e-uso-a-recomendacao-popular.phtml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Medicinais: Do Cultivo, manipulação e uso à recomendação popular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plantas-medicinais-aromaticas-condimentares-uma-abordagem-pratica-para-o-dia-a-dia-1.phtml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Medicinais, Aromáticas &amp; Condimentares Uma abordagem prática para o dia-a-dia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plantas-medicinais-1.phtm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Medicinai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plantas-de-uso-medicinal-condimentar-alhos-e-gengibre-1.phtml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de Uso Medicinal &amp; Condimentar - Alhos e Gengibre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leos-essenciais-extracoes-e-aplicacoes-de-leos-essenciais-de-plantas-aromaticas-e-medicinais.phtml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Óleos Essenciais - Extrações e Aplicações de Óleos Essenciais de Plantas Aromáticas e Medicinai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folhas-de-cha-plantas-medicinais-na-terapeutica-humana-1.phtml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olhas de Chá Plantas Medicinais na Terapêutica Humana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folhas-de-cha-1.phtml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olhas de Chá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fitoterapicos-1.phtm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toterápico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farmacognosia-da-planta-ao-medicamento-1.phtml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gnosia - da planta ao medicamento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estudo-de-processos-de-extracao-de-leos-essenciais-e-bioflavonoides-de-frutas-citricas.phtm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udo de Processos de Extração de Óleos Essenciais e Bioflavonóides de Frutas Cítrica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ervas-e-temperos-cultivo-processamento-e-receitas-1.phtml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rvas e Temperos - Cultivo, Processamento e Receitas - AGROLIVROS</text:p>
          </table:table-cell>
        </table:table-row>
        <table:table-row table:style-name="ro1">
          <table:table-cell office:value-type="string" calcext:value-type="string">
            <text:p>http://www.agrolivros.com.br/pl-medicinais-e-condimentares/ervas-guia-pratico-1.phtml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rvas - Guia Prático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dicas-sugestoes-de-jardinagem.phtml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cas &amp; Sugestões de Jardinagem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da-planta-ao-jardim-1.phtml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a Planta ao Jardim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pratico-de-orquideas-1.phtml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Prático de Orquíde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pratico-de-cactaceas-1.phtml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Prático de Cactáce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pratico-de-bromelias-1.phtml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Prático de Broméli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jardins-sustentaveis.phtml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rdins Sustentáveis - Princípios e Técnicas de Sustentabilidade Aplicáveis a Projetos de Jardin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jardins-rupestres-1.phtm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rdins Rupestre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jardins-em-vasos-1.phtml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rdins em Vaso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jardins-de-flores-1.phtm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rdins de Flore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implantacao-e-manutencao-de-jardins-vol3.phtml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plantação e Manutenção de Jardins, Vol.3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jardins-de-ervas-1.phtml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rdins de Erv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implantacao-e-manutencao-de-jardins-vol2.phtml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plantação e Manutenção de Jardins, Vol.2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implantacao-e-manutencao-de-jardins-vol1.phtml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plantação e Manutenção de Jardins - Vol.1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floricultura-tecnicas-de-preparo-de-substratos-1.phtml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loricultura: Técnicas de Preparo de Substrato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e-facil-construir-um-jardim.phtml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É Fácil Construir um Jardim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de-rosas-1.phtml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Ros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de-orquideas.phtml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Orquíde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ultivo-de-orquideas-2.phtml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Orquídea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bonsai-tecnica-e-arte-passo-a-passo.phtml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nsai - Técnica e Arte passo a passo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bonsai-guia-pratico-1.phtm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nsai - Guia Prático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abc-do-orquidofilo-1.phtml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C do Orquidófilo - AGROLIVROS</text:p>
          </table:table-cell>
        </table:table-row>
        <table:table-row table:style-name="ro1">
          <table:table-cell office:value-type="string" calcext:value-type="string">
            <text:p>http://www.agrolivros.com.br/Silvicultura/economia-florestal-1.phtml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nomia Flores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logia-de-florestas-tropicais-do-brasil-1.pht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logia de Florestas Tropicais do Brasil</text:p>
          </table:table-cell>
          <table:table-cell office:value-type="string" calcext:value-type="string">
            <text:p>Ecologia de Florestas Tropicais do Brasil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a-seringueira-no-brasil.phtml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a Seringueira no Brasil - AGROLIVROS</text:p>
          </table:table-cell>
        </table:table-row>
        <table:table-row table:style-name="ro1">
          <table:table-cell office:value-type="string" calcext:value-type="string">
            <text:p>http://www.agrolivros.com.br/Silvicultura/diagnose-visual-e-controle-das-doencas-abioticas-e-bioticas-do-eucalipto-no-brasil.phtml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ose Visual e Controle das Doenças Abióticas e Bióticas do Eucalipto no Brasil - AGROLIVROS</text:p>
          </table:table-cell>
        </table:table-row>
        <table:table-row table:style-name="ro1">
          <table:table-cell office:value-type="string" calcext:value-type="string">
            <text:p>http://www.agrolivros.com.br/Silvicultura/densidade-da-madeira-de-922-especies-nativas-do-brasil-1.phtm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sidade da Madeira de 922 Espécies Nativas do Brasil - AGROLIVROS</text:p>
          </table:table-cell>
        </table:table-row>
        <table:table-row table:style-name="ro1">
          <table:table-cell office:value-type="string" calcext:value-type="string">
            <text:p>http://www.agrolivros.com.br/Silvicultura/dendrometria-e-inventario-florestal-1.phtm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metria e Inventário Florestal - AGROLIVROS</text:p>
          </table:table-cell>
        </table:table-row>
        <table:table-row table:style-name="ro1">
          <table:table-cell office:value-type="string" calcext:value-type="string">
            <text:p>http://www.agrolivros.com.br/Silvicultura/cultivo-de-eucalipto-implantacao-e-manejo.phtml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Eucalipto - Implantação e Manejo - AGROLIVROS</text:p>
          </table:table-cell>
        </table:table-row>
        <table:table-row table:style-name="ro1">
          <table:table-cell office:value-type="string" calcext:value-type="string">
            <text:p>http://www.agrolivros.com.br/Silvicultura/colheita-florestal-1.phtml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lheita Florest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clonagem-e-doencas-do-eucalipto-1.phtm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onagem e Doenças do Eucalipto - AGROLIVROS</text:p>
          </table:table-cell>
        </table:table-row>
        <table:table-row table:style-name="ro1">
          <table:table-cell office:value-type="string" calcext:value-type="string">
            <text:p>http://www.agrolivros.com.br/Silvicultura/producao-de-mudas-em-viveiro-florestal.phtml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cao-de-mudas-em-viveiro-florestal, Silvicultura, Mudas - AGROLIVROS</text:p>
          </table:table-cell>
        </table:table-row>
        <table:table-row table:style-name="ro1">
          <table:table-cell office:value-type="string" calcext:value-type="string">
            <text:p>http://www.agrolivros.com.br/Silvicultura/gestao-e-controle-da-qualidade-na-atividade-florestal.phtml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e Controle da Qualidade na Atividade Florestal - AGROLIVROS</text:p>
          </table:table-cell>
        </table:table-row>
        <table:table-row table:style-name="ro1">
          <table:table-cell office:value-type="string" calcext:value-type="string">
            <text:p>http://www.agrolivros.com.br/Silvicultura/formacao-de-povoamento-florestais.phtml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ormação de Povoamento Florestais - AGROLIVROS</text:p>
          </table:table-cell>
        </table:table-row>
        <table:table-row table:style-name="ro1">
          <table:table-cell office:value-type="string" calcext:value-type="string">
            <text:p>http://www.agrolivros.com.br/Silvicultura/florestas-nativas-estrutura-dinamica-e-manejo.phtml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lorestas Nativas - Estrutura, Dinâmica e Manejo - AGROLIVROS</text:p>
          </table:table-cell>
        </table:table-row>
        <table:table-row table:style-name="ro1">
          <table:table-cell office:value-type="string" calcext:value-type="string">
            <text:p>http://www.agrolivros.com.br/Silvicultura/estruturas-de-madeira-1.phtm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uturas de Madeira - AGROLIVROS</text:p>
          </table:table-cell>
        </table:table-row>
        <table:table-row table:style-name="ro1">
          <table:table-cell office:value-type="string" calcext:value-type="string">
            <text:p>http://www.agrolivros.com.br/Silvicultura/especies-arboreas-brasileiras-vol-iv.phtml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pécies Arbóreas Brasileiras - Vol. IV - AGROLIVROS</text:p>
          </table:table-cell>
        </table:table-row>
        <table:table-row table:style-name="ro1">
          <table:table-cell office:value-type="string" calcext:value-type="string">
            <text:p>http://www.agrolivros.com.br/Silvicultura/especies-arboreas-brasileiras-vol-ii-1.phtml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pécies Arbóreas Brasileiras - Vol. II - AGROLIVROS</text:p>
          </table:table-cell>
        </table:table-row>
        <table:table-row table:style-name="ro1">
          <table:table-cell office:value-type="string" calcext:value-type="string">
            <text:p>http://www.agrolivros.com.br/Silvicultura/especies-arboreas-brasileiras-vol-iii-1.phtml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pécies Arbóreas Brasileiras - Vol. III - AGROLIVROS</text:p>
          </table:table-cell>
        </table:table-row>
        <table:table-row table:style-name="ro1">
          <table:table-cell office:value-type="string" calcext:value-type="string">
            <text:p>http://www.agrolivros.com.br/Silvicultura/especies-arboreas-brasileiras-vol-i-1.phtm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pécies Arbóreas Brasileiras - Vol. I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entomologia-florestal-1.phtml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Entomologia Florestal, silvicultura</text:p>
          </table:table-cell>
          <table:table-cell office:value-type="string" calcext:value-type="string">
            <text:p>Entomologia Florestal - AGROLIVROS</text:p>
          </table:table-cell>
        </table:table-row>
        <table:table-row table:style-name="ro1">
          <table:table-cell office:value-type="string" calcext:value-type="string">
            <text:p>http://www.agrolivros.com.br/Silvicultura/empresas-verdes.phtml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mpresas Verde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ssistemas-florestais-interacao-homem-ambiente.phtml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ssistemas Florestais - Interação homem-ambiente - AGROLIVROS</text:p>
          </table:table-cell>
        </table:table-row>
        <table:table-row table:style-name="ro1">
          <table:table-cell office:value-type="string" calcext:value-type="string">
            <text:p>http://www.agrolivros.com.br/Silvicultura/producao-de-mudas-de-eucalipto.phtml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Mudas de Eucalipto - AGROLIVROS</text:p>
          </table:table-cell>
        </table:table-row>
        <table:table-row table:style-name="ro1">
          <table:table-cell office:value-type="string" calcext:value-type="string">
            <text:p>http://www.agrolivros.com.br/Silvicultura/planejamento-e-operacao-de-serrarias.phtm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ejamento e Operação de Serrarias - AGROLIVROS</text:p>
          </table:table-cell>
        </table:table-row>
        <table:table-row table:style-name="ro1">
          <table:table-cell office:value-type="string" calcext:value-type="string">
            <text:p>http://www.agrolivros.com.br/Silvicultura/pinus-na-silvicultura-brasileira-1.phtm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ínus na Silvicultura Brasileir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atologia-de-sementes-florestais.phtml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de Sementes Florestais - AGROLIVROS</text:p>
          </table:table-cell>
        </table:table-row>
        <table:table-row table:style-name="ro1">
          <table:table-cell office:value-type="string" calcext:value-type="string">
            <text:p>http://www.agrolivros.com.br/Silvicultura/mensuracao-florestal.phtml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nsuração Florest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anual-pratico-de-melhoramento-genetico-do-eucalipto-1.phtml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ático de Melhoramento Genético do Eucalipto - AGROLIVROS</text:p>
          </table:table-cell>
        </table:table-row>
        <table:table-row table:style-name="ro1">
          <table:table-cell office:value-type="string" calcext:value-type="string">
            <text:p>http://www.agrolivros.com.br/Silvicultura/manual-de-tecnologia-da-madeira-1.phtml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Tecnologia da Madeira - AGROLIVROS</text:p>
          </table:table-cell>
        </table:table-row>
        <table:table-row table:style-name="ro1">
          <table:table-cell office:value-type="string" calcext:value-type="string">
            <text:p>http://www.agrolivros.com.br/Silvicultura/manejo-integrado-de-plantas-daninhas-na-cultura-do-eucalipto-1.phtml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Integrado de Plantas Daninhas na Cultura do Eucalipto - AGROLIVROS</text:p>
          </table:table-cell>
        </table:table-row>
        <table:table-row table:style-name="ro1">
          <table:table-cell office:value-type="string" calcext:value-type="string">
            <text:p>http://www.agrolivros.com.br/Silvicultura/implantacao-da-arborizacao-urbana-especificacoes-tecnicas.phtml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plantação da Arborização Urbana - Especificações Técn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errado-micorriza-arbuscular-ocorrencia-e-manejo-.phtm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rrado Micorriza Arbuscular - Ocorrência e Manejo <text:s/>- AGROLIVROS</text:p>
          </table:table-cell>
        </table:table-row>
        <table:table-row table:style-name="ro1">
          <table:table-cell office:value-type="string" calcext:value-type="string">
            <text:p>http://www.agrolivros.com.br/Silvicultura/analise-economica-e-social-de-projetos-florestais.phtml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 Econômica e Social de Projetos Florestais - AGROLIVROS</text:p>
          </table:table-cell>
        </table:table-row>
        <table:table-row table:style-name="ro1">
          <table:table-cell office:value-type="string" calcext:value-type="string">
            <text:p>http://www.agrolivros.com.br/Silvicultura/922-madeiras-nativas-do-brasil-1.phtm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922 Madeiras Nativas do Brasil - AGROLIVROS</text:p>
          </table:table-cell>
        </table:table-row>
        <table:table-row table:style-name="ro1">
          <table:table-cell office:value-type="string" calcext:value-type="string">
            <text:p>http://www.agrolivros.com.br/Turismo-Rural-e-Ecologico/turismo-rural-iniciativas-e-inovacoes.phtml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rismo Rural Iniciativas e Inovações - AGROLIVROS</text:p>
          </table:table-cell>
        </table:table-row>
        <table:table-row table:style-name="ro1">
          <table:table-cell office:value-type="string" calcext:value-type="string">
            <text:p>http://www.agrolivros.com.br/Turismo-Rural-e-Ecologico/turismo-rural-ecologia-lazer-e-desenvolvimento-1.phtm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rismo Rural - Ecologia, Lazer e Desenvolvimento - AGROLIVROS</text:p>
          </table:table-cell>
        </table:table-row>
        <table:table-row table:style-name="ro1">
          <table:table-cell office:value-type="string" calcext:value-type="string">
            <text:p>http://www.agrolivros.com.br/Turismo-Rural-e-Ecologico/turismo-em-reas-naturais-protegidas-1.phtm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rismo em Áreas Naturais Protegidas - AGROLIVROS</text:p>
          </table:table-cell>
        </table:table-row>
        <table:table-row table:style-name="ro1">
          <table:table-cell office:value-type="string" calcext:value-type="string">
            <text:p>http://www.agrolivros.com.br/Turismo-Rural-e-Ecologico/teoria-e-pratica-do-turismo-no-espaco-rural-1.phtml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oria e Prática do Turismo no Espaço Rural - AGROLIVROS</text:p>
          </table:table-cell>
        </table:table-row>
        <table:table-row table:style-name="ro1">
          <table:table-cell office:value-type="string" calcext:value-type="string">
            <text:p>http://www.agrolivros.com.br/Turismo-Rural-e-Ecologico/redescobrindo-a-ecologia-no-turismo-1.phtm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descobrindo a Ecologia no Turismo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anual-pratico-de-agricultura-organica-fundamentos-e-tecnicas-1.phtml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atico de Agricultura Orgânica - Fundamentos e Técn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defensivos-alternativos-e-naturais-para-uma-agricultura-saudavel-1.phtml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fensivos Alternativos e Naturais Para uma Agricultura Saudável, agricultura orgânic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producao-organica-de-hortalicas-500-perguntas-500-respostas.phtml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Orgânica de Hortaliça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omentarios-ao-novo-codigo-florestal.phtml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entários ao Novo Código Floresta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implantacao-do-cultivo-organico-planejamento-e-plantio.phtml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Implantação do Cultivo Orgânico - Planejamento e Plantio</text:p>
          </table:table-cell>
          <table:table-cell office:value-type="string" calcext:value-type="string">
            <text:p>Implantação do Cultivo Orgânico - Planejamento e Planti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odigo-florestal-comentato-e-anotado-artigo-por-artigo.phtml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ódigo Florestal Comentato e Anotado Artigo por Artig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o-codigo-florestal-e-a-legislacao-extravagante.phtml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ódigo Florestal e a Legislação Extravagante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hidrologia-ciencia-e-aplicacao.phtml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ologia - Ciência e Aplica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hidraulica-aplicada-1.phtm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áulica Aplicad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renciamento-do-lixo-urbano-aspectos-tecnicos-e-operacionais-1.phtml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renciamento do Lixo Urbano - Aspectos Técnicos e Operacionai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o-novo-codigo-florestal.phtml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Novo Código Florestal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gado-de-corte-o-trato-a-construcao-os-currais-projetos-de-construcao.phtml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DO de CORTE - O Trato . A construção . Os Currais - Projetos de Construçã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odigo-florestal-comentado-1.phtml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ódigo Florestal Comentad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fundamentos-do-sensoriamento-remoto-e-metodologia-de-aplicacao.phtml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o Sensoriamento Remoto e Metodologia de aplicação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fundamentos-de-topografia.phtml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Topografi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fundamentos-de-sistemas-de-informacoes-geograficas.phtm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Sistemas de Informações Geográf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hidraulica-1.phtml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nual de Hidráulica</text:p>
          </table:table-cell>
          <table:table-cell office:value-type="string" calcext:value-type="string">
            <text:p>Manual de Hidráulic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experimentacao-vegetal.phtml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perimentação Vegetal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medindo-imoveis-rurais-com-gps-1.phtml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ndo Imóveis Rurais com GP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maquinas-para-a-pecuaria-1.phtm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áquinas para a Pecuári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hidrologia-basica-1.phtml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ologia Básic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maquinas-agricolas-para-plantio.phtml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emeadura, semeadoras, sementes, maquinas, plantio, sementes, agricolas</text:p>
          </table:table-cell>
          <table:table-cell office:value-type="string" calcext:value-type="string">
            <text:p>Máquinas Agrícolas para Plantio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matematica-aplicada-as-ciencias-agrarias-analise-de-dados-e-modelos-1.phtm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temática Aplicada às Ciências Agrárias - Análise de Dados e Modelo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manutencao-de-tratores-agricolas-manutencao-por-horas.phtml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tenção de Tratores Agrícolas - (Manutenção por Horas)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medicao-de-vazao.phtml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Medição de Vaz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hidros-dimensionamento-de-sistemas-hidroagricolas-1.phtml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os - Dimensionamento de Sistemas Hidroagrícol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escoamento-superficial-1.phtml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scoamento Superficial</text:p>
          </table:table-cell>
          <table:table-cell office:value-type="string" calcext:value-type="string">
            <text:p>Escoamento Superficial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construcoes-rurais.phtm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struções Rurai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nalise-de-risco-em-recursos-hidricos-fundamentos-e-aplicacoes.phtml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 de Risco em Recursos Hídricos - Fundamentos e Aplicaçõe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aproveitamento-de-pequenas-fontes-de-energia-eletrica-1.phtml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proveitamento de Pequenas Fontes de Energia Elétrica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analise-espacial-de-dados-geograficos-1.phtml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 Espacial de Dados Geográficos - AGROLIVROS</text:p>
          </table:table-cell>
        </table:table-row>
        <table:table-row table:style-name="ro1">
          <table:table-cell office:value-type="string" calcext:value-type="string">
            <text:p>http://www.agrolivros.com.br/suinocultura/manual-pigpel-de-suinocultura-intensiva-1.phtml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IGPEL de Suinocultura Intensiva livro suínos - AGROLIVROS</text:p>
          </table:table-cell>
        </table:table-row>
        <table:table-row table:style-name="ro1">
          <table:table-cell office:value-type="string" calcext:value-type="string">
            <text:p>http://www.agrolivros.com.br/suinocultura/manejo-sanitario-de-suinos.phtml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Sanitário de Suínos - AGROLIVROS</text:p>
          </table:table-cell>
        </table:table-row>
        <table:table-row table:style-name="ro1">
          <table:table-cell office:value-type="string" calcext:value-type="string">
            <text:p>http://www.agrolivros.com.br/suinocultura/manejo-reprodutivo-de-suinos-1.phtml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Reprodutivo de Suínos - AGROLIVROS</text:p>
          </table:table-cell>
        </table:table-row>
        <table:table-row table:style-name="ro1">
          <table:table-cell office:value-type="string" calcext:value-type="string">
            <text:p>http://www.agrolivros.com.br/suinocultura/manejo-de-leitoes-da-maternidade-a-terminacao.phtml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e Leitões - Da Maternidade à Terminação - AGROLIVROS</text:p>
          </table:table-cell>
        </table:table-row>
        <table:table-row table:style-name="ro1">
          <table:table-cell office:value-type="string" calcext:value-type="string">
            <text:p>http://www.agrolivros.com.br/suinocultura/manejo-alimentar-de-suinos.phtml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Alimentar de Suínos - AGROLIVROS</text:p>
          </table:table-cell>
        </table:table-row>
        <table:table-row table:style-name="ro1">
          <table:table-cell office:value-type="string" calcext:value-type="string">
            <text:p>http://www.agrolivros.com.br/pecuaria-de-leite/maior-producao-com-melhor-ambiente-para-aves-suinos-e-ovinos.phtml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Neste livro </text:p>
          </table:table-cell>
          <table:table-cell office:value-type="string" calcext:value-type="string">
            <text:p>Maior Produção com Melhor Ambient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na-suinocultura.phtml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na Suinocultur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riacao-animal-organica-regulamentos-e-normas-da-producao-organica.phtml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Animal Orgânica - Regulamentos e Normas da Produção Orgânic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lima-e-ambiente-introducao-a-climatologia-para-ciencias-ambientais.phtml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ima e Ambiente - Introdução à Climatologia para Ciências Ambientais - AGROLIVROS</text:p>
          </table:table-cell>
        </table:table-row>
        <table:table-row table:style-name="ro1">
          <table:table-cell office:value-type="string" calcext:value-type="string">
            <text:p>http://www.agrolivros.com.br/suinocultura/avaliacao-patologica-de-suinos-no-abate.phtm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valiação Patológica de Suínos no Abate - AGROLIVROS</text:p>
          </table:table-cell>
        </table:table-row>
        <table:table-row table:style-name="ro1">
          <table:table-cell office:value-type="string" calcext:value-type="string">
            <text:p>http://www.agrolivros.com.br/suinocultura/alimentos-alternativos-para-suinos-1.phtml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Alternativos para Suí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terapeutica-veterinaria-1.phtm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Terapêutic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anestesia-em-pequenos-animais-1.phtm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Anestesia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histologia-comparada-1.phtm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stologia Comparada - AGROLIVROS</text:p>
          </table:table-cell>
        </table:table-row>
        <table:table-row table:style-name="ro1">
          <table:table-cell office:value-type="string" calcext:value-type="string">
            <text:p>http://www.agrolivros.com.br/Caes-e-Gatos/filhotes-os-cuidados-nos-primeiros-anos-de-vida-do-seu-cao.phtm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lhotes - Os cuidados nos primeiros anos de vida do seu c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-clinico-dos-animais-de-fazenda-1.phtm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 Clínico dos Animais de Fazend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iagnostico-dermatologico-avaliacao-clinica-e-exames-imediatos.phtm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óstico Dermatológico - Avaliação Clínica e Exames Imedi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nsulta-veterinaria-em-5-minutos-especies-canina-e-felina-1.phtml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sulta Veterinária em 5 Minutos: Espécies Canina e Fel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laudicacao-em-equinos-segundo-adams.phtml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audicação em Eqüinos segundo Adam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irurgia-ortopedica-em-caes-e-gatos.phtml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rurgia Ortopédica em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irurgia-de-pequenos-animais-3.phtm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rurgi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rucelose-e-tuberculose-bovina-epidemiologia-controle-e-diagnostico-1.phtml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rucelose e Tuberculose Bovina - Epidemiologia, Controle e Diagnóstic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ooth-farmacologia-e-terapeutica-em-veterinaria-1.phtm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oth / Farmacologia e Terapêutica em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izu-o-x-da-questao-2000-questoes-para-concursos-de-medicina-veterinaria.phtml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ZU - O X DA QUESTÃO - 2.000 Questões para Concursos de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ases-fisiologicas-da-medicina-do-pequeno-animal-1.phtm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ses Fisiológicas da Medicina do Pequeno Animal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nsulta-rapida-em-clinica-veterinaria-1.phtml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sulta Rápida em Clínica Veterinária - AGROLIVROS</text:p>
          </table:table-cell>
        </table:table-row>
        <table:table-row table:style-name="ro1">
          <table:table-cell office:value-type="string" calcext:value-type="string">
            <text:p>http://www.agrolivros.com.br/Caes-e-Gatos/comportamento-felino-um-guia-para-veterinarios-1.phtm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rtamento Felino - Um Guia para Veterinários - AGROLIVROS</text:p>
          </table:table-cell>
        </table:table-row>
        <table:table-row table:style-name="ro1">
          <table:table-cell office:value-type="string" calcext:value-type="string">
            <text:p>http://www.agrolivros.com.br/Equinos-1/comportamento-equino-principios-e-pratica-1.phtm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rtamento Eqüino - Princípios e Prática - AGROLIVROS</text:p>
          </table:table-cell>
        </table:table-row>
        <table:table-row table:style-name="ro1">
          <table:table-cell office:value-type="string" calcext:value-type="string">
            <text:p>http://www.agrolivros.com.br/Equinos-1/casqueamento-e-ferrageamento-de-equinos-1.phtm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squeamento e Ferrageamento de Eqü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mportamento-e-bem-estar-de-animais-domesticos-1.phtml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rtamento e bem-estar de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mportamento-canino-e-felino-consulta-veterinaria-em-5-minutos-1.phtml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rtamento Canino e Felino (Consulta Veterinária em 5 Minutos)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mportamento-canino-um-guia-para-veterinarios-1.phtm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rtamento Canino - Um Guia para Veterinári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ompendio-veterinario-36-edicao.phtml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êndio Veterinário 36ª Ediç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linica-de-aves-1.phtml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ínica de Ave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linica-veterinaria-um-tratado-de-doencas-dos-bovinos-ovinos-suinos-caprinos-e-equinos-1.phtml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ínica Veterinária - Um Tratado de Doenças dos Bovinos, Ovinos, Suínos, Caprinos e Eqü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linica-de-animais-exoticos-1.phtml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ínica de Animais Exó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iagnostico-de-radiologia-veterinaria-1.phtml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óstico de Radi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iagnostico-citologico-e-hematologia-de-caes-e-gatos.phtml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óstico Citológico e Hematologia de Cães e Gatos - AGROLIVROS</text:p>
          </table:table-cell>
        </table:table-row>
        <table:table-row table:style-name="ro1">
          <table:table-cell office:value-type="string" calcext:value-type="string">
            <text:p>http://www.agrolivros.com.br/Equinos-1/dermatologia-para-veterinarios-de-equinos-1.phtml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Dermatologia para Veterinários de Eqüinos</text:p>
          </table:table-cell>
          <table:table-cell office:value-type="string" calcext:value-type="string">
            <text:p>Dermatologia para Veterinários de Eqü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ermatologia-para-o-clinico-de-pequenos-animais-1.phtm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rmatologia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ermatologia-de-pequenos-animais-consulta-em-5-minutos-1.phtml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rmatologia de Pequenos Animais - Consulta em 5 minu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cunningham-tratado-de-fisiologia-veterinaria-.phtml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NNINGHAM Tratado de Fisi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mergencias-de-pequenos-animais.phtml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emergencias-de-pequenos-animais</text:p>
          </table:table-cell>
          <table:table-cell office:value-type="string" calcext:value-type="string">
            <text:p>emergencias-de-pequenos-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mergencia-e-cuidados-intensivos-em-pequenos-animais-1.phtml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mergência e Cuidados Intensivos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cocardiografia-bidimensional-e-em-modo-m-para-o-clinico-de-pequenos-animais-1.phtm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cardiografia Bidimensional e em Modo-M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ckert-fisiologia-animal-1.phtm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kert | Fisiologia Animal - AGROLIVROS</text:p>
          </table:table-cell>
        </table:table-row>
        <table:table-row table:style-name="ro1">
          <table:table-cell office:value-type="string" calcext:value-type="string">
            <text:p>http://www.agrolivros.com.br/Culinaria/150-tecnicas-para-dominar-a-arte-culinaria-.phtml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150 Técnicas para Dominar a Arte Culinária </text:p>
          </table:table-cell>
          <table:table-cell office:value-type="string" calcext:value-type="string">
            <text:p>150 Técnicas para Dominar a Arte Culinária <text:s/>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cg-eletrocardiografia-para-o-clinico-de-pequenos-animais-1.phtml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G - Eletrocardiografia para o Clínico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ukes-fisiologia-dos-animais-domesticos-1.phtm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ukes / Fisiologia dos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or-em-animais-1.phtm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r em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oencas-parasitarias-de-caprinos-e-ovinos-epidemiologia-e-controle-1.phtml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Parasitárias de Caprinos e Ovinos - Epidemiologia e Controle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oencas-em-bufalos-no-brasil-1.phtml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oenças em Búfalos no Brasil</text:p>
          </table:table-cell>
          <table:table-cell office:value-type="string" calcext:value-type="string">
            <text:p>Doenças em Búfalos no Brasil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oencas-de-pele-do-cao-e-do-gato.phtm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e Pele do Cão e do Gat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iagnosticos-diferenciais-na-clinica-de-pequenos-animais-1.phtml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ósticos Diferenciais na Clínic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armacologia-veterinaria.phtml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armacologia-clinica-de-pequenos-animais-1.phtml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logia Clínic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armacologia-clinica-em-medicina-veterinaria-1.phtml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logia Clínica em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armacologia-aplicada-a-medicina-veterinaria-1.phtml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logia Aplicada à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armacologia-aplicada-a-avicultura-1.phtm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macologia Aplicada à Avicultur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s-laboratoriais-em-medicina-veterinaria-1.phtm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s Laboratoriais em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s-laboratoriais-e-procedimentos-diagnosticos-em-caes-e-gatos.phtml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s Laboratoriais e Procedimentos Diagnósticos em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-clinico-e-diagnostico-em-veterinaria-1.phtml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 Clínico e Diagnóstico em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exame-clinico-dos-bovinos-1.phtml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xame Clínico dos Bov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hematologia-e-bioquimica-clinica-veterinaria-1.phtm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ematologia e Bioquímica Clínica Veterinária - AGROLIVROS</text:p>
          </table:table-cell>
        </table:table-row>
        <table:table-row table:style-name="ro1">
          <table:table-cell office:value-type="string" calcext:value-type="string">
            <text:p>http://www.agrolivros.com.br/Avicultura/guia-de-diagnostico-de-doencas-avicolas-1.phtml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e Diagnóstico de Doenças Avícol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guia-de-antimicrobianos-em-veterinaria-1.phtml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e Antimicrobianos em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genetica-e-melhoramento-de-ovinos-1.phtml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nética e Melhoramento de Ov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genetica-basica-para-veterinaria-1.phtm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nética Básica para Veterinária Livr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geriatria-clinica-dos-caninos-e-felinos-1.phtm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riatria Clínica dos Caninos e Fel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fisioterapia-veterinaria-1.phtml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sioterapia Veterinária - AGROLIVROS</text:p>
          </table:table-cell>
        </table:table-row>
        <table:table-row table:style-name="ro1">
          <table:table-cell office:value-type="string" calcext:value-type="string">
            <text:p>http://www.agrolivros.com.br/Equinos-1/manual-de-anestesia-em-equinos-1.phtml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Anestesia em Equinos - AGROLIVROS</text:p>
          </table:table-cell>
        </table:table-row>
        <table:table-row table:style-name="ro1">
          <table:table-cell office:value-type="string" calcext:value-type="string">
            <text:p>http://www.agrolivros.com.br/Avicultura/manejo-sanitario-para-aves-de-subsistencia.phtml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Sanitário para Aves de Subsistênc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introducao-a-patologia-veterinaria.phtml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à Pa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introducao-a-oftalmologia-clinica-de-caes-e-gatos.phtml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à Oftalmologia Clínica de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infeccao-e-imunidade-em-animais-domesticos.phtml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fecção e Imunidade em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imunologia-veterinaria-1.phtml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un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imunodiagnostico-em-medicina-veterinaria-1.phtml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unodiagnóstico em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procedimentos-veterinarios-e-tratamento-emergencial-segundo-kirk-e-bistner-1.phtml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Procedimentos Veterinários e Tratamento Emergencial Segundo Kirk e Bistner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procedimentos-clinicos-em-caes-gatos-e-coelhos.phtm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Procedimentos Clínicos em Cães, Gatos e Coelh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feridas-em-caes-e-gatos.phtml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Feridas em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medicina-interna-de-pequenos-animais-1.phtml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Medicina Intern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endocrinologia-canina-e-felina-bsava-1.phtml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Endocrinologia Canina e Felina (BSAVA)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emergencias-e-afeccoes-frequentes-do-aparelho-reprodutor-em-caes.phtm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Emergências e Afeccões Freqüentes do Aparelho Reprodutor em Cãe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controle-da-dor-em-medicina-veterinaria-1.phtml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ontrole da Dor em Medicin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consulta-veterinaria-em-5-minutos-especies-canina-e-felina-1.phtml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onsulta Veterinária em 5 Minutos: Espécies Canina e Fel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cirurgia-de-pequenos-animais-2-volumes-3-edicao.phtml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irurgia de Pequenos Animais (2 volumes) ? 3ª ediçã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cardiologia-para-caes-e-gatos.phtm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ardiologia para Cães e Gat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veterinaria-tradicional-chinesa.phtml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cina Veterinária Tradicional Chinesa, acupuntur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interna-equina-1.phtml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cina Interna Eqüin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interna-de-pequenos-animais.phtml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cina Interna de Pequenos Animais Estudantes de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interna-de-pequenos-animais-2.phtm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cina Intern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interna-de-felinos.phtml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Medicina Interna de Felinos</text:p>
          </table:table-cell>
          <table:table-cell office:value-type="string" calcext:value-type="string">
            <text:p>Medicina Interna de Fel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edicina-de-laboratorio-veterinaria-1.phtml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dicina de Laboratório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saunders-taraputico-veterinrio-1.phtml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Saunders TARAPÊUTICO VETERINÁRI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pratico-de-terapeutica-dos-caninos-e-felinos-1.phtm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ático de Terapêutica dos Caninos e Felin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merck-de-veterinaria-1.phtm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Merck de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elsevier-de-veterinaria.phtml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Elsevier de Veterinária 7/E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toxicologia-veterinaria.phtml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Toxic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estesiologia-veterinaria-farmacologia-e-tecnicas-textos-e-atlas-1.phtml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estesiologia Veterinária - Farmacologia e Técnicas - Textos e Atl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estesia-veterinaria-para-academicos-e-iniciantes.phtml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estesia Veterinária para Acadêmicos e Iniciante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analise-de-alimentos-metodos-quimicos-e-biologicos-1.phtm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álise de Alimentos - Métodos Químicos e Biológ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veterinaria-em-sala-e-aula-1.phtm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Veterinária em Sala e Aul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funcional-e-fisiologia-dos-animais-domesticos-1.phtm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Funcional e Fisiologia dos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e-fisiologia-dos-animais-de-fazenda-1.phtm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ivro essencial para entender os fundamentos da anatomia e da fisiologia dos animais de fazenda e indicado para profissionais e estudantes de medicina veterinária e zootecnia</text:p>
          </table:table-cell>
          <table:table-cell office:value-type="string" calcext:value-type="string">
            <text:p>Anatomia e Fisiologia dos Animais de Fazend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dos-animais-domesticos-texto-e-atlas-colorido-1.phtml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dos Animais Domésticos - Texto e Atlas Colorid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dos-animais-domesticos-2-volumes-1.phtm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dos Animais Domésticos - 2 Volume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do-cao-texto-e-atlas.phtml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do Cão - Texto e Atl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natomia-clinica-de-pequenos-animais-1.phtml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Clínica de Pequenos Animai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bases-da-patologia-em-veterinaria-1.phtml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ses da Patologia em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de-clinica-oftalmologica-do-cao-e-do-gato.phtm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de Clínica Oftalmológica do Cão e do Gato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de-anatomia-topografica-dos-animais-domesticos-1.phtml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de Anatomia Topográfica dos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de-anatomia-aplicada-dos-animais-domesticos-1.phtml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de Anatomia Aplicada dos Animais Doméstic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patologia-veterinaria-1.phtml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Colorido de Pa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histologia-veterinaria-1.phtm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Colorido de Histologia Veterinária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tlas-colorido-de-anatomia-de-grandes-animais-fundamentos-1.phtml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tlas Colorido de Anatomia de Grandes Animais - Fundamentos - AGROLIVROS</text:p>
          </table:table-cell>
        </table:table-row>
        <table:table-row table:style-name="ro1">
          <table:table-cell office:value-type="string" calcext:value-type="string">
            <text:p>http://www.agrolivros.com.br/Equinos-1/as-doencas-de-pele-no-cavalo-1.phtm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s Doenças de Pele no Cavalo - AGROLIVROS</text:p>
          </table:table-cell>
        </table:table-row>
        <table:table-row table:style-name="ro1">
          <table:table-cell office:value-type="string" calcext:value-type="string">
            <text:p>http://www.agrolivros.com.br/Avicultura/ambiencia-em-edificacoes-rurais.phtml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biência em Edificações Rurais, melhor ambiente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a-alimentacao-pratica-do-cavalo.phtm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Alimentação Prática do Cavalo - AGROLIVROS</text:p>
          </table:table-cell>
        </table:table-row>
        <table:table-row table:style-name="ro1">
          <table:table-cell office:value-type="string" calcext:value-type="string">
            <text:p>http://www.agrolivros.com.br/Caes-e-Gatos/o-basset-hound-1.phtml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Basset Hound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soja-doencas-radiculares-e-de-hastes-1.phtml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ja - Doenças Radiculares e de Hastes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cactos-guia-pratico-1.phtml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ctos - Guia Prático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lantas-anuais-guia-pratico-1.phtm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Anuais - Guia Prático - AGROLIVROS</text:p>
          </table:table-cell>
        </table:table-row>
        <table:table-row table:style-name="ro1">
          <table:table-cell office:value-type="string" calcext:value-type="string">
            <text:p>http://www.agrolivros.com.br/Culturas/o-agronegocio-do-amendoim-no-brasil-1.phtml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ócio do Amendoim no Brasil - AGROLIVROS</text:p>
          </table:table-cell>
        </table:table-row>
        <table:table-row table:style-name="ro1">
          <table:table-cell office:value-type="string" calcext:value-type="string">
            <text:p>http://www.agrolivros.com.br/Plantas-Ornamentais-e-Jardinagem/plantas-para-casa-guia-pratico-1.phtm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para Casa - Guia Prático - AGROLIVROS</text:p>
          </table:table-cell>
        </table:table-row>
        <table:table-row table:style-name="ro1">
          <table:table-cell office:value-type="string" calcext:value-type="string">
            <text:p>http://www.agrolivros.com.br/Compendios-e-Dicionarios-1/compendio-de-defensivos-agricolas-9-.phtml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êndio de Defensivos Agrícolas - 9ª <text:s/>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estrategias-para-a-carne-bovina-no-brasil-1.phtml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para a Carne Bovina no Brasil - AGROLIVROS</text:p>
          </table:table-cell>
        </table:table-row>
        <table:table-row table:style-name="ro1">
          <table:table-cell office:value-type="string" calcext:value-type="string">
            <text:p>http://www.agrolivros.com.br/horticultura/novo-manual-de-olericultura-agrotecnologia-moderna-na-producao-e-comercializacao-de-hortalicas.phtm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ovo Manual de Olericultura - Agrotecnologia Moderna na Produção e Comercialização de Hortaliç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iagnostico-medico-em-pequenos-animais.phtml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agnóstico Médico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bovinocultura-de-corte-cadeia-produtiva-sistemas-de-producao.phtml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Bovinocultura de Corte: Cadeia Produtiva &amp; Sistemas de Produção</text:p>
          </table:table-cell>
          <table:table-cell office:value-type="string" calcext:value-type="string">
            <text:p>Bovinocultura de Corte: Cadeia Produtiva &amp; Sistemas de Produção - AGROLIVROS</text:p>
          </table:table-cell>
        </table:table-row>
        <table:table-row table:style-name="ro1">
          <table:table-cell office:value-type="string" calcext:value-type="string">
            <text:p>http://www.agrolivros.com.br/horticultura/olericultura-geral-principios-e-tecnicas-1.phtml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lericultura Geral: Princípios e Técnicas - AGROLIVROS</text:p>
          </table:table-cell>
        </table:table-row>
        <table:table-row table:style-name="ro1">
          <table:table-cell office:value-type="string" calcext:value-type="string">
            <text:p>http://www.agrolivros.com.br/horticultura/manual-de-olericultura-cultura-e-comercializacao-de-hortalicas-vol-ii.phtm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Olericultura - Cultura e Comercialização de Hortaliças - Vol. II - AGROLIVROS</text:p>
          </table:table-cell>
        </table:table-row>
        <table:table-row table:style-name="ro1">
          <table:table-cell office:value-type="string" calcext:value-type="string">
            <text:p>http://www.agrolivros.com.br/horticultura/abc-da-olericultura-guia-da-pequena-horta-1.phtml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C da Olericultura - Guia da Pequena Hort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anual-de-horticultura-organica-1.phtml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Horticultura Orgânic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anual-de-horticultura-ecologica-auto-suficiencia-em-pequenos-espacos-1.phtm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Horticultura Ecológica - Auto-suficiência em Pequenos Espaços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introducao-ao-melhoramento-genetico-de-bovinos-de-corte.phtml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Introdução ao Melhoramento Genético de Bovinos de Corte</text:p>
          </table:table-cell>
          <table:table-cell office:value-type="string" calcext:value-type="string">
            <text:p>Introdução ao Melhoramento Genético de Bovinos de Corte - AGROLIVROS</text:p>
          </table:table-cell>
        </table:table-row>
        <table:table-row table:style-name="ro1">
          <table:table-cell office:value-type="string" calcext:value-type="string">
            <text:p>http://www.agrolivros.com.br/pecuaria-de-corte/manejo-de-sistemas-de-cria-em-pecuaria-de-corte.phtml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Manejo de Sistemas de Cria em Pecuária de Corte, genética, desmame, pastagem</text:p>
          </table:table-cell>
          <table:table-cell office:value-type="string" calcext:value-type="string">
            <text:p>Manejo de Sistemas de Cria em Pecuária de Corte, genética, desmame, pastagem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dubos-adubacoes.phtml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ubos &amp; Adubações - AGROLIVROS</text:p>
          </table:table-cell>
        </table:table-row>
        <table:table-row table:style-name="ro1">
          <table:table-cell office:value-type="string" calcext:value-type="string">
            <text:p>http://www.agrolivros.com.br/Caes-e-Gatos/american-pit-bull-terrier-desfazendo-mitos-e-preconceitos-1.phtml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rican Pit Bull Terrier Desfazendo Mitos e Preconceit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zoologia-agricola-manejo-ecologico-de-pragas-1.phtml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Zoologia Agrícola Manejo Ecológico de Pragas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producao-de-organismos-aquaticos.phtm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Organismos Aquaticos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quimica-de-alimentos-de-fennema-1.phtml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ímica de Alimentos de Fennema - AGROLIVROS</text:p>
          </table:table-cell>
        </table:table-row>
        <table:table-row table:style-name="ro1">
          <table:table-cell office:value-type="string" calcext:value-type="string">
            <text:p>http://www.agrolivros.com.br/Equinos-1/conversando-sobre-cavalos.phtml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versando Sobre Cavalo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manual-de-doencas-da-pele-do-cao-e-do-gato.phtml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Doenças da Pele do Cão e do Gato - AGROLIVROS</text:p>
          </table:table-cell>
        </table:table-row>
        <table:table-row table:style-name="ro1">
          <table:table-cell office:value-type="string" calcext:value-type="string">
            <text:p>http://www.agrolivros.com.br/Passaros/o-canario-atraves-dos-tempos-1.phtm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anário Através dos Temp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producao-e-analise-de-plantas-transgenicas.phtml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e Análise de Plantas Transgênicas - AGROLIVROS</text:p>
          </table:table-cell>
        </table:table-row>
        <table:table-row table:style-name="ro1">
          <table:table-cell office:value-type="string" calcext:value-type="string">
            <text:p>http://www.agrolivros.com.br/veterinaria-e-zootecnia/dermatologia-em-pequenos-animais-1.phtml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rmatologia em Pequenos Animais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regulagem-e-operacao-de-distribuidores-gravitacionais-de-calcario.phtml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gulagem e Operação de Distribuidores Gravitacionais de Calcário, máquinas agrícola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-1-construcao-da-proposta-pedagogica.phtml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(Vol. 1) construção da proposta pedagógica - AGROLIVROS</text:p>
          </table:table-cell>
        </table:table-row>
        <table:table-row table:style-name="ro1">
          <table:table-cell office:value-type="string" calcext:value-type="string">
            <text:p>http://www.agrolivros.com.br/Piscicultura-Aquicultura-1/nutricao-e-alimentacao-de-peixes-de-agua-doce.phtml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e Alimentação de Peixes de Água Doce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controle-biologico-de-pragas-1.phtm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role Biológico de Pragas - AGROLIVROS</text:p>
          </table:table-cell>
        </table:table-row>
        <table:table-row table:style-name="ro1">
          <table:table-cell office:value-type="string" calcext:value-type="string">
            <text:p>http://www.agrolivros.com.br/Equinos-1/manual-pratico-de-doma-1.phtml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ático de Doma - AGROLIVROS</text:p>
          </table:table-cell>
        </table:table-row>
        <table:table-row table:style-name="ro1">
          <table:table-cell office:value-type="string" calcext:value-type="string">
            <text:p>http://www.agrolivros.com.br/Equinos-1/doma-racional-de-equideos-1.phtml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ma Racional de Eqüíde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entomologia-didatica.phtml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ntomologia Didátic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bioecologia-e-nutricao-de-insetos.phtm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ecologia e Nutrição de Inset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estudo-dos-insetos-1.phtm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udo dos Insetos - AGROLIVROS</text:p>
          </table:table-cell>
        </table:table-row>
        <table:table-row table:style-name="ro1">
          <table:table-cell office:value-type="string" calcext:value-type="string">
            <text:p>http://www.agrolivros.com.br/Hidroponia/manual-pratico-de-hidroponia.phtml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ático de Hidroponia - AGROLIVROS</text:p>
          </table:table-cell>
        </table:table-row>
        <table:table-row table:style-name="ro1">
          <table:table-cell office:value-type="string" calcext:value-type="string">
            <text:p>http://www.agrolivros.com.br/Crustaceos-e-Moluscos/camarao-da-malasia-larvicultura.phtml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marão-da-malásia - Larvicultura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glossario-ilustrado-de-micologia-1.phtm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lossário Ilustrado de Micologia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producao-de-cogumelos-por-meio-de-tecnologia-chinesa-modificada.phtml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Cogumelos por Meio de Tecnologia Chinesa Modificada - AGROLIVROS</text:p>
          </table:table-cell>
        </table:table-row>
        <table:table-row table:style-name="ro1">
          <table:table-cell office:value-type="string" calcext:value-type="string">
            <text:p>http://www.agrolivros.com.br/Bubalinocultura/bufalos-500-perguntas-500-respostas-1.phtm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úfalo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tratado-de-botanica-de-strasurger.phtml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Botânica de Strasurger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sistematica-de-angiospermas-do-brasil-volume-1-1.phtm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ática de Angiospermas do Brasil - Volume 1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sistematica-vegetal-um-enfoque-filogenetico-1.phtml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ática Vegetal - Um Enfoque Filogenético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viabilidade-economica-da-criacao-de-ovinos-de-corte.phtml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Viabilidade Econômica da Criação de Ovinos de Corte - AGROLIVROS</text:p>
          </table:table-cell>
        </table:table-row>
        <table:table-row table:style-name="ro1">
          <table:table-cell office:value-type="string" calcext:value-type="string">
            <text:p>http://www.agrolivros.com.br/Caes-e-Gatos/tudo-sobre-seu-gatinho-1.phtm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do Sobre seu Gatinho - AGROLIVROS</text:p>
          </table:table-cell>
        </table:table-row>
        <table:table-row table:style-name="ro1">
          <table:table-cell office:value-type="string" calcext:value-type="string">
            <text:p>http://www.agrolivros.com.br/Caes-e-Gatos/tudo-sobre-seu-caozinho.phtm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udo Sobre seu Cãozinho - AGROLIVROS</text:p>
          </table:table-cell>
        </table:table-row>
        <table:table-row table:style-name="ro1">
          <table:table-cell office:value-type="string" calcext:value-type="string">
            <text:p>http://www.agrolivros.com.br/Caes-e-Gatos/principios-basicos-para-a-criacao-de-caes.phtm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Básicos para a Criação de Cães - AGROLIVROS</text:p>
          </table:table-cell>
        </table:table-row>
        <table:table-row table:style-name="ro1">
          <table:table-cell office:value-type="string" calcext:value-type="string">
            <text:p>http://www.agrolivros.com.br/Caes-e-Gatos/primeiros-socorros-para-gatos-1.phtml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meiros Socorros para Gatos - AGROLIVROS</text:p>
          </table:table-cell>
        </table:table-row>
        <table:table-row table:style-name="ro1">
          <table:table-cell office:value-type="string" calcext:value-type="string">
            <text:p>http://www.agrolivros.com.br/Caes-e-Gatos/primeiros-socorros-para-caes.phtm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meiros Socorros para Cães - AGROLIVROS</text:p>
          </table:table-cell>
        </table:table-row>
        <table:table-row table:style-name="ro1">
          <table:table-cell office:value-type="string" calcext:value-type="string">
            <text:p>http://www.agrolivros.com.br/Caes-e-Gatos/o-rottweiler-1.phtml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Rottweiler - AGROLIVROS</text:p>
          </table:table-cell>
        </table:table-row>
        <table:table-row table:style-name="ro1">
          <table:table-cell office:value-type="string" calcext:value-type="string">
            <text:p>http://www.agrolivros.com.br/Culinaria/vegetarianas-serie-delicias-1.phtml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Vegetariana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tortas-receitas-doces-e-salgadas-1.phtml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rtas: Receitas Doces e Salgadas - AGROLIVROS</text:p>
          </table:table-cell>
        </table:table-row>
        <table:table-row table:style-name="ro1">
          <table:table-cell office:value-type="string" calcext:value-type="string">
            <text:p>http://www.agrolivros.com.br/Culinaria/tofu-receita-de-chef.phtml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fu - Receita de Chef - AGROLIVROS</text:p>
          </table:table-cell>
        </table:table-row>
        <table:table-row table:style-name="ro1">
          <table:table-cell office:value-type="string" calcext:value-type="string">
            <text:p>http://www.agrolivros.com.br/Culinaria/sorvetes-serie-delicias-1.phtml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rvete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todas-as-tecnicas-culinarias-1.phtm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das as Técnicas Culinárias - AGROLIVROS</text:p>
          </table:table-cell>
        </table:table-row>
        <table:table-row table:style-name="ro1">
          <table:table-cell office:value-type="string" calcext:value-type="string">
            <text:p>http://www.agrolivros.com.br/Culinaria/soja-receitas-do-chef.phtml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ja Receitas do Chef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sabores-das-carnes-caprina-e-ovina-1.p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abores das Carnes Caprina e Ovina - AGROLIVROS</text:p>
          </table:table-cell>
        </table:table-row>
        <table:table-row table:style-name="ro1">
          <table:table-cell office:value-type="string" calcext:value-type="string">
            <text:p>http://www.agrolivros.com.br/Culturas/trigo-para-o-abastecimento-familiar-do-plantio-a-mesa-1.phtm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igo para o Abastecimento Familiar - Do plantio à mesa - AGROLIVROS</text:p>
          </table:table-cell>
        </table:table-row>
        <table:table-row table:style-name="ro1">
          <table:table-cell office:value-type="string" calcext:value-type="string">
            <text:p>http://www.agrolivros.com.br/Culturas/tecnologia-para-o-arroz-de-terras-altas-1.phtm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cnologia para o Arroz de Terras Alta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teoria-tridimensional-da-funcao-da-terra-no-espaco-rural-economica-social-e-ecologica.phtml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oria Tridimensional da Função da Terra no Espaço Rural - Economica, Social e Ecológica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teoria-geral-do-direito-agrario-contemporaneo-.phtml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oria Geral do Direito Agrário Contemporâneo <text:s/>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seguro-agricola-e-desenvolvimento-sustentavel-1.phtml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guro Agrícola e Desenvolvimento Sustentáve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resumo-de-direito-ambiental-para-concursos-1.phtml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sumo de Direito Ambiental para Concurso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principios-do-direito-processual-ambiental-1.phtml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do Direito Processual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multa-ambiental-conflitos-das-autuacoes-com-a-constituicao-e-a-lei.phtml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ulta Ambiental - Conflitos das Autuações com a Constituição e a Lei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manual-de-direito-ambiental-1.phtml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Direito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manual-de-auditoria-ambiental-de-estacoes-de-tratamento-de-esgotos.phtm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Auditoria Ambiental de Estações de Tratamento de Esgoto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imovel-agrario-agrariedade-ruralidade-e-rusticidade-1.phtm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móvel Agrário - Agrariedade, Ruralidade e Rusticidad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uma-verdade-inconveniente-1.phtml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ma Verdade Inconvenient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sustentabilidade.phtml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stentabilidade: o que é - o que não é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transporte-e-logistica-em-sistemas-agroindustriais-1.phtm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nsporte e Logística em Sistemas Agroindustriais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questao-agraria-industrializacao-e-crise-urbana-no-brasil.phtm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stão Agrária, Industrialização e Crise Urbana no Brasil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economia-e-politica-agricola-no-brasil-.phtml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nomia e Politica Agrícola no Brasil <text:s/>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topicos-em-manejo-de-plantas-daninhas-1.phtml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ópicos em Manejo de Plantas Daninha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rincipais-doencas-do-feijoeiro-e-seu-controle-1.phtm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ipais Doenças do Feijoeiro e seu Controle - AGROLIVROS</text:p>
          </table:table-cell>
        </table:table-row>
        <table:table-row table:style-name="ro1">
          <table:table-cell office:value-type="string" calcext:value-type="string">
            <text:p>http://www.agrolivros.com.br/Equinos-1/guia-pratico-da-doma-iniciacao-de-potros.phtml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Guia Prático da Doma - Iniciação de Potros</text:p>
          </table:table-cell>
          <table:table-cell office:value-type="string" calcext:value-type="string">
            <text:p>Guia Prático da Doma - Iniciação de Potros - AGROLIVROS</text:p>
          </table:table-cell>
        </table:table-row>
        <table:table-row table:style-name="ro1">
          <table:table-cell office:value-type="string" calcext:value-type="string">
            <text:p>http://www.agrolivros.com.br/edicoes-agrolivros/equitacao-um-esporte-para-todos.phtml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Equitação - Um Esporte para Todos</text:p>
          </table:table-cell>
          <table:table-cell office:value-type="string" calcext:value-type="string">
            <text:p>Equitação - Um Esporte para Todos - AGROLIVROS</text:p>
          </table:table-cell>
        </table:table-row>
        <table:table-row table:style-name="ro1">
          <table:table-cell office:value-type="string" calcext:value-type="string">
            <text:p>http://www.agrolivros.com.br/Equinos-1/doma-racional-interativa-1.phtml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ma Racional Interativa - AGROLIVROS</text:p>
          </table:table-cell>
        </table:table-row>
        <table:table-row table:style-name="ro1">
          <table:table-cell office:value-type="string" calcext:value-type="string">
            <text:p>http://www.agrolivros.com.br/Fruticultura/uva-processamento-producao.phtm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Processament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uva-processamento-pos-colheita-1.phtml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Processament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uva-processamento-fitossanidade-1.phtm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Processament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uva-de-mesa-producao.phtm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de Mes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uva-de-mesa-pos-colheita-1.phtm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de Mes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uva-de-mesa-fitossanidade-1.phtm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de Mes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uva-do-plantio-a-producao-pos-colheita-e-mercado.phtm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- Do Plantio a Produção, Pós-colheita e Mercado, viticultura - AGROLIVROS</text:p>
          </table:table-cell>
        </table:table-row>
        <table:table-row table:style-name="ro1">
          <table:table-cell office:value-type="string" calcext:value-type="string">
            <text:p>http://www.agrolivros.com.br/Fruticultura/uva-500-perguntas-500-respostas-1.phtml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va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tratado-de-fruticultura-1.phtml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ratado de Fruticultura - AGROLIVROS</text:p>
          </table:table-cell>
        </table:table-row>
        <table:table-row table:style-name="ro1">
          <table:table-cell office:value-type="string" calcext:value-type="string">
            <text:p>http://www.agrolivros.com.br/Fruticultura/propagacao-de-plantas-frutiferas.phtml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pagação de Plantas Frutífer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recomendacoes-de-calagem-e-adubacao.phtml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comendações de Calagem e Adubaçã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roducao-integrada-de-coco.phtml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Integrada de Coco - AGROLIVROS</text:p>
          </table:table-cell>
        </table:table-row>
        <table:table-row table:style-name="ro1">
          <table:table-cell office:value-type="string" calcext:value-type="string">
            <text:p>http://www.agrolivros.com.br/horticultura/tomate-para-processamento-industrial-1.phtml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omate para Processamento Industrial - AGROLIVROS</text:p>
          </table:table-cell>
        </table:table-row>
        <table:table-row table:style-name="ro1">
          <table:table-cell office:value-type="string" calcext:value-type="string">
            <text:p>http://www.agrolivros.com.br/horticultura/tecnologia-de-sementes-de-hortalicas-1.phtml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cnologia de Sementes de Hortaliças - AGROLIVROS</text:p>
          </table:table-cell>
        </table:table-row>
        <table:table-row table:style-name="ro1">
          <table:table-cell office:value-type="string" calcext:value-type="string">
            <text:p>http://www.agrolivros.com.br/horticultura/substratos-para-producao-de-mudas-e-cultivo-de-hortalicas.phtml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bstratos para Produção de Mudas e Cultivo de Hortaliç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otanica-geral-1.phtm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tânica Ger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otanica-organografia-1.phtm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tânica - Organografi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otanica-morfologia-interna-das-plantas-1.phtm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tânica - Morfologia Interna das Plantas - AGROLIVROS</text:p>
          </table:table-cell>
        </table:table-row>
        <table:table-row table:style-name="ro1">
          <table:table-cell office:value-type="string" calcext:value-type="string">
            <text:p>http://www.agrolivros.com.br/Culturas/embrapa-uva-e-vinho-novas-cultivares-brasileiras-de-uva-.phtml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mbrapa Uva e Vinho - Novas Cultivares Brasileiras de Uva <text:s/>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principios-de-genetica-quantitativa-1.phtml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de Genética Quantitativ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genetica-na-agropecuaria-1.phtml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nética na Agropecuári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elementos-de-dendrologia-1.phtm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lementos de Dendrologi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ecofisiologia-de-fruteiras-tropicais-1.phtm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fisiologia de Fruteiras Tropicai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endrologia-das-gimnospermas-1.phtm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logia das Gimnosperm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endrologia-das-angiospermas-myrtales-1.phtml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logia das Angiospermas: Myrtale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endrologia-das-angiospermas-leguminosas-1.phtml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logia das Angiospermas: Leguminos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endrologia-das-angiospermas-das-magnoliaceas-as-flacurtiaceas-1.phtm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logia das Angiospermas: das Magnoliáceas às Flacurtiáce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dendrologia-das-angiospermas-das-bixaceas-as-rosaceas-1.phtm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endrologia das Angiospermas: das Bixáceas às Rosáce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cultura-de-tecidos-vegetais-1.phtml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ura de Tecidos Vegetai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cultura-de-tecidos-e-transformacao-genetica-de-plantas-vol-2.phtml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ura de Tecidos e Transformação Genética de Plantas Vol. 2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cultura-de-tecidos-e-transformacao-genetica-de-plantas-vol-1.phtml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ura de Tecidos e Transformação Genética de Plantas Vol. 1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genetica-vol-1-fundamentos-1.phtm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nética - Vol. 1 - Fundament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genetica-vol-2-gbol-software-para-ensino-e-aprendizagem-de-genetica-1.phtm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nética (Vol. 2) GBOL - Software para Ensino e Aprendizagem de Genétic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undamentos-do-melhoramento-de-fruteiras-1.phtm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o Melhoramento de Fruteir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rutos-e-sementes-morfologia-aplicada-a-sistematica-de-dicotiledoneas-1.phtm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os e Sementes - Morfologia Aplicada à Sistemática de Dicotiledône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luxo-genico-e-transgenicos-1.phtml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luxo Gênico e Transgênic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siologia-vegetal-praticas-em-relacoes-hidricas-fotossintese-e-nutricao-mineral.phtm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siologia Vegetal: Práticas em Relações Hídricas, Fotossíntese e Nutrição Miner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siologia-vegetal-fotossintese-respiracao-relacoes-hidricas-e-nutricao-mineral.phtml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siologia Vegetal - Fotossíntese, Respiração, Relações Hídricas e Nutrição Miner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tossociologia-no-brasil-metodos-e-estudos-de-casos-1.pht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tossociologia no Brasil - Métodos e Estudos de Cas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siologia-vegetal-5-edicao.phtml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livro Fisiologia Vegetal - 5° Edição</text:p>
          </table:table-cell>
          <table:table-cell office:value-type="string" calcext:value-type="string">
            <text:p>livro Fisiologia Vegetal - 5° Edição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siologia-das-plantas-traducao-da-4-edicao-norte-americana-.phtml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FISIOLOGIA DAS PLANTAS – Tradução da 4ª edição norte-americana</text:p>
          </table:table-cell>
          <table:table-cell office:value-type="string" calcext:value-type="string">
            <text:p>FISIOLOGIA DAS PLANTAS – Tradução da 4ª edição norte-american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fisiologia-das-plantas-cultivadas-o-estudo-que-esta-por-tras-do-que-se-ve-1.phtm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siologia das Plantas Cultivadas – O estudo do que está por trás do que se vê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orfologia-anatomia-vegetal.phtml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rfologia &amp; Anatomia Veget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elhoramento-genetico-da-erva-mate-1.phtml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Genético da Erva-Mate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elhoramento-de-plantas-1.phtm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de Plant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elhoramento-de-fruteiras-tropicais-1.phtm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de Fruteiras Tropicai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elhoramento-de-fruteiras-de-clima-temperado-1.phtm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de Fruteiras de Clima Temperado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elhoramento-de-especies-cultivadas-1.phtm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horamento de Espécies Cultivadas, melhoramento de plant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manual-de-fisiologia-vegetal-1.phtml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Fisiologia Veget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hibridacao-artificial-de-plantas.phtml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bridação Artificial de Plant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germinacao-do-basico-ao-aplicado.phtm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rminação - Do Básico ao Aplicado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otanica-morfologia-externa-das-plantas-1.phtm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tânica - Morfologia Externa das Planta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iotecnologia-aplicada-a-agricultura-1.phtm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tecnologia Aplicada à Agricultur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biotecnologia-avancos-na-agricultura-e-na-agroindustria-1.phtml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tecnologia ? Avanços na Agricultura e na Agroindústri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natomia-vegetal-uma-abordagem-aplicada-1.phtml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Vegetal - Uma Abordagem Aplicada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natomia-vegetal-parte-ii-rgaos.phtm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Vegetal - Parte II - Órgã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natomia-vegetal-parte-i-celulas-e-tecidos-1.phtm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Vegetal - Parte I - Células e Tecidos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natomia-vegetal-1.phtm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Vegetal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natomia-das-plantas-de-esau.phtml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atomia das Plantas de ESAU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a-taturana-aspectos-biologicos-e-morfologicos-1.phtml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taturana: aspectos biológicos e morfológic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urso-manejo-sanitario-de-ovinos.phtml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urso Manejo Sanitário de Ovinos</text:p>
          </table:table-cell>
          <table:table-cell office:value-type="string" calcext:value-type="string">
            <text:p>Curso Manejo Sanitário de Ov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riacao-de-ovinos-de-corte.phtm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Ovinos de Corte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riacao-de-ovinos.phtml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Ov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producao-do-cordeiro-de-corte-em-sistema-de-consorciacao.phtml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o Cordeiro de Corte em Sistema de Consorciação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ovinos-500-perguntas-500-respostas-1.phtm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vino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ovelha-a-pasto-ovinos-de-corte-.phtml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velha a Pasto - Ovinos de Corte <text:s/>- AGROLIVROS</text:p>
          </table:table-cell>
        </table:table-row>
        <table:table-row table:style-name="ro1">
          <table:table-cell office:value-type="string" calcext:value-type="string">
            <text:p>http://www.agrolivros.com.br/caprinos-e-ovinos/nutricao-de-ovinos.phtml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de Ov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manual-do-produtor-de-cabras-leiteiras-1.phtml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o Produtor de Cabras Leiteira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manejo-reprodutivo-de-ovinos-de-corte-1.phtml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Reprodutivo de Ovinos de Corte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manejo-para-a-saude-de-ovinos-1.phtml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para a Saúde de Ov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manejo-nutricional-de-ovinos-de-corte-1.phtml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Nutricional de Ovinos de Corte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instalacoes-para-caprinos.phtml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talacoes-para-caprinos, caprinocultura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instalacoes-para-a-criacao-de-ovinos-tipo-corte.phtml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talações para a Criação de Ovinos Tipo Corte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instalacoes-para-a-criacao-de-ovinos-tipo-corte-1.phtml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talações para a Criação de Ovinos Tipo Corte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omo-criar-ovinos-de-corte-vol-2.phtml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omo Criar Ovinos de Corte - Vol. 2</text:p>
          </table:table-cell>
          <table:table-cell office:value-type="string" calcext:value-type="string">
            <text:p>Como Criar Ovinos de Corte - Vol. 2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omo-criar-ovinos-de-corte-vol-1.phtml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o Criar Ovinos de Corte - Vol. 1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aprinocultura-criacao-racional-de-caprinos.phtml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prinocultura - Criação Racional de Capr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caprinos-e-ovinos-de-corte-500-perguntas-500-respostas-1.phtml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prinos e Ovinos de Corte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alimentacao-e-nutricao-de-caprinos-e-ovinos.phtml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Alimentação e Nutrição de Caprinos e Ovinos</text:p>
          </table:table-cell>
          <table:table-cell office:value-type="string" calcext:value-type="string">
            <text:p>Alimentação e Nutrição de Caprinos e Ovinos - AGROLIVROS</text:p>
          </table:table-cell>
        </table:table-row>
        <table:table-row table:style-name="ro1">
          <table:table-cell office:value-type="string" calcext:value-type="string">
            <text:p>http://www.agrolivros.com.br/caprinos-e-ovinos/a-ovelha-manual-pratico-zootecnico-1.phtm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Ovelha - Manual Prático Zootécnico - AGROLIVROS</text:p>
          </table:table-cell>
        </table:table-row>
        <table:table-row table:style-name="ro1">
          <table:table-cell office:value-type="string" calcext:value-type="string">
            <text:p>http://www.agrolivros.com.br/Caes-e-Gatos/gatos-guia-pratico-1.phtm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tos - Guia Prático - AGROLIVROS</text:p>
          </table:table-cell>
        </table:table-row>
        <table:table-row table:style-name="ro1">
          <table:table-cell office:value-type="string" calcext:value-type="string">
            <text:p>http://www.agrolivros.com.br/Caes-e-Gatos/converse-com-o-seu-gato-1.phtm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verse com o seu gato! - AGROLIVROS</text:p>
          </table:table-cell>
        </table:table-row>
        <table:table-row table:style-name="ro1">
          <table:table-cell office:value-type="string" calcext:value-type="string">
            <text:p>http://www.agrolivros.com.br/Caes-e-Gatos/converse-com-o-seu-cao.phtml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verse com o seu cão! - AGROLIVROS</text:p>
          </table:table-cell>
        </table:table-row>
        <table:table-row table:style-name="ro1">
          <table:table-cell office:value-type="string" calcext:value-type="string">
            <text:p>http://www.agrolivros.com.br/Caes-e-Gatos/como-cuidar-bem-do-seu-gato-1.phtml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o cuidar bem do seu Gato - AGROLIVROS</text:p>
          </table:table-cell>
        </table:table-row>
        <table:table-row table:style-name="ro1">
          <table:table-cell office:value-type="string" calcext:value-type="string">
            <text:p>http://www.agrolivros.com.br/Caes-e-Gatos/adestramento-sem-castigo-1.phtml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estramento sem Castigo - AGROLIVROS</text:p>
          </table:table-cell>
        </table:table-row>
        <table:table-row table:style-name="ro1">
          <table:table-cell office:value-type="string" calcext:value-type="string">
            <text:p>http://www.agrolivros.com.br/Caes-e-Gatos/adestramento-de-caes.phtm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estramento de Cães - AGROLIVROS</text:p>
          </table:table-cell>
        </table:table-row>
        <table:table-row table:style-name="ro1">
          <table:table-cell office:value-type="string" calcext:value-type="string">
            <text:p>http://www.agrolivros.com.br/Caes-e-Gatos/100-perguntas-que-seu-cao-faria-ao-veterinario.phtm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100 Perguntas que Seu Cão Faria ao Veterinário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oidios-1.phtml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ídios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o-cultivo-do-cogumelo-shiitake-em-cepos-1.phtml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ultivo do Cogumelo Shiitake em Cepos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fungos-quarentenarios-para-o-brasil-1.phtml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gos Quarentenários para o Brasil - AGROLIVROS</text:p>
          </table:table-cell>
        </table:table-row>
        <table:table-row table:style-name="ro1">
          <table:table-cell office:value-type="string" calcext:value-type="string">
            <text:p>http://www.agrolivros.com.br/Caes-e-Gatos/o-pastor-alemao.phtml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Pastor Alemão - AGROLIVROS</text:p>
          </table:table-cell>
        </table:table-row>
        <table:table-row table:style-name="ro1">
          <table:table-cell office:value-type="string" calcext:value-type="string">
            <text:p>http://www.agrolivros.com.br/Caes-e-Gatos/meu-cao-meu-amigo.phtml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u Cão, Meu Amigo - AGROLIVROS</text:p>
          </table:table-cell>
        </table:table-row>
        <table:table-row table:style-name="ro1">
          <table:table-cell office:value-type="string" calcext:value-type="string">
            <text:p>http://www.agrolivros.com.br/Caes-e-Gatos/o-cao-adestrado-uma-visao-inovadora-de-treinamento-de-animais.phtm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ão Adestrado - Uma Visão Inovadora de Treinamento de Animais - AGROLIVROS</text:p>
          </table:table-cell>
        </table:table-row>
        <table:table-row table:style-name="ro1">
          <table:table-cell office:value-type="string" calcext:value-type="string">
            <text:p>http://www.agrolivros.com.br/Caes-e-Gatos/manual-do-filhote-caozinho-feliz.phtml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o Filhote - Cãozinho Feliz - AGROLIVROS</text:p>
          </table:table-cell>
        </table:table-row>
        <table:table-row table:style-name="ro1">
          <table:table-cell office:value-type="string" calcext:value-type="string">
            <text:p>http://www.agrolivros.com.br/Caes-e-Gatos/manual-do-dono-caozinho-feliz.phtml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o Dono - Cãozinho Feliz - AGROLIVROS</text:p>
          </table:table-cell>
        </table:table-row>
        <table:table-row table:style-name="ro1">
          <table:table-cell office:value-type="string" calcext:value-type="string">
            <text:p>http://www.agrolivros.com.br/Caes-e-Gatos/guia-do-yorkshire-terrier-animais-de-estimacao.phtml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o YORKSHIRE TERRIER - Animais de Estimação - AGROLIVROS</text:p>
          </table:table-cell>
        </table:table-row>
        <table:table-row table:style-name="ro1">
          <table:table-cell office:value-type="string" calcext:value-type="string">
            <text:p>http://www.agrolivros.com.br/Caes-e-Gatos/guia-do-pastor-alemao-animais-de-estimacao.phtm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o PASTOR ALEMÃO - Animais de Estimação - AGROLIVROS</text:p>
          </table:table-cell>
        </table:table-row>
        <table:table-row table:style-name="ro1">
          <table:table-cell office:value-type="string" calcext:value-type="string">
            <text:p>http://www.agrolivros.com.br/Caes-e-Gatos/guia-do-golden-retriever-animais-de-estimacao.phtml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o GOLDEN RETRIEVER - Animais de Estimação - AGROLIVROS</text:p>
          </table:table-cell>
        </table:table-row>
        <table:table-row table:style-name="ro1">
          <table:table-cell office:value-type="string" calcext:value-type="string">
            <text:p>http://www.agrolivros.com.br/Caes-e-Gatos/guia-do-dlmata-animais-de-estimacao.phtm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o DÁLMATA - Animais de Estimação - AGROLIVROS</text:p>
          </table:table-cell>
        </table:table-row>
        <table:table-row table:style-name="ro1">
          <table:table-cell office:value-type="string" calcext:value-type="string">
            <text:p>http://www.agrolivros.com.br/Caes-e-Gatos/guia-do-bxer-animais-de-estimacao.phtm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o BÓXER - Animais de Estimação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fungos-em-plantas-no-brasil-1.phtml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gos em Plantas no Brasil - AGROLIVROS</text:p>
          </table:table-cell>
        </table:table-row>
        <table:table-row table:style-name="ro1">
          <table:table-cell office:value-type="string" calcext:value-type="string">
            <text:p>http://www.agrolivros.com.br/Fruticultura/fungos-de-expressao-quarentenaria-em-fruteiras-de-clima-temperado-no-brasil.phtm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gos de Expressão Quarentenária em Fruteiras de Clima Temperado no Brasil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fungos-associados-a-frutos-e-graos-do-cafe.phtml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gos Associados a Frutos e Grãos do Café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fungos-uma-introducao-a-biologia-bioquimica-e-biotecnologia.phtm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gos - Uma introdução à biologia, bioquímica e biotecnologia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cultivo-do-cogumelo-medicinal-1.phtm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o Cogumelo Medicinal - AGROLIVROS</text:p>
          </table:table-cell>
        </table:table-row>
        <table:table-row table:style-name="ro1">
          <table:table-cell office:value-type="string" calcext:value-type="string">
            <text:p>http://www.agrolivros.com.br/Cogumelos-e-Fungos-2/cogumelos-guia-pratico-1.phtm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gumelos - Guia Prático - AGROLIVROS</text:p>
          </table:table-cell>
        </table:table-row>
        <table:table-row table:style-name="ro1">
          <table:table-cell office:value-type="string" calcext:value-type="string">
            <text:p>http://www.agrolivros.com.br/biologia-botanica-e-genetica-1/glossario-ilustrado-de-botanica-1.phtml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lossário Ilustrado de Botânica - AGROLIVROS</text:p>
          </table:table-cell>
        </table:table-row>
        <table:table-row table:style-name="ro1">
          <table:table-cell office:value-type="string" calcext:value-type="string">
            <text:p>http://www.agrolivros.com.br/Culinaria/500-receitas-vegetarianas.phtml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Receitas Vegetarianas - AGROLIVROS</text:p>
          </table:table-cell>
        </table:table-row>
        <table:table-row table:style-name="ro1">
          <table:table-cell office:value-type="string" calcext:value-type="string">
            <text:p>http://www.agrolivros.com.br/Culinaria/500-receitas-italianas.phtml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Receitas Italianas - AGROLIVROS</text:p>
          </table:table-cell>
        </table:table-row>
        <table:table-row table:style-name="ro1">
          <table:table-cell office:value-type="string" calcext:value-type="string">
            <text:p>http://www.agrolivros.com.br/Culinaria/500-queijos.phtm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Queijos - AGROLIVROS</text:p>
          </table:table-cell>
        </table:table-row>
        <table:table-row table:style-name="ro1">
          <table:table-cell office:value-type="string" calcext:value-type="string">
            <text:p>http://www.agrolivros.com.br/Culinaria/500-pizzas-paes.phtml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Pizzas &amp; Pães - AGROLIVROS</text:p>
          </table:table-cell>
        </table:table-row>
        <table:table-row table:style-name="ro1">
          <table:table-cell office:value-type="string" calcext:value-type="string">
            <text:p>http://www.agrolivros.com.br/Culinaria/500-petiscos-entradas-1.phtml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Petiscos &amp; Entradas - AGROLIVROS</text:p>
          </table:table-cell>
        </table:table-row>
        <table:table-row table:style-name="ro1">
          <table:table-cell office:value-type="string" calcext:value-type="string">
            <text:p>http://www.agrolivros.com.br/Culinaria/500-peixes-frutos-do-mar-.phtml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Peixes &amp; Frutos do Mar <text:s/>- AGROLIVROS</text:p>
          </table:table-cell>
        </table:table-row>
        <table:table-row table:style-name="ro1">
          <table:table-cell office:value-type="string" calcext:value-type="string">
            <text:p>http://www.agrolivros.com.br/Culinaria/500-maravilhas-de-chocolate.phtml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Maravilhas de Chocolate - AGROLIVROS</text:p>
          </table:table-cell>
        </table:table-row>
        <table:table-row table:style-name="ro1">
          <table:table-cell office:value-type="string" calcext:value-type="string">
            <text:p>http://www.agrolivros.com.br/Culinaria/500-cupcakes-muffins.phtml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Cupcakes &amp; Muffins - AGROLIVROS</text:p>
          </table:table-cell>
        </table:table-row>
        <table:table-row table:style-name="ro1">
          <table:table-cell office:value-type="string" calcext:value-type="string">
            <text:p>http://www.agrolivros.com.br/Culinaria/500-coqueteis.phtml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Coquetéis - AGROLIVROS</text:p>
          </table:table-cell>
        </table:table-row>
        <table:table-row table:style-name="ro1">
          <table:table-cell office:value-type="string" calcext:value-type="string">
            <text:p>http://www.agrolivros.com.br/Culinaria/receitas-leves-para-problemas-digestivos-1.phtml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ceitas Leves para Problemas Digestivos - AGROLIVROS</text:p>
          </table:table-cell>
        </table:table-row>
        <table:table-row table:style-name="ro1">
          <table:table-cell office:value-type="string" calcext:value-type="string">
            <text:p>http://www.agrolivros.com.br/Culinaria/cozinhando-com-o-iogurte-1.phtm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zinhando com o Iogurte - AGROLIVROS</text:p>
          </table:table-cell>
        </table:table-row>
        <table:table-row table:style-name="ro1">
          <table:table-cell office:value-type="string" calcext:value-type="string">
            <text:p>http://www.agrolivros.com.br/Culinaria/cozinha-picante-condimentada-1.phtm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zinha Picante &amp; Condimentada - AGROLIVROS</text:p>
          </table:table-cell>
        </table:table-row>
        <table:table-row table:style-name="ro1">
          <table:table-cell office:value-type="string" calcext:value-type="string">
            <text:p>http://www.agrolivros.com.br/Culinaria/cozinha-italiana-1.phtml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zinha Italiana - AGROLIVROS</text:p>
          </table:table-cell>
        </table:table-row>
        <table:table-row table:style-name="ro1">
          <table:table-cell office:value-type="string" calcext:value-type="string">
            <text:p>http://www.agrolivros.com.br/Culinaria/como-utilizar-a-linhaca-receitas.phtml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o Utilizar a Linhaça - Receitas - AGROLIVROS</text:p>
          </table:table-cell>
        </table:table-row>
        <table:table-row table:style-name="ro1">
          <table:table-cell office:value-type="string" calcext:value-type="string">
            <text:p>http://www.agrolivros.com.br/Culinaria/bolos-e-tortas-serie-delicias-1.phtml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olos e Torta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500-vinhos-1.phtml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Vinhos - AGROLIVROS</text:p>
          </table:table-cell>
        </table:table-row>
        <table:table-row table:style-name="ro1">
          <table:table-cell office:value-type="string" calcext:value-type="string">
            <text:p>http://www.agrolivros.com.br/Culinaria/500-tortas-doces-salgadas.phtml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Tortas Doces &amp; Salgadas - AGROLIVROS</text:p>
          </table:table-cell>
        </table:table-row>
        <table:table-row table:style-name="ro1">
          <table:table-cell office:value-type="string" calcext:value-type="string">
            <text:p>http://www.agrolivros.com.br/Culinaria/500-sucos-vitaminas-1.phtml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Sucos &amp; Vitaminas - AGROLIVROS</text:p>
          </table:table-cell>
        </table:table-row>
        <table:table-row table:style-name="ro1">
          <table:table-cell office:value-type="string" calcext:value-type="string">
            <text:p>http://www.agrolivros.com.br/Culinaria/500-sorvetes-sorbets-1.phtml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Sorvetes &amp; Sorbets - AGROLIVROS</text:p>
          </table:table-cell>
        </table:table-row>
        <table:table-row table:style-name="ro1">
          <table:table-cell office:value-type="string" calcext:value-type="string">
            <text:p>http://www.agrolivros.com.br/Culinaria/500-sopas.phtml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Sopas - AGROLIVROS</text:p>
          </table:table-cell>
        </table:table-row>
        <table:table-row table:style-name="ro1">
          <table:table-cell office:value-type="string" calcext:value-type="string">
            <text:p>http://www.agrolivros.com.br/Culinaria/500-saladas-1.phtml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Saladas - AGROLIVROS</text:p>
          </table:table-cell>
        </table:table-row>
        <table:table-row table:style-name="ro1">
          <table:table-cell office:value-type="string" calcext:value-type="string">
            <text:p>http://www.agrolivros.com.br/Culinaria/peixes-e-frutos-do-mar-serie-delicias-1.phtml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ixes e Frutos do Mar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ovos-serie-delicias-1.phtml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vo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o-pao-na-mesa-brasileira.phtm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Pão na Mesa Brasileira - AGROLIVROS</text:p>
          </table:table-cell>
        </table:table-row>
        <table:table-row table:style-name="ro1">
          <table:table-cell office:value-type="string" calcext:value-type="string">
            <text:p>http://www.agrolivros.com.br/Culinaria/nhoque-e-polenta-serie-delicias-1.phtml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hoque e Polenta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molhos-para-massas-serie-delicias-1.phtml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lhos para Massa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Culinaria/massas-recheadas-serie-delicias-1.phtml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ssas Recheadas - Série Delícias - AGROLIVROS</text:p>
          </table:table-cell>
        </table:table-row>
        <table:table-row table:style-name="ro1">
          <table:table-cell office:value-type="string" calcext:value-type="string">
            <text:p>http://www.agrolivros.com.br/Agroindustrias/frabricacao-de-pao-caseiro-bolo-simples-e-bolacha.phtml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abricação de Pão Caseiro, Bolo Simples e Bolacha - AGROLIVROS</text:p>
          </table:table-cell>
        </table:table-row>
        <table:table-row table:style-name="ro1">
          <table:table-cell office:value-type="string" calcext:value-type="string">
            <text:p>http://www.agrolivros.com.br/Culinaria/500-cervejas-1.phtml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500 Cervejas - AGROLIVROS</text:p>
          </table:table-cell>
        </table:table-row>
        <table:table-row table:style-name="ro1">
          <table:table-cell office:value-type="string" calcext:value-type="string">
            <text:p>http://www.agrolivros.com.br/Culturas/como-plantar-e-usar-a-araruta-1.phtml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o Plantar e Usar a Araruta - AGROLIVROS</text:p>
          </table:table-cell>
        </table:table-row>
        <table:table-row table:style-name="ro1">
          <table:table-cell office:value-type="string" calcext:value-type="string">
            <text:p>http://www.agrolivros.com.br/Culturas/cafe-conilon-1.phtm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fé Conilon - AGROLIVROS</text:p>
          </table:table-cell>
        </table:table-row>
        <table:table-row table:style-name="ro1">
          <table:table-cell office:value-type="string" calcext:value-type="string">
            <text:p>http://www.agrolivros.com.br/Culturas/arroz-irrigado-no-sul-do-brasil-1.phtm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rroz Irrigado no Sul do Brasil - AGROLIVROS</text:p>
          </table:table-cell>
        </table:table-row>
        <table:table-row table:style-name="ro1">
          <table:table-cell office:value-type="string" calcext:value-type="string">
            <text:p>http://www.agrolivros.com.br/Culturas/arroz-500-perguntas-500-respostas-1.phtm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rroz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amendoim-500-perguntas-500-respostas-1.phtml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ndoim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amaranto-opcao-para-diversificar-a-agricultura-e-os-alimentos.phtm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ARANTO: Opção para Diversificar a Agricultura e os Alimentos - AGROLIVROS</text:p>
          </table:table-cell>
        </table:table-row>
        <table:table-row table:style-name="ro1">
          <table:table-cell office:value-type="string" calcext:value-type="string">
            <text:p>http://www.agrolivros.com.br/Culturas/algodao-500-perguntas-500-respostas.phtm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godão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a-cultura-do-milho-irrigado-1.phtm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ultura do Milho Irrigad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urso-de-gestao-ambiental.phtm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urso de Gestão Ambiental</text:p>
          </table:table-cell>
          <table:table-cell office:value-type="string" calcext:value-type="string">
            <text:p>Curso de Gestão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urso-de-direito-internacional-do-meio-ambiente.phtm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rso de Direito Internacional do Meio Ambiente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urso-de-direito-ambiental-brasileiro-1.phtml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rso de Direito Ambiental Brasileiro - AGROLIVROS</text:p>
          </table:table-cell>
        </table:table-row>
        <table:table-row table:style-name="ro1">
          <table:table-cell office:value-type="string" calcext:value-type="string">
            <text:p>http://www.agrolivros.com.br/Culturas/tecnologia-de-producao-do-milho.phtml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cnologia de Produção do Milho - AGROLIVROS</text:p>
          </table:table-cell>
        </table:table-row>
        <table:table-row table:style-name="ro1">
          <table:table-cell office:value-type="string" calcext:value-type="string">
            <text:p>http://www.agrolivros.com.br/Culturas/o-grande-livro-da-oliveira-e-do-azeite-portugal-oleicola.phtml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Grande Livro da Oliveira e do Azeite - Portugal Oleícola Cultivo Cultur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aximizacao-da-eficiencia-de-producao-das-culturas.phtml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ximização da Eficiência de Produção das Culturas - AGROLIVROS</text:p>
          </table:table-cell>
        </table:table-row>
        <table:table-row table:style-name="ro1">
          <table:table-cell office:value-type="string" calcext:value-type="string">
            <text:p>http://www.agrolivros.com.br/Culturas/gergelim-500-perguntas-500-respostas-1.p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rgelim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ejo-da-fertilidade-do-solo-para-o-arroz-irrigado-1.phtm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a Fertilidade do Solo para o Arroz Irrigad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estatuto-da-terra-e-legislacao-agraria.phtml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atuto da Terra e Legislação Agrári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instrumentos-esferas-de-acao-e-educacao-ambiental.phtml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: Instrumentos, Esferas de Ação e Educação Ambien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e-sustentabilidade.phtml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Educação Ambiental e Sustentabilidade</text:p>
          </table:table-cell>
          <table:table-cell office:value-type="string" calcext:value-type="string">
            <text:p>Educação Ambiental e Sustentabilidade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internacional-do-meio-ambiente-1.phtml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Internacional do Meio Ambiente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de-guas-1.phtm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de Água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mbiental-e-ecologia-aspectos-filosoficos-contemporaneos-1.phtm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mbiental e Ecologia - Aspectos Filosóficos Contemporâneo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mbiental-e-aquecimento-global-1.phtml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mbiental e Aquecimento Glob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mbiental.phtml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mbiental-1.phtml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mbiental-3.phtml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mbienta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direito-agrario-brasileiro-e-o-agronegocio-internacional-1.phtml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grário Brasileiro e o Agronegócio Internacion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grario-brasileiro-1.phtml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grário Brasileir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grario.phtml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grári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direito-agrario-1.phtml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reito Agrári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7-meio-ambiente-e-a-escola.phtml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- Vol.7 Meio Ambiente e a Escol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e-meio-ambiente-uma-relacao-intrinseca.phtml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e Meio Ambiente: uma relação intrínsec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-5-agir.phtml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- Vol. 5 (Agir) - AGROLIVROS</text:p>
          </table:table-cell>
        </table:table-row>
        <table:table-row table:style-name="ro1">
          <table:table-cell office:value-type="string" calcext:value-type="string">
            <text:p>http://www.agrolivros.com.br/Culturas/feijao-caupi-avancos-tecnologicos.phtm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ijão-Caupi - Avanços Tecnologicos - AGROLIVROS</text:p>
          </table:table-cell>
        </table:table-row>
        <table:table-row table:style-name="ro1">
          <table:table-cell office:value-type="string" calcext:value-type="string">
            <text:p>http://www.agrolivros.com.br/Culturas/feijao-500-perguntas-500-respostas.p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ijão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feijao.phtml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ijão, cultura, feijão adubação, colheita, grãos, produção - AGROLIVROS</text:p>
          </table:table-cell>
        </table:table-row>
        <table:table-row table:style-name="ro1">
          <table:table-cell office:value-type="string" calcext:value-type="string">
            <text:p>http://www.agrolivros.com.br/Culturas/doencas-em-milho-molicutes-virus-vetores-1.phtml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em Milho: molicutes, vírus, vetore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.phtml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os Cereais de Inverno - Diagnose, Epidemiologia e Controle - AGROLIVROS</text:p>
          </table:table-cell>
        </table:table-row>
        <table:table-row table:style-name="ro1">
          <table:table-cell office:value-type="string" calcext:value-type="string">
            <text:p>http://www.agrolivros.com.br/Culturas/cultura-do-feijao-doencas-e-controle.phtml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ura do Feijão Doenças e Controle - AGROLIVROS</text:p>
          </table:table-cell>
        </table:table-row>
        <table:table-row table:style-name="ro1">
          <table:table-cell office:value-type="string" calcext:value-type="string">
            <text:p>http://www.agrolivros.com.br/Culturas/cultivo-do-inhame-em-base-agroecologica.phtml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o Inhame <text:s/>em Base Agroecológica - AGROLIVROS</text:p>
          </table:table-cell>
        </table:table-row>
        <table:table-row table:style-name="ro1">
          <table:table-cell office:value-type="string" calcext:value-type="string">
            <text:p>http://www.agrolivros.com.br/Culturas/cultivo-da-soca-de-arroz-irrigado-1.phtml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a Soca de Arroz Irrigado - AGROLIVROS</text:p>
          </table:table-cell>
        </table:table-row>
        <table:table-row table:style-name="ro1">
          <table:table-cell office:value-type="string" calcext:value-type="string">
            <text:p>http://www.agrolivros.com.br/Culturas/manual-de-identificacao-de-pragas-do-milho-e-de-seus-principais-agentes-de-controle-biologico.phtml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Identificação de Pragas do Milho e de seus Principais Agentes de Controle Biológico - AGROLIVROS</text:p>
          </table:table-cell>
        </table:table-row>
        <table:table-row table:style-name="ro1">
          <table:table-cell office:value-type="string" calcext:value-type="string">
            <text:p>http://www.agrolivros.com.br/Culturas/manual-de-identificacao-de-doencas-de-soja.phtml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Identificação de Doenças de Soja - AGROLIVROS</text:p>
          </table:table-cell>
        </table:table-row>
        <table:table-row table:style-name="ro1">
          <table:table-cell office:value-type="string" calcext:value-type="string">
            <text:p>http://www.agrolivros.com.br/Culturas/mandioca-cultivo-agroecologico-e-uso-na-alimentacao-humana-e-animal.phtm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dioca - Cultivo Agroecológico e Uso na Alimentação Humana e Animal - AGROLIVROS</text:p>
          </table:table-cell>
        </table:table-row>
        <table:table-row table:style-name="ro1">
          <table:table-cell office:value-type="string" calcext:value-type="string">
            <text:p>http://www.agrolivros.com.br/Culturas/mandioca-500-perguntas-500-respostas-1.phtml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dioca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mamona-500-perguntas-500-respostas-1.phtml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ona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rrigacao-do-feijoeiro.phtml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rrigação do Feijoeiro - AGROLIVROS</text:p>
          </table:table-cell>
        </table:table-row>
        <table:table-row table:style-name="ro1">
          <table:table-cell office:value-type="string" calcext:value-type="string">
            <text:p>http://www.agrolivros.com.br/Culturas/identificacao-e-controle-de-doencas-na-cultua-do-milho-.phtml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dentificação e Controle de Doenças na Cultura do Milho <text:s/>- AGROLIVROS</text:p>
          </table:table-cell>
        </table:table-row>
        <table:table-row table:style-name="ro1">
          <table:table-cell office:value-type="string" calcext:value-type="string">
            <text:p>http://www.agrolivros.com.br/Culturas/guia-de-identificacao-de-doencas-em-cereais-de-inverno.phtm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uia de Identificação de Doenças em Cereais de Inverno - AGROLIVROS</text:p>
          </table:table-cell>
        </table:table-row>
        <table:table-row table:style-name="ro1">
          <table:table-cell office:value-type="string" calcext:value-type="string">
            <text:p>http://www.agrolivros.com.br/Culturas/girassol-no-brasil-1.phtm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irassol no Brasil - AGROLIVROS</text:p>
          </table:table-cell>
        </table:table-row>
        <table:table-row table:style-name="ro1">
          <table:table-cell office:value-type="string" calcext:value-type="string">
            <text:p>http://www.agrolivros.com.br/Culturas/o-cultivo-do-milho-verde-1.phtm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ultivo do Milho-Verde - AGROLIVROS</text:p>
          </table:table-cell>
        </table:table-row>
        <table:table-row table:style-name="ro1">
          <table:table-cell office:value-type="string" calcext:value-type="string">
            <text:p>http://www.agrolivros.com.br/Culturas/o-cultivo-da-batata-na-regiao-sul-do-brasil.phtml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Cultivo da Batata na Região Sul do Brasil - AGROLIVROS</text:p>
          </table:table-cell>
        </table:table-row>
        <table:table-row table:style-name="ro1">
          <table:table-cell office:value-type="string" calcext:value-type="string">
            <text:p>http://www.agrolivros.com.br/Agroindustrias/o-agronegocio-do-gergelim-no-brasil-1.phtml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ócio do Gergelim no Brasil - AGROLIVROS</text:p>
          </table:table-cell>
        </table:table-row>
        <table:table-row table:style-name="ro1">
          <table:table-cell office:value-type="string" calcext:value-type="string">
            <text:p>http://www.agrolivros.com.br/Agroindustrias/o-agronegocio-do-sisal-no-brasil-1.phtml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ócio do SISAL no Brasil - AGROLIVROS</text:p>
          </table:table-cell>
        </table:table-row>
        <table:table-row table:style-name="ro1">
          <table:table-cell office:value-type="string" calcext:value-type="string">
            <text:p>http://www.agrolivros.com.br/Agroindustrias/o-agronegocio-da-mamona-no-brasil-1.phtml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ócio da Mamona no Brasil - AGROLIVROS</text:p>
          </table:table-cell>
        </table:table-row>
        <table:table-row table:style-name="ro1">
          <table:table-cell office:value-type="string" calcext:value-type="string">
            <text:p>http://www.agrolivros.com.br/Culturas/o-agronegocio-do-algodao-no-brasil-vol2.phtml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ocio do Algodão no Brasil, Vol.2 - AGROLIVROS</text:p>
          </table:table-cell>
        </table:table-row>
        <table:table-row table:style-name="ro1">
          <table:table-cell office:value-type="string" calcext:value-type="string">
            <text:p>http://www.agrolivros.com.br/Culturas/o-agronegocio-do-amendoim-no-brasil-2-edicao.phtml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ocio do Amendoim no Brasil - AGROLIVROS</text:p>
          </table:table-cell>
        </table:table-row>
        <table:table-row table:style-name="ro1">
          <table:table-cell office:value-type="string" calcext:value-type="string">
            <text:p>http://www.agrolivros.com.br/Culturas/o-agronegocio-do-algodao-no-brasil-vol1.phtml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gronegocio do Algodão no Brasil, Vol.1 - AGROLIVROS</text:p>
          </table:table-cell>
        </table:table-row>
        <table:table-row table:style-name="ro1">
          <table:table-cell office:value-type="string" calcext:value-type="string">
            <text:p>http://www.agrolivros.com.br/Culturas/milho-500-perguntas-500-resposta.phtml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lho - <text:s/>500 Perguntas / 500 Resposta - AGROLIVROS</text:p>
          </table:table-cell>
        </table:table-row>
        <table:table-row table:style-name="ro1">
          <table:table-cell office:value-type="string" calcext:value-type="string">
            <text:p>http://www.agrolivros.com.br/Culturas/quinoa-alternativa-para-a-diversificacao-agricola-e-alimentar.phtml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inoa - Alternativa para a Diversificação Agrícola e Alimentar - AGROLIVROS</text:p>
          </table:table-cell>
        </table:table-row>
        <table:table-row table:style-name="ro1">
          <table:table-cell office:value-type="string" calcext:value-type="string">
            <text:p>http://www.agrolivros.com.br/Culturas/sementes-de-feijao-producao-e-tecnologia.phtml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mentes de feijão - Produção e Tecnologia - AGROLIVROS</text:p>
          </table:table-cell>
        </table:table-row>
        <table:table-row table:style-name="ro1">
          <table:table-cell office:value-type="string" calcext:value-type="string">
            <text:p>http://www.agrolivros.com.br/Culturas/producao-do-feijoeiro-comum-em-varzeas-tropicais.phtm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o feijoeiro comum em várzeas tropicais - AGROLIVROS</text:p>
          </table:table-cell>
        </table:table-row>
        <table:table-row table:style-name="ro1">
          <table:table-cell office:value-type="string" calcext:value-type="string">
            <text:p>http://www.agrolivros.com.br/Culturas/producao-de-melancia-.phtml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Melancia <text:s/>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e-utilizacao-da-mandioca.phtml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e Utilização da Mandioca - AGROLIVROS</text:p>
          </table:table-cell>
        </table:table-row>
        <table:table-row table:style-name="ro1">
          <table:table-cell office:value-type="string" calcext:value-type="string">
            <text:p>http://www.agrolivros.com.br/Culturas/plantio-direto-500-perguntas-500-respostas-1.phtm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io Direto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Culturas/palmeiras-para-producao-de-palmito.phtml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lmeiras para Produção de Palmit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urso-de-direito-ambiental-1.phtml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rso de Direito Ambiental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urso-de-direito-agrario-vol-01-doutrina-jurisprudencia-e-exercicios.phtml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rso de Direito Agrário, Vol. 01 – Doutrina, Jurisprudência e Exercícios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urso-completo-de-direito-agrario-1.phtml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rso Completo de Direito Agrári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contratos-agrarios-uma-visao-neo-agrarista.phtml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ratos Agrários - Uma Visão Neo-Agrarista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guas-e-sua-protecao.phtml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Águas e sua Proteção - AGROLIVROS</text:p>
          </table:table-cell>
        </table:table-row>
        <table:table-row table:style-name="ro1">
          <table:table-cell office:value-type="string" calcext:value-type="string">
            <text:p>http://www.agrolivros.com.br/Direito-Agrario-e-Ambiental/a-privatizacao-das-terras-rurais.phtm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Privatização Das Terras Rurai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onservacao-de-nascentes-hidrologia-e-manejo-de-bacias-hidrograficas-de-cabeceiras.phtml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servação de Nascentes <text:s/>Produção de Água em Pequenas Bacias Hidrográf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olo-planta-e-atmosfera-conceitos-processos-e-aplicacoes.phtm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lo, Planta e Atmosfera - Conceitos, Processos e Aplicaçõe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planejamento-ambiental-do-espaco-rural-com-nfase-para-microbacias-hidrograficas-1.phtm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ejamento Ambiental do Espaço Rural com Ênfase para Microbacias Hidrográfica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logistica-ambiental-de-residuos-solidos-1.phtml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ogística Ambiental de Resíduos Sólido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empresarial-conceitos-modelos-e-instrumentos.phtml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Empresarial - Conceitos Modelos e Instrumento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6-empresa-meio-ambiente-e-responsabilidade-socio.phtml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- Vol.6 Empresa. meio ambiente e responsabilidade soci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logia-industrial-1.phtm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logia Industri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logia.phtml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logia Odum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logia-de-individuos-a-ecossistemas-1.phtml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logia - De Indivíduos a Ecossistema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agricultura-alimentacao-do-mundo-e-biodiversidade.phtml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agricultura - Alimentação do Mundo e Biodiversidad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-inovacao-caminho-para-o-crescimento-sustentavel.phtml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-INOVAÇÃO Caminho para o Crescimento Sustentáve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dano-ambiental-a-omissao-dos-agentes-publicos.phtm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ano Ambiental - A Omissão dos Agentes Público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ontabilidade-ambiental-e-relatorios-sociais-1.phtml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Ambiental e Relatórios Sociai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-4-julgar.phtml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- Vol. <text:s/>4 julgar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-2-proposrta-metodologica-de-macroeducacao.phtml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(Vol. 2) Proposrta Metodológica de Macroeducaçã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ducacao-ambiental-vol3-ver.phtml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ducação Ambiental ( Vol. <text:s/>3) (Ver)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principios-e-reflexoes-conceituais.phtml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ecologia - Princípios e reflexões conceituai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nomia-do-meio-ambiente-e-servicos-ambientais.phtml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nomia do Meio Ambiente e Serviços Ambientai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logia-vegetal-1.phtml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logia Vege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e-responsabilidade-social-corporativa.phtml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e Responsabilidade Social Corporativ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e-responsabilidade-social.phtml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e Responsabilidade Soci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fundamentos-em-ecologia-2.phtm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em Ecologi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estrategias-de-manejo-utilizando-indicadores-de-sustentabilidade-1.phtml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de Manejo Utilizando Indicadores de Sustentabilidad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fundamentos-em-ecologia.phtml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em Ecologi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ngenharia-ambiental.phtml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Engenharia Ambiental, livro</text:p>
          </table:table-cell>
          <table:table-cell office:value-type="string" calcext:value-type="string">
            <text:p>Engenharia Ambiental, livr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lementos-de-gestao-ambiental-empresarial.phtm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lementos de Gestão Ambiental Empresari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iso-14001-sistemas-de-gestao-ambiental-implantacao-objetiva-e-economica.phtml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SO 14001 Sistemas de Gestão Ambiental: Implantação Objetiva e Econômic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introducao-a-quimica-ambiental.phtml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à Química Ambien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indicadores-de-sustentabilidade-em-agroecossistemas-1.phtml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dicadores de Sustentabilidade em Agroecossistema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gestao-socioambiental-responsabilidade-e-sustentabilidade-do-negocio.phtml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SOCIOAMBIENTAL: Responsabilidade e Sustentabilidade do Negóci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gestao-da-qualidade-e-do-meio-ambiente-enfoque-economico-financeiro-e-patrimonial.phtml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GESTÃO DA QUALIDADE E DO MEIO AMBIENTE: Enfoque Econômico, Financeiro e Patrimonial</text:p>
          </table:table-cell>
          <table:table-cell office:value-type="string" calcext:value-type="string">
            <text:p>GESTÃO DA QUALIDADE E DO MEIO AMBIENTE: Enfoque Econômico, Financeiro e Patrimoni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responsabilidade-social-e-sustentabilidade.phtml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: Responsabilidade Social e Sustentabilidad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na-empresa.phtm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na Empres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gestao-ambiental-na-agropecuaria.phtml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mbiental na Agropecuári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pericias-ambientais-solucao-de-controversias-e-estudos-de-casos.phtml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rícias Ambientais - Solução de Controvérsias e Estudos de Caso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udancas-climaticas-globais-e-a-producao-de-hortalicas.phtml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udanças Climáticas Globais e a Produção de Hortaliça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udancas-climaticas-globais-e-a-agropecuaria-brasileira-1.phtml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udanças Climáticas Globais e a Agropecuária Brasileir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udancas-climaticas-impactos-sobre-doencas-de-plantas-no-brasil-1.phtml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udanças Climáticas - Impactos sobre Doenças de Plantas no Brasi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eio-ambiente-poluicao-e-reciclagem.phtm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io Ambiente, Poluição e Reciclagem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eio-ambiente-guia-pratico-e-didatico.phtml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io Ambiente Guia Prático e Didátic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marketing-ambiental-etica-responsabilidade-social-e-competitividade-nos-negocios-1.phtml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KETING AMBIENTAL: Ética, Responsabilidade Social e Competitividade nos Negóci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compostagem-processo-de-baixo-custo-1.phtml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ompostagem - Processo de Baixo Cust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sistemas-de-gestao-ambiental-sga-iso-14001.phtml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s de Gestão Ambiental (SGA-ISO 14001)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istemas-agroflorestais-bases-cintificas-para-o-desenvolvimento-sustentavel-1.phtml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s Agroflorestais - Bases Cintíficas para o Desenvolvimento Sustentáve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quimica-ambiental.phtml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ímica Ambien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quimica-ambiental-1.phtml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imica Ambien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qualidade-do-meio-fisico-ambiental.phtml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alidade do Meio Físico Ambienta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principios-de-ecologia-1.phtm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de Ecologi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ompostagem-ciencia-e-pratica-para-a-gestao-de-residuos-organicos.phtml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ostagem - Ciência e Prática para a Gestão de Resíduos Orgânico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uditoria-ambiental-uma-ferramenta-de-gestao.phtml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UDITORIA AMBIENTAL: Uma Ferramenta de Gestão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agrotoxicos-ambiente-1.phtm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tóxicos &amp; Ambiente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bases-cientificas-para-uma-agricultura-sustentavel-1.phtml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ecologia: bases científicas para uma agricultura sustentáve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processos-ecologicos-em-agricultura-sustentavel-1.phtml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ecologia Processos Ecológicos em Agricultura Sustentáve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principios-e-tecnicas-para-uma-agricultura-organica-sustentavel-1.phtm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groecologia - Princípios e Técnicas para uma Agricultura Orgânica Sustentável</text:p>
          </table:table-cell>
          <table:table-cell office:value-type="string" calcext:value-type="string">
            <text:p>Agroecologia - Princípios e Técnicas para uma Agricultura Orgânica Sustentáve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a-dinamica-produtiva-da-agricultura-sustentavel-1.phtml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ecologia - A Dinâmica Produtiva da Agricultura Sustentave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oecologia-caminho-de-preservacao-do-agricultor-e-do-meio-ambiente.phtml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ecologia - Caminho de Preservação do Agricultor e do Meio Ambiente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a-reutilizacao-da-gua-mais-uma-chance-para-nos.phtm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Reutilização da Água - Mais uma chance para nó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economia-do-meio-ambiente-1.phtm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nomia do Meio Ambient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ontabilidade-rural-uma-abordagem-decisorial-1.phtml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Rural Uma Abordagem Decisorial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contabilidade-rural-contabilidade-agricola-contabilidade-da-pecuaria-e-imposto-de-renda-pessoa-juridica-1.phtm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RURAL: Contabilidade Agrícola, Contabilidade da Pecuária e Imposto de Renda - Pessoa Jurídic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ontabilidade-e-gestao-ambiental.phtm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e Gestão Ambiental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contabilidade-da-pecuaria-1.phtm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da Pecuária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ontabilidade-ambiental-uma-informacao-para-o-desenv-sustentavel.phtm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Ambiental - Uma Informação para o Desenv. Sustentável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contabilidade-ambiental-teoria-e-pratica-1.phtml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Ambiental - Teoria e Prática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agroindustria-canavieira-no-brasil-1.phtm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indústria Canavieira no Brasi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dministracao-de-custos-na-agropecuaria.phtm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ivro sobre administração de custos na agropecuaria</text:p>
          </table:table-cell>
          <table:table-cell office:value-type="string" calcext:value-type="string">
            <text:p>Administração de Custos na Agropecuária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agricultura-ilustrada-1.phtm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icultura Ilustrada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agricultura-familiar-dinamica-de-grupo-aplicada-as-organizacoes-de-produtores-rurais.phtm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icultura Familiar - Dinâmica de grupo aplicada às organizações de produtores rurais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abertura-economica-e-competitividade-no-agronegocio-brasileiro-vol-2-1.phtml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ertura Econômica e Competitividade no Agronegócio Brasileiro-Vol 2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abertura-economica-e-competitividade-no-agronegocio-brasileiro-vol-1-1.phtml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ertura Econômica e Competitividade no Agronegócio Brasileiro-Vol 1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e-plantas-no-tropico-umido-brasileiro-ii-fruteiras-nativas-e-exoticas.phtm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e Plantas no Trópico Úmido Brasileiro II - Fruteiras Nativas e Exótica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e-plantas-no-tropico-umido-brasileiro-i-plantas-industriais.phtm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e Plantas no Trópico Úmido Brasileiro I - Plantas Industriai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controle-biologico-no-brasil-parasitoides-e-predadores-1.phtm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role Biológico no Brasil - Parasitóides e Predadore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controle-biologico-de-doencas-de-plantas-procedimentos-1.phtml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role Biológico de Doenças de Plantas - Procediment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controle-biologico-de-doencas-de-plantas-fundamentos-1.phtml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role Biológico de Doenças de Plantas ? Fundament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bacterias-fitopatogenicas-2-edicao.phtml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ctérias Fitopatogênicas - 2° Edi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valiacao-do-estado-nutricional-das-plantas-.phtml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valiação do Estado Nutricional das Plantas <text:s/>- AGROLIVROS</text:p>
          </table:table-cell>
        </table:table-row>
        <table:table-row table:style-name="ro1">
          <table:table-cell office:value-type="string" calcext:value-type="string">
            <text:p>http://www.agrolivros.com.br/Equinos-1/doma-facil.phtml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Doma Fácil, doma racional de equinos</text:p>
          </table:table-cell>
          <table:table-cell office:value-type="string" calcext:value-type="string">
            <text:p>Doma Fácil, doma racional de equinos - AGROLIVROS</text:p>
          </table:table-cell>
        </table:table-row>
        <table:table-row table:style-name="ro1">
          <table:table-cell office:value-type="string" calcext:value-type="string">
            <text:p>http://www.agrolivros.com.br/Equinos-1/cinesioterapia-e-terapia-manual-de-equinos.phtml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nesioterapia e Terapia - Manual de Equinos - AGROLIVROS</text:p>
          </table:table-cell>
        </table:table-row>
        <table:table-row table:style-name="ro1">
          <table:table-cell office:value-type="string" calcext:value-type="string">
            <text:p>http://www.agrolivros.com.br/Equinos-1/cavaleiro-cavalo-na-equitacao.phtml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valeiro &amp; Cavalo na Equitaçã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ragas-e-doencas-de-cultivos-amazonicos-1.p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agas e Doenças de Cultivos Amazônic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glossario-de-fitopatologia-1.phtml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lossário de Fitopatologi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nual-de-identificacao-de-cigarrinhas-em-videira.phtml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Identificação de Cigarrinhas em Videir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nual-de-ident-de-insetos-e-outros-invertebrados-da-cultura-da-soja.phtm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Ident. de Insetos e outros Invertebrados da Cultura da Soj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fungicidas-guia-para-o-controle-quimico-de-doencas-de-plantas-1.phtml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Fungicidas: guia para o controle químico de doenças de planta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nual-de-fitopatologia-vol-2-1.phtml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Fitopatologia - Vol 2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nual-de-fitopatologia-vol-1-1.phtml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Fitopatologia - Vol 1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nejo-sustentavel-de-fitonematoides-1.pht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Sustentável de Fitonematoide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introducao-a-fitopatologia.phtml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à Fitopatologi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insetos-pragas-da-cultura-da-aveia-biologia-manejo-e-controle-1.phtm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etos-pragas da cultura da aveia - Biologia, manejo e controle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insetos-sociais-da-biologia-a-aplicacao.phtml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etos Sociais - Da Biologia à Aplicaçã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insetos-de-graos-armazenados-aspectos-biologicos.phtm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etos de Grãos Armazenados - Aspectos Biológico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formigas-cortadeiras-da-bioecologia-ao-manejo.phtml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ormigas-Cortadeiras da Bioecologia ao Manej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fitopatologia-1.phtml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itopatologi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entomologia-agricola-1.phtml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ntomologia Agrícol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em-fruteiras-tropicais-1.phtml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em Fruteiras Tropicai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ragas-da-mangueira-monitoramento-nivel-de-acao-e-controle.phtm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agas da Mangueira - Monitoramento, Nível de Ação e Controle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patologia-pos-colheita-frutas-olericolas-e-ornamentais-tropicais-1.phtml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tologia Pós-Colheita - <text:s/>Frutas, Olerícolas e Ornamentais Tropicais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os-insetos-um-resumo-de-entomologia-1.phtml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s Insetos Um Resumo de Entomologia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udancas-climaticas-e-desertificacao-no-semi-rido-brasileiro.phtml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udanças Climáticas e Desertificação no Semi-Árido Brasileir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arimbondos-vespas-sociais-.phtml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imbondos: Vespas Sociais <text:s/>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metodos-em-fitopatologia-1.phtml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étodos em Fitopatologi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identificacao-e-controle-de-plantas-daninhas-plantio-direto-e-convencional.phtm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Identificação e Controle de Plantas Daninhas - Plantio direto e Convencional - AGROLIVROS</text:p>
          </table:table-cell>
        </table:table-row>
        <table:table-row table:style-name="ro1">
          <table:table-cell office:value-type="string" calcext:value-type="string">
            <text:p>http://www.agrolivros.com.br/Equinos-1/adestramento-basico-de-equideos-utilizando-exercicios-de-redeas-e-equitacao.phtml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estramento Básico de Eqüídeos - Utilizando Exercícios de Rédeas e Equita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producao.phtml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producao-de-mudas-frutiferas.phtml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Mudas Frutíferas - AGROLIVROS</text:p>
          </table:table-cell>
        </table:table-row>
        <table:table-row table:style-name="ro1">
          <table:table-cell office:value-type="string" calcext:value-type="string">
            <text:p>http://www.agrolivros.com.br/Fruticultura/maracuja-producao.phtm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acujá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pequenas-frutas-500-perguntas-500-respostas.phtml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quenas Fruta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mamao-tecnologia-de-producao-pos-colheita-exportacao-mercados.phtml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ão: Tecnologia de Produção, Pós-colheita, Exportação, Mercados - AGROLIVROS</text:p>
          </table:table-cell>
        </table:table-row>
        <table:table-row table:style-name="ro1">
          <table:table-cell office:value-type="string" calcext:value-type="string">
            <text:p>http://www.agrolivros.com.br/Fruticultura/graviola-producao.phtm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raviol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frutas-nativas-silvestres-e-exoticas-2-1.phtm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Nativas, Silvestres e Exóticas 2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a-mangueira.phtml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a Mangueira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-pos-colheita-1.phtml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-fitossanidade-1.phtm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-fruticultura-tropical-4-1.phtml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 - Fruticultura Tropical 4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-500-perguntas-500-resposta.phtml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-500-perguntas-500-resposta, Fruticultura - AGROLIVROS</text:p>
          </table:table-cell>
        </table:table-row>
        <table:table-row table:style-name="ro1">
          <table:table-cell office:value-type="string" calcext:value-type="string">
            <text:p>http://www.agrolivros.com.br/Fruticultura/anonaceas-1.phtm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nonáceas - AGROLIVROS</text:p>
          </table:table-cell>
        </table:table-row>
        <table:table-row table:style-name="ro1">
          <table:table-cell office:value-type="string" calcext:value-type="string">
            <text:p>http://www.agrolivros.com.br/Fruticultura/amora-framboesa-groselha-kiwi-mirtilo-1.pht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ora - Framboesa - Groselha - Kiwi - Mirtilo - AGROLIVROS</text:p>
          </table:table-cell>
        </table:table-row>
        <table:table-row table:style-name="ro1">
          <table:table-cell office:value-type="string" calcext:value-type="string">
            <text:p>http://www.agrolivros.com.br/Fruticultura/ameixa-cereja-damasco-e-pessego-1.phtm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ixa, Cereja, Damasco e Pêssego - AGROLIVROS</text:p>
          </table:table-cell>
        </table:table-row>
        <table:table-row table:style-name="ro1">
          <table:table-cell office:value-type="string" calcext:value-type="string">
            <text:p>http://www.agrolivros.com.br/Fruticultura/ameixa-producao.phtm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ix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ameixa-pos-colheita-1.phtm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ix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ameixa-fitossanidade-1.phtml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meix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acerola-tecnologia-de-producao.phtm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cerola Tecnologia de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acerola-a-cereja-tropical-1.phtm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cerola - A Cereja Tropical - AGROLIVROS</text:p>
          </table:table-cell>
        </table:table-row>
        <table:table-row table:style-name="ro1">
          <table:table-cell office:value-type="string" calcext:value-type="string">
            <text:p>http://www.agrolivros.com.br/Fruticultura/coco-producao.phtm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c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coco-pos-colheita-1.phtml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c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coco-fitossanidade-1.phtm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c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citros-500-perguntas-500-respostas-1.phtml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tro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citricultura-1-laranja-tecnologia-de-producao-pos-colheita-industrializacao-e-comercializacao.phtm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TRICULTURA: 1. Laranja: Tecnologia de Produção, Pós-Colheita, Industrialização e Comercializa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citricultura-cultura-de-tangerineiras-tecnologia-e-producao-pos-colheita-industrializacao.phtml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itricultura Cultura de Tangerineiras, Tecnologia e Produção Pós-Colheita Industrializa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caju-producao.phtm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ju Producão - AGROLIVROS</text:p>
          </table:table-cell>
        </table:table-row>
        <table:table-row table:style-name="ro1">
          <table:table-cell office:value-type="string" calcext:value-type="string">
            <text:p>http://www.agrolivros.com.br/Fruticultura/caju-pos-colheita-1.phtm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ju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caju-fitossanidade-1.phtm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ju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s-do-plantio-ao-amadurecimento-1.phtm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s - do Plantio ao Amadurecimento - AGROLIVROS</text:p>
          </table:table-cell>
        </table:table-row>
        <table:table-row table:style-name="ro1">
          <table:table-cell office:value-type="string" calcext:value-type="string">
            <text:p>http://www.agrolivros.com.br/Fruticultura/banana-producao.phtm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nan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frutas-nativas-silvestres-e-exoticas-1-1.phtm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Nativas, Silvestres e Exóticas 1 - AGROLIVROS</text:p>
          </table:table-cell>
        </table:table-row>
        <table:table-row table:style-name="ro1">
          <table:table-cell office:value-type="string" calcext:value-type="string">
            <text:p>http://www.agrolivros.com.br/Fruticultura/frutas-nativas-da-regiao-centro-oeste-do-brasil.phtml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Nativas - da Região Centro- Oeste do Brasil - AGROLIVROS</text:p>
          </table:table-cell>
        </table:table-row>
        <table:table-row table:style-name="ro1">
          <table:table-cell office:value-type="string" calcext:value-type="string">
            <text:p>http://www.agrolivros.com.br/Fruticultura/frutas-do-cerrado-1.phtml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do Cerrado - AGROLIVROS</text:p>
          </table:table-cell>
        </table:table-row>
        <table:table-row table:style-name="ro1">
          <table:table-cell office:value-type="string" calcext:value-type="string">
            <text:p>http://www.agrolivros.com.br/Fruticultura/enxertia-e-poda-de-fruteiras-como-fazer-mudas-e-podas-1.phtml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nxertia e Poda de Fruteiras - Como Fazer Mudas e Podas - AGROLIVROS</text:p>
          </table:table-cell>
        </table:table-row>
        <table:table-row table:style-name="ro1">
          <table:table-cell office:value-type="string" calcext:value-type="string">
            <text:p>http://www.agrolivros.com.br/Fruticultura/cultura-do-quivi-1.phtm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ura do Quivi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e-citros.phtml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os Citros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o-maracujazeiro-1.phtml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o Maracujazeiro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o-mamoeiro-1.phtml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o Mamoeiro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e-melancia-para-a-agricultura-familiar-1.phtm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Melancia para a Agricultura Familiar - AGROLIVROS</text:p>
          </table:table-cell>
        </table:table-row>
        <table:table-row table:style-name="ro1">
          <table:table-cell office:value-type="string" calcext:value-type="string">
            <text:p>http://www.agrolivros.com.br/Fruticultura/cultivo-de-frutas-em-ambientes-protegido-1.phtm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de Frutas em Ambientes Protegido - AGROLIVROS</text:p>
          </table:table-cell>
        </table:table-row>
        <table:table-row table:style-name="ro1">
          <table:table-cell office:value-type="string" calcext:value-type="string">
            <text:p>http://www.agrolivros.com.br/Fruticultura/graviola-pos-colheita-1.phtm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raviol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graviola-fitossanidade-1.phtm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raviol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goiaba-producao.phtm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oiab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goiaba-pos-colheita-1.phtm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oiab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goiaba-fitossanidade-1.phtm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oiab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goiaba-do-plantio-ao-consumidor-1.phtm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oiaba do Plantio ao consumidor - AGROLIVROS</text:p>
          </table:table-cell>
        </table:table-row>
        <table:table-row table:style-name="ro1">
          <table:table-cell office:value-type="string" calcext:value-type="string">
            <text:p>http://www.agrolivros.com.br/Fruticultura/goiaba-fruticultura-tropical-6-1.phtm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oiaba - Fruticultura Tropical 6 - AGROLIVROS</text:p>
          </table:table-cell>
        </table:table-row>
        <table:table-row table:style-name="ro1">
          <table:table-cell office:value-type="string" calcext:value-type="string">
            <text:p>http://www.agrolivros.com.br/Fruticultura/fruticultura-irrigada-500-perguntas-500-respostas-1.phtml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icultura Irrigada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fruticultura-em-ambiente-protegido.phtml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icultura em Ambiente Protegido - AGROLIVROS</text:p>
          </table:table-cell>
        </table:table-row>
        <table:table-row table:style-name="ro1">
          <table:table-cell office:value-type="string" calcext:value-type="string">
            <text:p>http://www.agrolivros.com.br/Fruticultura/mamao-pos-colheita.phtm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ã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amao-fitossanidade.phtm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ã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amao-producao.phtml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ã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amao-500-perguntas-500-respostas.phtm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mão 500 perguntas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maca-producao.phtm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çã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aca-pos-colheita.phtm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çã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aca-fitossanidade.phtm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çã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aca-500-perguntas-500-resposta.phtml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ca-500-perguntas-500-resposta, Fruticultura - AGROLIVROS</text:p>
          </table:table-cell>
        </table:table-row>
        <table:table-row table:style-name="ro1">
          <table:table-cell office:value-type="string" calcext:value-type="string">
            <text:p>http://www.agrolivros.com.br/Fruticultura/laranja-tangerina-tangor-1.phtml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aranja-Tangerina-Tangor - AGROLIVROS</text:p>
          </table:table-cell>
        </table:table-row>
        <table:table-row table:style-name="ro1">
          <table:table-cell office:value-type="string" calcext:value-type="string">
            <text:p>http://www.agrolivros.com.br/Fruticultura/jaboticaba-instrucoes-de-cultivos.phtm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Jaboticaba Instruções de Cultiv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rrigacao-e-fertirrigacao-em-fruteiras-e-hortalicas.phtml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rrigação e Fertirrigação em Fruteiras e Hortaliças</text:p>
          </table:table-cell>
          <table:table-cell office:value-type="string" calcext:value-type="string">
            <text:p>Irrigação e Fertirrigação em Fruteiras e Hortaliças - AGROLIVROS</text:p>
          </table:table-cell>
        </table:table-row>
        <table:table-row table:style-name="ro1">
          <table:table-cell office:value-type="string" calcext:value-type="string">
            <text:p>http://www.agrolivros.com.br/Fruticultura/maracuja-pos-colheita-1.phtm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acujá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aracuja-fitossanidade-1.phtm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acujá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aracuja-temas-selecionados-1.phtm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acujá - Temas Selecionados - AGROLIVROS</text:p>
          </table:table-cell>
        </table:table-row>
        <table:table-row table:style-name="ro1">
          <table:table-cell office:value-type="string" calcext:value-type="string">
            <text:p>http://www.agrolivros.com.br/Fruticultura/manual-de-viticultura.phtml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Viticultura, produção uva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uba-1.phtml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Ubá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producao.phtm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pos-colheita-1.phtm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fitossanidade-1.phtm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tecnologia-producao-agroindustria-e-exportacao.phtm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- Tecnologia, Produção, Agroindústria e Exporta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anga-500-perguntas-500-respostas-1.phtml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ga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manejo-basico-da-irrigacao-na-producao-de-fruteiras.phtml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Básico da Irrigação na Produção de Fruteiras - AGROLIVROS</text:p>
          </table:table-cell>
        </table:table-row>
        <table:table-row table:style-name="ro1">
          <table:table-cell office:value-type="string" calcext:value-type="string">
            <text:p>http://www.agrolivros.com.br/Fruticultura/o-abacaxizeiro-cultivo-agroindustria-e-economia-1.phtm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Abacaxizeiro - Cultivo, Agroindústria e Economia - AGROLIVROS</text:p>
          </table:table-cell>
        </table:table-row>
        <table:table-row table:style-name="ro1">
          <table:table-cell office:value-type="string" calcext:value-type="string">
            <text:p>http://www.agrolivros.com.br/Fruticultura/o-cultivo-da-videira-niagara-no-brasil.phtml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-cultivo-da-videira-niagara-no-brasil, fruticultura, uva - AGROLIVROS</text:p>
          </table:table-cell>
        </table:table-row>
        <table:table-row table:style-name="ro1">
          <table:table-cell office:value-type="string" calcext:value-type="string">
            <text:p>http://www.agrolivros.com.br/Fruticultura/morango-producao.phtm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rang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orango-pos-colheita-1.phtm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rang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orango-fitossanidade-1.phtm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rang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elao-producao.phtm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ã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melao-pos-colheita.phtm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ã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melao-fitossanidade.phtm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lã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maracuj-doce-tecnologia-de-producao-pos-colheita-mercado.phtm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ACUJÁ-DOCE: Tecnologia de produção, pós-colheita, mercado - AGROLIVROS</text:p>
          </table:table-cell>
        </table:table-row>
        <table:table-row table:style-name="ro1">
          <table:table-cell office:value-type="string" calcext:value-type="string">
            <text:p>http://www.agrolivros.com.br/Fruticultura/pomar-e-horta-caseiros-1.phtm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mar e Horta Caseiros - AGROLIVROS</text:p>
          </table:table-cell>
        </table:table-row>
        <table:table-row table:style-name="ro1">
          <table:table-cell office:value-type="string" calcext:value-type="string">
            <text:p>http://www.agrolivros.com.br/Fruticultura/pomar-domestico-caseiro-e-familiar-frutas-de-primeira-qualidade-na-familia-365-dias-do-ano-1.phtm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mar Doméstico, Caseiro e Familiar - Frutas de Primeira Qualidade na Família 365 Dias do Ano - AGROLIVROS</text:p>
          </table:table-cell>
        </table:table-row>
        <table:table-row table:style-name="ro1">
          <table:table-cell office:value-type="string" calcext:value-type="string">
            <text:p>http://www.agrolivros.com.br/Fruticultura/poda-das-plantas-frutiferas-1.phtm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da das Plantas Frutíferas - AGROLIVROS</text:p>
          </table:table-cell>
        </table:table-row>
        <table:table-row table:style-name="ro1">
          <table:table-cell office:value-type="string" calcext:value-type="string">
            <text:p>http://www.agrolivros.com.br/Fruticultura/pessego-pos-colheita-1.phtm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ssego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pessego-producao.phtml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ssego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pessego-fitossanidade-1.phtm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ssego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pera-producao.phtml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ra Produção - AGROLIVROS</text:p>
          </table:table-cell>
        </table:table-row>
        <table:table-row table:style-name="ro1">
          <table:table-cell office:value-type="string" calcext:value-type="string">
            <text:p>http://www.agrolivros.com.br/Fruticultura/pera-pos-colheita-1.phtm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ra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pera-fitossanidade-1.phtm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êra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pos-colheita-1.phtm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Pós-Colheita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fitossanidade-1.p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Fitossanidade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fruticultura-tropical-5-1.phtm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- Fruticultura Tropical 5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do-plantio-ao-mercado-1.phtm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- Do Plantio ao Mercado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xi-500-perguntas-500-respostas-1.phtm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xi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Fruticultura/abacate-1.pht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acate - AGROLIVROS</text:p>
          </table:table-cell>
        </table:table-row>
        <table:table-row table:style-name="ro1">
          <table:table-cell office:value-type="string" calcext:value-type="string">
            <text:p>http://www.agrolivros.com.br/Fruticultura/a-viticultura-no-semi-arido-brasileiro-1.phtm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Viticultura no Semi-árido Brasileiro - AGROLIVROS</text:p>
          </table:table-cell>
        </table:table-row>
        <table:table-row table:style-name="ro1">
          <table:table-cell office:value-type="string" calcext:value-type="string">
            <text:p>http://www.agrolivros.com.br/Fruticultura/a-cultura-do-pessegueiro-1.phtm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ultura do Pessegueiro - AGROLIVROS</text:p>
          </table:table-cell>
        </table:table-row>
        <table:table-row table:style-name="ro1">
          <table:table-cell office:value-type="string" calcext:value-type="string">
            <text:p>http://www.agrolivros.com.br/Fruticultura/a-cultura-do-coqueiro-no-brasil-1.phtm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ultura do Coqueiro no Brasil - AGROLIVROS</text:p>
          </table:table-cell>
        </table:table-row>
        <table:table-row table:style-name="ro1">
          <table:table-cell office:value-type="string" calcext:value-type="string">
            <text:p>http://www.agrolivros.com.br/Culturas/a-cultura-da-mangueira-1.phtm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ultura da Mangueira - AGROLIVROS</text:p>
          </table:table-cell>
        </table:table-row>
        <table:table-row table:style-name="ro1">
          <table:table-cell office:value-type="string" calcext:value-type="string">
            <text:p>http://www.agrolivros.com.br/Hidroponia/introducao-ao-cultivo-hidroponico-de-plantas.phtml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trodução ao Cultivo Hidropônico de Plantas, livro hidroponia - AGROLIVROS</text:p>
          </table:table-cell>
        </table:table-row>
        <table:table-row table:style-name="ro1">
          <table:table-cell office:value-type="string" calcext:value-type="string">
            <text:p>http://www.agrolivros.com.br/Fruticultura/a-cultura-da-banana-1.phtm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Cultura da Banana - AGROLIVROS</text:p>
          </table:table-cell>
        </table:table-row>
        <table:table-row table:style-name="ro1">
          <table:table-cell office:value-type="string" calcext:value-type="string">
            <text:p>http://www.agrolivros.com.br/Hidroponia/hidroponia-cultura-sem-terra-1.phtml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oponia - Cultura Sem Terra - AGROLIVROS</text:p>
          </table:table-cell>
        </table:table-row>
        <table:table-row table:style-name="ro1">
          <table:table-cell office:value-type="string" calcext:value-type="string">
            <text:p>http://www.agrolivros.com.br/Hidroponia/hidroponia-como-instalar-e-manejar-o-plantio-de-hortalicas-dispensando-o-uso-do-solo-1.phtml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idroponia - Como Instalar e Manejar o Plantio de Hortaliças Dispensando o Uso do Sol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o-pimentao-diagnose-e-controle.phtm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o Pimentão - Diagnose e Controle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o-tomateiro-1.phtm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o Tomateiro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da-alface-1.phtml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da Alface - AGROLIVROS</text:p>
          </table:table-cell>
        </table:table-row>
        <table:table-row table:style-name="ro1">
          <table:table-cell office:value-type="string" calcext:value-type="string">
            <text:p>http://www.agrolivros.com.br/entomologia-e-fitopatologia/doencas-bacterianas-das-hortalicas-diagnose-e-controle-1.phtm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enças Bacterianas das Hortaliças - Diagnose e Controle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ertificacao-agricola.phtm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rtificação Agrícola - AGROLIVROS</text:p>
          </table:table-cell>
        </table:table-row>
        <table:table-row table:style-name="ro1">
          <table:table-cell office:value-type="string" calcext:value-type="string">
            <text:p>http://www.agrolivros.com.br/Culturas/cebola-ciencia-arte-e-historia-1.phtml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bola: Ciência, Arte e Históri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dubacao-nitrogenada-de-hortalicas.phtml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dubação Nitrogenada de Hortaliças</text:p>
          </table:table-cell>
          <table:table-cell office:value-type="string" calcext:value-type="string">
            <text:p>Adubação Nitrogenada de Hortaliç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bc-da-adubacao.phtm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C da Adubação - AGROLIVROS</text:p>
          </table:table-cell>
        </table:table-row>
        <table:table-row table:style-name="ro1">
          <table:table-cell office:value-type="string" calcext:value-type="string">
            <text:p>http://www.agrolivros.com.br/horticultura/pos-colheita-de-hortalicas-500-perguntas-500-resposta.phtml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ós-Colheita de Hortaliças - 500 Perguntas /500 Resposta - AGROLIVROS</text:p>
          </table:table-cell>
        </table:table-row>
        <table:table-row table:style-name="ro1">
          <table:table-cell office:value-type="string" calcext:value-type="string">
            <text:p>http://www.agrolivros.com.br/horticultura/manejo-basico-da-irrigacao-na-producao-de-hortalicas.phtml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Básico da Irrigação na Produção de Hortaliças - AGROLIVROS</text:p>
          </table:table-cell>
        </table:table-row>
        <table:table-row table:style-name="ro1">
          <table:table-cell office:value-type="string" calcext:value-type="string">
            <text:p>http://www.agrolivros.com.br/Apicultura/producao-de-abelha-rainha-pelo-metodo-da-enxertia.phtml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Abelha Rainha pelo Método da Enxertia - AGROLIVROS</text:p>
          </table:table-cell>
        </table:table-row>
        <table:table-row table:style-name="ro1">
          <table:table-cell office:value-type="string" calcext:value-type="string">
            <text:p>http://www.agrolivros.com.br/Agroindustrias/fabricacao-de-sucos-de-manga-e-de-maracuja-integral.phtml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bricação de Sucos de Manga e de Maracujá Integral - AGROLIVROS</text:p>
          </table:table-cell>
        </table:table-row>
        <table:table-row table:style-name="ro1">
          <table:table-cell office:value-type="string" calcext:value-type="string">
            <text:p>http://www.agrolivros.com.br/Agroindustrias/fabricacao-de-salame-tipo-italiano-milano-e-copa.phtml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bricação de Salame Tipo Italiano, Milano e Copa - AGROLIVROS</text:p>
          </table:table-cell>
        </table:table-row>
        <table:table-row table:style-name="ro1">
          <table:table-cell office:value-type="string" calcext:value-type="string">
            <text:p>http://www.agrolivros.com.br/Agroindustrias/fabricacao-de-requeijao-cremoso-e-em-barra.phtml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bricação de Requeijão Cremoso e em Barra - AGROLIVROS</text:p>
          </table:table-cell>
        </table:table-row>
        <table:table-row table:style-name="ro1">
          <table:table-cell office:value-type="string" calcext:value-type="string">
            <text:p>http://www.agrolivros.com.br/Agroindustrias/embutidos-da-sobrevicencia-a-gastronomia.phtml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mbutidos - Da sobrevicência à gastronomia - AGROLIVROS</text:p>
          </table:table-cell>
        </table:table-row>
        <table:table-row table:style-name="ro1">
          <table:table-cell office:value-type="string" calcext:value-type="string">
            <text:p>http://www.agrolivros.com.br/Agroindustrias/como-fazer-queijos-vol-2.phtml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omo Fazer Queijos - Vol. 2</text:p>
          </table:table-cell>
          <table:table-cell office:value-type="string" calcext:value-type="string">
            <text:p>Como Fazer Queijos - Vol. 2 - AGROLIVROS</text:p>
          </table:table-cell>
        </table:table-row>
        <table:table-row table:style-name="ro1">
          <table:table-cell office:value-type="string" calcext:value-type="string">
            <text:p>http://www.agrolivros.com.br/Agroindustrias/como-fazer-queijos-vol-1.phtml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Como Fazer Queijos - Vol. 1</text:p>
          </table:table-cell>
          <table:table-cell office:value-type="string" calcext:value-type="string">
            <text:p>Como Fazer Queijos - Vol. 1 - AGROLIVROS</text:p>
          </table:table-cell>
        </table:table-row>
        <table:table-row table:style-name="ro1">
          <table:table-cell office:value-type="string" calcext:value-type="string">
            <text:p>http://www.agrolivros.com.br/Agroindustrias/como-aproveitar-bem-o-leite-no-sitio-ou-chacara-1.phtml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o Aproveitar Bem o Leite no Sitio ou Chácara - AGROLIVROS</text:p>
          </table:table-cell>
        </table:table-row>
        <table:table-row table:style-name="ro1">
          <table:table-cell office:value-type="string" calcext:value-type="string">
            <text:p>http://www.agrolivros.com.br/Agroindustrias/castanha-de-caju-1.phtml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stanha de Caju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de-uva-vinho-tinto-1.phtm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de Uva - Vinho Tinto - AGROLIVROS</text:p>
          </table:table-cell>
        </table:table-row>
        <table:table-row table:style-name="ro1">
          <table:table-cell office:value-type="string" calcext:value-type="string">
            <text:p>http://www.agrolivros.com.br/Agroindustrias/metodologia-para-analise-de-mosto-e-suco-de-uva.phtml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todologia para Analise de Mosto e Suco de Uva - AGROLIVROS</text:p>
          </table:table-cell>
        </table:table-row>
        <table:table-row table:style-name="ro1">
          <table:table-cell office:value-type="string" calcext:value-type="string">
            <text:p>http://www.agrolivros.com.br/Agroindustrias/licro-de-frutas-agroinustria-familiar-1.phtml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icro de Frutas, Agroin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leite-de-cabra-e-derivados-1.phtml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eite de Cabra e Derivados - AGROLIVROS</text:p>
          </table:table-cell>
        </table:table-row>
        <table:table-row table:style-name="ro1">
          <table:table-cell office:value-type="string" calcext:value-type="string">
            <text:p>http://www.agrolivros.com.br/Agroindustrias/hortalicas-minimamente-processadas-agroindustria-familiar-1.phtm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rtaliças Minimamente Processadas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hortalicas-minimamente-processadas-1.phtm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rtaliças Minimamente Processadas - AGROLIVROS</text:p>
          </table:table-cell>
        </table:table-row>
        <table:table-row table:style-name="ro1">
          <table:table-cell office:value-type="string" calcext:value-type="string">
            <text:p>http://www.agrolivros.com.br/Agroindustrias/frutas-em-calda-geleias-e-doces-1.phtm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em Calda, Geléias e Doces - AGROLIVROS</text:p>
          </table:table-cell>
        </table:table-row>
        <table:table-row table:style-name="ro1">
          <table:table-cell office:value-type="string" calcext:value-type="string">
            <text:p>http://www.agrolivros.com.br/Agroindustrias/frutas-desidratadas-1.phtm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utas Desidratadas - AGROLIVROS</text:p>
          </table:table-cell>
        </table:table-row>
        <table:table-row table:style-name="ro1">
          <table:table-cell office:value-type="string" calcext:value-type="string">
            <text:p>http://www.agrolivros.com.br/Agroindustrias/farinha-de-mandioca-seca-e-mista-agroindustria-familiar-1.phtml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arinha de Mandioca Seca e Mista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da-mandioca-1.phtm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da Mandioca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da-carne-caprina-1.phtml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da Carne Caprina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da-carne-bovina-1.phtml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da Carne Bovina - AGROLIVROS</text:p>
          </table:table-cell>
        </table:table-row>
        <table:table-row table:style-name="ro1">
          <table:table-cell office:value-type="string" calcext:value-type="string">
            <text:p>http://www.agrolivros.com.br/Agroindustrias/polpa-e-suco-de-frutas-1.phtm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lpa e Suco de Frutas - AGROLIVROS</text:p>
          </table:table-cell>
        </table:table-row>
        <table:table-row table:style-name="ro1">
          <table:table-cell office:value-type="string" calcext:value-type="string">
            <text:p>http://www.agrolivros.com.br/Agroindustrias/polpa-de-fruta-congelada-agroindustria-familiar-1.phtml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lpa de Fruta Congelada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pequenas-industrias-rurais-de-cana-de-acucar-1.phtm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quenas Indústrias Rurais de Cana-de-açúcar - AGROLIVROS</text:p>
          </table:table-cell>
        </table:table-row>
        <table:table-row table:style-name="ro1">
          <table:table-cell office:value-type="string" calcext:value-type="string">
            <text:p>http://www.agrolivros.com.br/Agroindustrias/peixe-defumado-agroindustria-familiar-1.phtml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ixe Defumado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palmito-de-pupunha-in-natura-e-em-conserva-1.phtml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almito de Pupunha in Natura e em Conserva - AGROLIVROS</text:p>
          </table:table-cell>
        </table:table-row>
        <table:table-row table:style-name="ro1">
          <table:table-cell office:value-type="string" calcext:value-type="string">
            <text:p>http://www.agrolivros.com.br/Agroindustrias/vinho-tinto-agroindustria-familiar-1.phtml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Vinho Tinto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suco-de-uva-agroindustria-familiar-1.phtml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uco de Uva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queijo-prato-agroindustria-familiar-1.phtm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ijo Prato, Agroindu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queijo-coalho-agroindustria-familiar-1.phtml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Queijo Coalho, Agroindústria Familiar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jetos-de-empreendimentos-agroindustriais-produtos-de-origem-vegetal.phtml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jetos de Empreendimentos Agroindustriais - Produtos de Origem Vegetal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ducao-de-melado-rapadura-e-acucar-mascavo.phtml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Melado, Rapadura e Açucar Mascavo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cessamento-minimo-de-frutas-1.phtml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cessamento Mínimo de Frutas - AGROLIVROS</text:p>
          </table:table-cell>
        </table:table-row>
        <table:table-row table:style-name="ro1">
          <table:table-cell office:value-type="string" calcext:value-type="string">
            <text:p>http://www.agrolivros.com.br/Agroindustrias/projetos-de-empreendimentos-agroindustriais-produtos-de-origem-vegetal-1.phtml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jetos de Empreendimentos Agroindustriais - Produtos de Origem Vegetal - AGROLIVROS</text:p>
          </table:table-cell>
        </table:table-row>
        <table:table-row table:style-name="ro1">
          <table:table-cell office:value-type="string" calcext:value-type="string">
            <text:p>http://www.agrolivros.com.br/Avicultura/topicos-em-manejo-de-matrizes-pesadas.phtml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ópicos em Manejo de Matrizes Pesadas, frango de corte, avicultura - AGROLIVROS</text:p>
          </table:table-cell>
        </table:table-row>
        <table:table-row table:style-name="ro1">
          <table:table-cell office:value-type="string" calcext:value-type="string">
            <text:p>http://www.agrolivros.com.br/Avicultura/terapeutica-e-desinfeccao-em-avicultura.phtm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rapêutica e Desinfecção em Avicultura - AGROLIVROS</text:p>
          </table:table-cell>
        </table:table-row>
        <table:table-row table:style-name="ro1">
          <table:table-cell office:value-type="string" calcext:value-type="string">
            <text:p>http://www.agrolivros.com.br/Avicultura/sistema-caipira-de-criacao-de-galinhas.phtml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 Caipira de Criação de Galinhas - AGROLIVROS</text:p>
          </table:table-cell>
        </table:table-row>
        <table:table-row table:style-name="ro1">
          <table:table-cell office:value-type="string" calcext:value-type="string">
            <text:p>http://www.agrolivros.com.br/Agroindustrias/cachaca-de-alambique-2.phtm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chaça de Alambique - AGROLIVROS</text:p>
          </table:table-cell>
        </table:table-row>
        <table:table-row table:style-name="ro1">
          <table:table-cell office:value-type="string" calcext:value-type="string">
            <text:p>http://www.agrolivros.com.br/Agroindustrias/agroindustria-familiar-hortalicas-em-conserva-1.phtml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indústria Familiar - <text:s/>Hortaliças em Conserva - AGROLIVROS</text:p>
          </table:table-cell>
        </table:table-row>
        <table:table-row table:style-name="ro1">
          <table:table-cell office:value-type="string" calcext:value-type="string">
            <text:p>http://www.agrolivros.com.br/Apicultura/o-fenomeno-das-abelhas-1.phtm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Fenômeno das Abelhas - AGROLIVROS</text:p>
          </table:table-cell>
        </table:table-row>
        <table:table-row table:style-name="ro1">
          <table:table-cell office:value-type="string" calcext:value-type="string">
            <text:p>http://www.agrolivros.com.br/Apicultura/nocoes-basicas-sobre-a-criacao-de-abelhas.phtml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oções Básicas Sobre a Criação de Abelhas - AGROLIVROS</text:p>
          </table:table-cell>
        </table:table-row>
        <table:table-row table:style-name="ro1">
          <table:table-cell office:value-type="string" calcext:value-type="string">
            <text:p>http://www.agrolivros.com.br/Apicultura/ecologia-da-abelha-um-estudo-de-adaptacao-na-vida-social.phtml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cologia da Abelha ? Um Estudo de Adaptação na Vida Social - AGROLIVROS</text:p>
          </table:table-cell>
        </table:table-row>
        <table:table-row table:style-name="ro1">
          <table:table-cell office:value-type="string" calcext:value-type="string">
            <text:p>http://www.agrolivros.com.br/Apicultura/criacao-contemporanea-de-rainhas.phtml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Contemporânea de Rainhas - AGROLIVROS</text:p>
          </table:table-cell>
        </table:table-row>
        <table:table-row table:style-name="ro1">
          <table:table-cell office:value-type="string" calcext:value-type="string">
            <text:p>http://www.agrolivros.com.br/Apicultura/apicultura-novos-tempos-1.phtm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picultura - <text:s/>Novos Tempos</text:p>
          </table:table-cell>
          <table:table-cell office:value-type="string" calcext:value-type="string">
            <text:p>Apicultura - <text:s/>Novos Tempos - AGROLIVROS</text:p>
          </table:table-cell>
        </table:table-row>
        <table:table-row table:style-name="ro1">
          <table:table-cell office:value-type="string" calcext:value-type="string">
            <text:p>http://www.agrolivros.com.br/Apicultura/a-biologia-da-abelha-the-biology-of-honey-bee-1.phtm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Biologia da Abelha ?The Biology of Honey Bee? - AGROLIVROS</text:p>
          </table:table-cell>
        </table:table-row>
        <table:table-row table:style-name="ro1">
          <table:table-cell office:value-type="string" calcext:value-type="string">
            <text:p>http://www.agrolivros.com.br/Avicultura/producao-e-manejo-de-frangos-de-corte.phtm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e Manejo de Frangos de Corte - AGROLIVROS</text:p>
          </table:table-cell>
        </table:table-row>
        <table:table-row table:style-name="ro1">
          <table:table-cell office:value-type="string" calcext:value-type="string">
            <text:p>http://www.agrolivros.com.br/Avicultura/frangos-de-corte-criacao-abate-e-comercializacao.phtml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rangos de Corte - Criação, Abate e Comercialização - AGROLIVROS</text:p>
          </table:table-cell>
        </table:table-row>
        <table:table-row table:style-name="ro1">
          <table:table-cell office:value-type="string" calcext:value-type="string">
            <text:p>http://www.agrolivros.com.br/Avicultura/galinha-producao-de-ovos.phtml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alinha - Produção de Ovos - AGROLIVROS</text:p>
          </table:table-cell>
        </table:table-row>
        <table:table-row table:style-name="ro1">
          <table:table-cell office:value-type="string" calcext:value-type="string">
            <text:p>http://www.agrolivros.com.br/Avicultura/criacao-de-frango-e-galinha-caipira.phtml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iação de Frango e Galinha Caipira - AGROLIVROS</text:p>
          </table:table-cell>
        </table:table-row>
        <table:table-row table:style-name="ro1">
          <table:table-cell office:value-type="string" calcext:value-type="string">
            <text:p>http://www.agrolivros.com.br/Avicultura/alimentacao-de-aves.phtml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ação de Aves - AGROLIVROS</text:p>
          </table:table-cell>
        </table:table-row>
        <table:table-row table:style-name="ro1">
          <table:table-cell office:value-type="string" calcext:value-type="string">
            <text:p>http://www.agrolivros.com.br/horticultura/mandioquinha-salsa-manejo-cultural-1.phtm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dioquinha-Salsa - Manejo Cultural - AGROLIVROS</text:p>
          </table:table-cell>
        </table:table-row>
        <table:table-row table:style-name="ro1">
          <table:table-cell office:value-type="string" calcext:value-type="string">
            <text:p>http://www.agrolivros.com.br/Avicultura/producao-industrial-de-frango-de-corte.phtml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cao-industrial-de-frango-de-corte, Avicultura, Frango de Corte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leitos-e-substratos-para-producao-de-hortalicas-controle-da-murcha-bacteriana-1.phtml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Leitos e Substratos para Produção de Hortaliças Controle da murcha bacteriana livro - AGROLIVROS</text:p>
          </table:table-cell>
        </table:table-row>
        <table:table-row table:style-name="ro1">
          <table:table-cell office:value-type="string" calcext:value-type="string">
            <text:p>http://www.agrolivros.com.br/Avicultura/producao-de-pintinhos.phtml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odução de Pintinhos - AGROLIVROS</text:p>
          </table:table-cell>
        </table:table-row>
        <table:table-row table:style-name="ro1">
          <table:table-cell office:value-type="string" calcext:value-type="string">
            <text:p>http://www.agrolivros.com.br/Avicultura/poedeiras-producao.phtml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edeiras-producao,avicultura,frangos - AGROLIVROS</text:p>
          </table:table-cell>
        </table:table-row>
        <table:table-row table:style-name="ro1">
          <table:table-cell office:value-type="string" calcext:value-type="string">
            <text:p>http://www.agrolivros.com.br/Avicultura/manual-pratico-para-cultura-das-aves-1.phtml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Prático para Cultura das Aves - AGROLIVROS</text:p>
          </table:table-cell>
        </table:table-row>
        <table:table-row table:style-name="ro1">
          <table:table-cell office:value-type="string" calcext:value-type="string">
            <text:p>http://www.agrolivros.com.br/Avicultura/poedeiras-manejo.phtml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edeiras-manejo,avicultura, frangos - AGROLIVROS</text:p>
          </table:table-cell>
        </table:table-row>
        <table:table-row table:style-name="ro1">
          <table:table-cell office:value-type="string" calcext:value-type="string">
            <text:p>http://www.agrolivros.com.br/Avicultura/manual-de-doencas-avicolas-1.phtml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Doenças Avícolas - AGROLIVROS</text:p>
          </table:table-cell>
        </table:table-row>
        <table:table-row table:style-name="ro1">
          <table:table-cell office:value-type="string" calcext:value-type="string">
            <text:p>http://www.agrolivros.com.br/horticultura/hortas-500-perguntas-500-respostas-1.phtml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rtas - 500 perguntas / 500 respost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rrigacao-por-aspersao-em-hortalicas.phtm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rrigação por Aspersão em Hortaliças - AGROLIVROS</text:p>
          </table:table-cell>
        </table:table-row>
        <table:table-row table:style-name="ro1">
          <table:table-cell office:value-type="string" calcext:value-type="string">
            <text:p>http://www.agrolivros.com.br/horticultura/hortalicas-tecnologia-de-producao-de-sementes.phtml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Hortaliças: Tecnologia de Produção de Sementes - AGROLIVROS</text:p>
          </table:table-cell>
        </table:table-row>
        <table:table-row table:style-name="ro1">
          <table:table-cell office:value-type="string" calcext:value-type="string">
            <text:p>http://www.agrolivros.com.br/horticultura/pimentas-capsicum-1.phtml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imentas Capsicum - AGROLIVROS</text:p>
          </table:table-cell>
        </table:table-row>
        <table:table-row table:style-name="ro1">
          <table:table-cell office:value-type="string" calcext:value-type="string">
            <text:p>http://www.agrolivros.com.br/horticultura/nutricao-e-adubacao-de-hortalicas.phtml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Nutrição e Adubação de Hortaliças - AGROLIVROS</text:p>
          </table:table-cell>
        </table:table-row>
        <table:table-row table:style-name="ro1">
          <table:table-cell office:value-type="string" calcext:value-type="string">
            <text:p>http://www.agrolivros.com.br/ecologia-e-meio-ambiente/plantas-doentes-pelo-uso-de-agrotoxicos.phtml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Doentes pelo Uso de Agrotóxicos - AGROLIVROS</text:p>
          </table:table-cell>
        </table:table-row>
        <table:table-row table:style-name="ro1">
          <table:table-cell office:value-type="string" calcext:value-type="string">
            <text:p>http://www.agrolivros.com.br/Culturas/soja-manejo-integrado-de-insetos-e-outros-artropodes-praga.phtml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ja - Manejo Integrado de Insetos e Outros Artrópodes-Praga - AGROLIVROS</text:p>
          </table:table-cell>
        </table:table-row>
        <table:table-row table:style-name="ro1">
          <table:table-cell office:value-type="string" calcext:value-type="string">
            <text:p>http://www.agrolivros.com.br/nutricao-e-tecnologia-de-alimentos/tabela-de-composicao-de-alimentos-suporte-para-decisao-nutricional.phtml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abela de Composição de Alimentos: suporte para decisão nutricional - AGROLIVROS</text:p>
          </table:table-cell>
        </table:table-row>
        <table:table-row table:style-name="ro1">
          <table:table-cell office:value-type="string" calcext:value-type="string">
            <text:p>http://www.agrolivros.com.br/tecnologia-e-engenharia-agricola/operacao-de-arado-reversivel-de-discos-1.phtml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peração de Arado Reversível de Disc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lassificacao-da-aptidao-agricola-das-terras-um-sistema-alternativo.phtml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assificação da Aptidão Agrícola das Terras - Um Sistema alternativ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lassificacao-morfologia-do-solo.phtml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classificacao-morfologia-do-solo</text:p>
          </table:table-cell>
          <table:table-cell office:value-type="string" calcext:value-type="string">
            <text:p>Classificação + Morfologia d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utilizacao-agronomica-de-corretivos-agricolas.phtm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tilização Agronômica de Corretivos Agrícol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usos-e-beneficios-da-coleta-automatica-de-dados-meteorologicos-na-agricultura-1.phtml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sos e Benefícios da Coleta Automática de Dados Meteorológicos na Agricultur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uso-e-manejo-de-irrigacao.phtml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so e Manejo de Irrigaçã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teste-de-produto.phtml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teste de produt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revenda-competitiva-no-agronegocio-a-como-melhorar-sua-rentabilidade-1.phtml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Revenda Competitiva no Agronegócio (A): Como Melhorar sua Rentabilidad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igracao-rural-urbana-agricultura-familiar-e-novas-tecnologias.phtml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gração Rural-Urbana, Agricultura Familiar e Novas Tecnologia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eu-filho-um-dia-tudo-isso-sera-teu-.phtml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u Filho - Um dia tudo isso sera teu <text:s/>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uso-agricola-das-areas-de-afloramento-do-aquifero-guarani-no-brasil-1.phtml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Uso agrícola das áreas de afloramento do Aqüífero Guarani no Brasi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orfologia-do-solo-subsidios-para-caract-e-interpretacao-de-solos-a-campo.phtm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orfologia do Solo - Subsídios para Caract. e Interpretação de Solos a Camp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rincipios-de-geologia-tecnica-modelos-e-teorias.phtml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de Geologia - técnica, modelos e teori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irrigacao.phtm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nual de Irrigação</text:p>
          </table:table-cell>
          <table:table-cell office:value-type="string" calcext:value-type="string">
            <text:p>Manual de Irriga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calagem-e-adubacao-das-principais-culturas.phtm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Calagem e Adubação das Principais Cultur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biologia-dos-solos-tropicais-1.phtml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Biologia dos Solos Tropicai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analises-quimicas-de-solos-plantas-e-fertilizantes-1.phtml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Neste livro são apresentados os métodos de análises químicas para avaliação da fertilidade do solo</text:p>
          </table:table-cell>
          <table:table-cell office:value-type="string" calcext:value-type="string">
            <text:p>Manual de Análises Químicas de Solos, Plantas e Fertilizante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rrigacao-principios-e-metodos.phtm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rrigação - Princípios e Métodos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fertilizantes-organicos-1.phtml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Fertilizantes Orgânicos</text:p>
          </table:table-cell>
          <table:table-cell office:value-type="string" calcext:value-type="string">
            <text:p>Fertilizantes Orgânic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a-ciencia-do-solo-com-nfase-aos-solos-tropicais-1.phtml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nual da Ciência do Solo - com Ênfase aos Solos Tropicais</text:p>
          </table:table-cell>
          <table:table-cell office:value-type="string" calcext:value-type="string">
            <text:p>Manual da Ciência do Solo - com Ênfase aos Solos Tropicai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ejo-ecologico-do-solo-1.phtm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nejo Ecológico do Solo, adubação</text:p>
          </table:table-cell>
          <table:table-cell office:value-type="string" calcext:value-type="string">
            <text:p>Manejo Ecológico d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ejo-da-gua-e-irrigacao-em-propriedades-ecologicas.phtml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ejo da Água e Irrigação - Em Propriedades Ecológ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otassio-na-agricultura-brasileira-1.phtml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otássio na Agricultura Brasileir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lantas-de-cobertura-dos-solos-do-cerrado.phtml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tas de Cobertura dos Solos do Cerrad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lanejamento-e-manejo-da-gua-na-agricultura-irrigada.phtml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ejamento e Manejo da Água na Agricultura Irrigad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lanejamento-de-irrigacao-analise-de-decisao-de-investimento.phtm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ejamento de Irrigação - Análise de Decisão de Investiment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edologia-aplicada-1.phtml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dologia Aplicad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eteorologia-basica-e-aplicacoes-1.phtml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eteorologia-basica-e-aplicacoes-1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procedimentos-de-coleta-de-amostras-em-reas-agricolas-para-analise-da-qualidade-ambiental-1.phtml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Procedimentos de Coleta de Amostras em Áreas Agrícolas para Análise da Qualidade Ambienta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nutricao-mineral-de-plantas.phtm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Nutrição Mineral de Plant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manual-de-morfologia-e-classificacao-de-solos.phtml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Morfologia e Classificação de Sol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olos-e-fertilidade-do-solo-1.phtml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los e Fertilidade d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olo-substrato-da-vida-1.pht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olo - Substrato da Vid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istemas-brasileiro-de-classificacao-de-solos.phtml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s Brasileiro de Classificação de Sol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istema-de-informacoes-geograficas.phtml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 de Informações Geográfic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istema-brasileiro-de-classificacao-de-solos.phtml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istema Brasileiro de Classificação de Sol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sensoriamento-remoto-principios-e-aplicacoes.phtml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Sensoriamento Remoto - Princípios e Aplicaçõe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principios-e-praticas-da-ciencia-do-solo-1.phtml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rincípios e Práticas da Ciência do Sol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arketing-rural-como-se-comunicar-com-o-homem-que-fala-com-deus-1.phtm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keting Rural - Como se comunicar com o homem que fala com Deu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arketing-e-estrategia-em-agronegocios-e-alimentos-1.phtml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keting e Estratégia em Agronegócios e Alimentos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inhocultura.phtml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nhocultur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icrorganismos-e-agrobiodiversidade-1.phtm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icrorganismos e Agrobiodiversidade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metodos-alternativos-de-controle-fitossanitario-1.phtm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étodos Alternativos de Controle Fitossanitári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barragens-de-terra-de-pequeno-porte.phtml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arragens de Terra de Pequeno Porte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nalise-de-tensoes-e-deformacoes-em-solos.phtml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Análise de Tensões e Deformações em Solos</text:p>
          </table:table-cell>
          <table:table-cell office:value-type="string" calcext:value-type="string">
            <text:p>Análise de Tensões e Deformações em Sol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dubacao-verde-e-rotacao-de-culturas.phtml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ubação Verde e Rotação de Cultur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dubacao-fosfatada-no-brasil.phtm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ubação Fosfatada no Brasi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onservacao-de-solo-e-gua-praticas-mecanicas-para-o-controle-da-erosao-hidrica.phtm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Conservação de Solo e Água - Práticas Mecânicas Para o Controle da Erosão Hídrica</text:p>
          </table:table-cell>
          <table:table-cell office:value-type="string" calcext:value-type="string">
            <text:p>Conservação de Solo e Água - Práticas Mecânicas Para o Controle da Erosão Hídric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nstalacoes-de-bombeamento-para-irrigacao-hidraulica-e-consumo-de-energia.phtml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Instalações de Bombeamento para Irrigação - Hidráulica e Consumo de Energi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geossistemas-uma-introducao-a-geografia-fisica.phtml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ossistemas - uma introdução á geografia fisica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ompactacao-dos-solos-fundamentos-teoricos-e-praticos.phtml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mpactação dos Solos - Fundamentos Teóricos e Prátic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lima-e-recursos-hidricos-no-brasil-1.phtml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lima e Recursos Hídricos no Brasi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errado-correcao-do-solo-e-adubacao.phtml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rrado: Correção do solo e aduba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errado-adubacao-verde.phtml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errado - Adubação Verde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biologia-dos-solos-dos-cerrados-1.p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logia dos Solos dos Cerrado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fundamentos-de-quimica-do-solo.phtml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Química d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fisica-do-solo-1.phtml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ísica d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fertirrigacao-em-fruteiras-tropicais-2-edicao.phtml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ertirrigação em Fruteiras Tropicais - 2° Edi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dimensionamento-de-pequenas-barragens-para-irrigacao.phtml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imensionamento de Pequenas Barragens para Irriga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craig-mecanica-dos-solos-7-edicao.phtml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RAIG - Mecânica dos Solos - 7ª Ediçã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infiltracao-da-gua-no-solo.phtml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Infiltração da Água no Solo</text:p>
          </table:table-cell>
          <table:table-cell office:value-type="string" calcext:value-type="string">
            <text:p>Infiltração da Água no Solo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erosao-e-conservacao-dos-solos-conceitos-temas-e-aplicacoes.phtml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rosão e Conservação dos Solos - Conceitos, Temas e Aplicaçõe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elementos-da-natureza-e-propriedades-dos-solos-.phtml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lementos da Natureza e Propriedades dos Solos <text:s/>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bc-da-analise-de-solos-e-folhas.phtml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BC da Análise de Solos e Folha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-irrigacao-e-a-relacao-solo-planta-atmosfera.phtml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 Irrigação e a Relação Solo-Planta-Atmosfer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performance-um-metodo-de-planejamento-e-gestao-estrategica-para-empreendimentos-agro-visando-alta-performance.phtm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GROPERFORMANCE: Um Método de Planejamento e Gestão Estratégica para Empreendimentos Agro Visando Alta Performance</text:p>
          </table:table-cell>
          <table:table-cell office:value-type="string" calcext:value-type="string">
            <text:p>AGROPERFORMANCE: Um Método de Planejamento e Gestão Estratégica para Empreendimentos Agro Visando Alta Performanc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negocios-gestao-e-inovacao.phtm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negócios Gestão e Inovaçã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negocios-e-desenvolvimento-sustentavel-1.phtml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negócios e Desenvolvimento Sustentáve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negocio-no-mercosul-uma-agenda-para-o-desenvolvimento-1.phtml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negócio no Mercosul: Uma Agenda para o Desenvolviment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negocio-1.phtml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negóci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distribuidor-o-futuro-da-distribuicao-de-insumos-no-brasil.phtm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DISTRIBUIDOR: O Futuro da Distribuição de Insumos no Brasi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o-campeoes.phtm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O Campeõe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gricultura-integrada-inserindo-pequenos-produtores-de-maneira-sustentavel-em-modernas-cadeias-produtivas-1.phtml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ICULTURA INTEGRADA: Inserindo Pequenos Produtores de Maneira Sustentável em Modernas Cadeias Produtiva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dministracao-rural-a-nivel-de-fazendeiro.phtm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ministração Rural a Nível de Fazendeir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arketing-da-terra-1.phtml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rketing da Terr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do-rural-invisivel-ao-rural-que-se-reconhce.phtml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Do Rural Invisível ao Rural que se Reconhc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ooperativas-de-trabalho-1.phtml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Cooperativas de Trabalho</text:p>
          </table:table-cell>
          <table:table-cell office:value-type="string" calcext:value-type="string">
            <text:p>Cooperativas de Trabalho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ontabilidade-ambiental-ferramenta-para-a-gestao-de-sustentabilidade.phtml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AMBIENTAL: Ferramenta para a Gestão de Sustentabilidad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ontabilidade-ambiental-mensuracao-evidenciacao-e-transparencia.phtml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ontabilidade Ambiental - Mensuração, Evidenciação e Transparênci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aminhos-da-agricultura-brasileira-1.phtm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minhos da Agricultura Brasileir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caminhos-para-a-citricultura-uma-agenda-para-manter-a-lideranca-mundial-1.phtml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AMINHOS PARA A CITRICULTURA: Uma Agenda para Manter a Liderança Mundia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manual-de-gestao-de-cooperativas-uma-abordagem-pratica.phtml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Manual de Gestão de Cooperativas: Uma Abordagem Prátic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gestao-rural.phtm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Rura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gestao-agroindustrial-volume-2.phtml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groindustrial - Volume 2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gestao-agroindustrial-volume-1.phtml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Gestão Agroindustrial - Volume 1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fundamentos-de-agronegocios.phtml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Agronegócios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estrategias-para-a-cana-no-brasil-1.phtml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para a Cana no Brasi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dministracao-rural-teoria-e-pratica.phtml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ministração Rural - Teoria e Prática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administracao-para-nao-administradores.phtm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ministração para não Administradores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biodiversidade-do-solo-em-ecossistemas-brasileiros-1.phtml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Biodiversidade do Solo em Ecossistemas Brasileiros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limentos-organicos-producao-tecnologia-e-certificacao.phtml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Orgânicos - Produção, Tecnologia e Certificação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limentos-organicos-ampliando-os-conceitos-de-saude-humana-ambiental-e-social.phtml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limentos Orgânicos - Ampliando os Conceitos de Saúde Humana, Ambiental e Social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agricultura-sustentavel-manual-do-produtor-rural-1.phtm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gricultura Sustentável - Manual do Produtor Rural - AGROLIVROS</text:p>
          </table:table-cell>
        </table:table-row>
        <table:table-row table:style-name="ro1">
          <table:table-cell office:value-type="string" calcext:value-type="string">
            <text:p>http://www.agrolivros.com.br/adubacao-irrigacao-e-solos/adubacao-na-agricultura-ecologica.phtml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Adubação na Agricultura Ecológica - AGROLIVROS</text:p>
          </table:table-cell>
        </table:table-row>
        <table:table-row table:style-name="ro1">
          <table:table-cell office:value-type="string" calcext:value-type="string">
            <text:p>http://www.agrolivros.com.br/agricultura-organica-e-sustentavel/cultivo-organico-de-tomate.phtml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Cultivo Orgânico de Tomate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estrategias-para-a-laranja-no-brasil-1.phtm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para a Laranja no Brasil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estrategias-para-o-leite-no-brasil-1.phtm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para o Leite no Brasil - AGROLIVROS</text:p>
          </table:table-cell>
        </table:table-row>
        <table:table-row table:style-name="ro1">
          <table:table-cell office:value-type="string" calcext:value-type="string">
            <text:p>http://www.agrolivros.com.br/administracao-e-marketing-rural-livro/estrategias-para-o-trigo-no-brasil-1.phtm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Estratégias para o Trigo no Brasil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fundamentos-de-economia-rural-1.phtml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Fundamentos de Economia Rural, administração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o-mst-e-os-assentamentos-de-reforma-agraria-a-construcao-de-espacos-sociais-modelares.phtm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MST e Os Assentamentos de Reforma Agrária: a construção de espaços sociais modelares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o-novo-rural-brasileiro-vol-5-1.phtml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O Novo Rural Brasileiro - Vol. 5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planejamento-e-desenvolvimento-dos-territorios-rurais-1.phtml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lanejamento e Desenvolvimento dos Territórios Rurais - AGROLIVROS</text:p>
          </table:table-cell>
        </table:table-row>
        <table:table-row table:style-name="ro1">
          <table:table-cell office:value-type="string" calcext:value-type="string">
            <text:p>http://www.agrolivros.com.br/Economia-e-Contabilidade-Rural/pesquisa-operacional-tecnicas-de-otimizacao-aplicadas-a-sistemas-agroindustriais.phtm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specializada em Livros Ciências Agrária</text:p>
          </table:table-cell>
          <table:table-cell office:value-type="string" calcext:value-type="string">
            <text:p>Pesquisa Operacional: Técnicas de Otimização Aplicadas a Sistemas Agroindustriais - AGROLIV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22:33:08.8230305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23:29:04.603049831</dc:date>
    <meta:generator>LibreOffice/4.2.3.3$Linux_x86 LibreOffice_project/420m0$Build-3</meta:generator>
    <meta:editing-duration>P0D</meta:editing-duration>
    <meta:editing-cycles>1</meta:editing-cycles>
    <meta:document-statistic meta:table-count="1" meta:cell-count="4888" meta:object-count="0"/>
  </office:meta>
</office:document-meta>
</file>